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ge-kutta" table:style-name="ta1">
        <table:shapes>
          <draw:frame draw:z-index="0" draw:style-name="gr1" draw:text-style-name="P1" svg:width="7.235in" svg:height="5.5949in" svg:x="0.4331in" svg:y="0.0417in">
            <draw:object draw:notify-on-update-of-ranges="'runge-kutta'.A1:'runge-kutta'.A1 'runge-kutta'.A2:'runge-kutta'.A366 'runge-kutta'.B1:'runge-kutta'.B1 'runge-kutta'.B2:'runge-kutta'.B366 'runge-kutta'.C1:'runge-kutta'.C1 'runge-kutta'.C2:'runge-kutta'.C366 'runge-kutta'.D1:'runge-kutta'.D1 'runge-kutta'.D2:'runge-kutta'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998.563" calcext:value-type="float">
            <text:p>998.563</text:p>
          </table:table-cell>
          <table:table-cell office:value-type="float" office:value="0.0546049" calcext:value-type="float">
            <text:p>0.0546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0949" calcext:value-type="float">
            <text:p>1.90949</text:p>
          </table:table-cell>
          <table:table-cell office:value-type="float" office:value="997.961" calcext:value-type="float">
            <text:p>997.961</text:p>
          </table:table-cell>
          <table:table-cell office:value-type="float" office:value="0.129942" calcext:value-type="float">
            <text:p>0.1299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3779" calcext:value-type="float">
            <text:p>2.63779</text:p>
          </table:table-cell>
          <table:table-cell office:value-type="float" office:value="997.128" calcext:value-type="float">
            <text:p>997.128</text:p>
          </table:table-cell>
          <table:table-cell office:value-type="float" office:value="0.233909" calcext:value-type="float">
            <text:p>0.2339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64275" calcext:value-type="float">
            <text:p>3.64275</text:p>
          </table:table-cell>
          <table:table-cell office:value-type="float" office:value="995.98" calcext:value-type="float">
            <text:p>995.98</text:p>
          </table:table-cell>
          <table:table-cell office:value-type="float" office:value="0.377397" calcext:value-type="float">
            <text:p>0.3773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0284" calcext:value-type="float">
            <text:p>5.0284</text:p>
          </table:table-cell>
          <table:table-cell office:value-type="float" office:value="994.396" calcext:value-type="float">
            <text:p>994.396</text:p>
          </table:table-cell>
          <table:table-cell office:value-type="float" office:value="0.575408" calcext:value-type="float">
            <text:p>0.575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3702" calcext:value-type="float">
            <text:p>6.93702</text:p>
          </table:table-cell>
          <table:table-cell office:value-type="float" office:value="992.214" calcext:value-type="float">
            <text:p>992.214</text:p>
          </table:table-cell>
          <table:table-cell office:value-type="float" office:value="0.848573" calcext:value-type="float">
            <text:p>0.8485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.56223" calcext:value-type="float">
            <text:p>9.56223</text:p>
          </table:table-cell>
          <table:table-cell office:value-type="float" office:value="989.213" calcext:value-type="float">
            <text:p>989.213</text:p>
          </table:table-cell>
          <table:table-cell office:value-type="float" office:value="1.22521" calcext:value-type="float">
            <text:p>1.225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.1661" calcext:value-type="float">
            <text:p>13.1661</text:p>
          </table:table-cell>
          <table:table-cell office:value-type="float" office:value="985.09" calcext:value-type="float">
            <text:p>985.09</text:p>
          </table:table-cell>
          <table:table-cell office:value-type="float" office:value="1.7441" calcext:value-type="float">
            <text:p>1.74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.1001" calcext:value-type="float">
            <text:p>18.1001</text:p>
          </table:table-cell>
          <table:table-cell office:value-type="float" office:value="979.442" calcext:value-type="float">
            <text:p>979.442</text:p>
          </table:table-cell>
          <table:table-cell office:value-type="float" office:value="2.45812" calcext:value-type="float">
            <text:p>2.45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8304" calcext:value-type="float">
            <text:p>24.8304</text:p>
          </table:table-cell>
          <table:table-cell office:value-type="float" office:value="971.731" calcext:value-type="float">
            <text:p>971.731</text:p>
          </table:table-cell>
          <table:table-cell office:value-type="float" office:value="3.43899" calcext:value-type="float">
            <text:p>3.438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3.9648" calcext:value-type="float">
            <text:p>33.9648</text:p>
          </table:table-cell>
          <table:table-cell office:value-type="float" office:value="961.252" calcext:value-type="float">
            <text:p>961.252</text:p>
          </table:table-cell>
          <table:table-cell office:value-type="float" office:value="4.78335" calcext:value-type="float">
            <text:p>4.7833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6.2771" calcext:value-type="float">
            <text:p>46.2771</text:p>
          </table:table-cell>
          <table:table-cell office:value-type="float" office:value="947.103" calcext:value-type="float">
            <text:p>947.103</text:p>
          </table:table-cell>
          <table:table-cell office:value-type="float" office:value="6.62006" calcext:value-type="float">
            <text:p>6.620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2.7186" calcext:value-type="float">
            <text:p>62.7186</text:p>
          </table:table-cell>
          <table:table-cell office:value-type="float" office:value="928.163" calcext:value-type="float">
            <text:p>928.163</text:p>
          </table:table-cell>
          <table:table-cell office:value-type="float" office:value="9.11864" calcext:value-type="float">
            <text:p>9.118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4.3997" calcext:value-type="float">
            <text:p>84.3997</text:p>
          </table:table-cell>
          <table:table-cell office:value-type="float" office:value="903.102" calcext:value-type="float">
            <text:p>903.102</text:p>
          </table:table-cell>
          <table:table-cell office:value-type="float" office:value="12.4979" calcext:value-type="float">
            <text:p>12.49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2.513" calcext:value-type="float">
            <text:p>112.513</text:p>
          </table:table-cell>
          <table:table-cell office:value-type="float" office:value="870.454" calcext:value-type="float">
            <text:p>870.454</text:p>
          </table:table-cell>
          <table:table-cell office:value-type="float" office:value="17.0328" calcext:value-type="float">
            <text:p>17.032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8.168" calcext:value-type="float">
            <text:p>148.168</text:p>
          </table:table-cell>
          <table:table-cell office:value-type="float" office:value="828.775" calcext:value-type="float">
            <text:p>828.775</text:p>
          </table:table-cell>
          <table:table-cell office:value-type="float" office:value="23.057" calcext:value-type="float">
            <text:p>23.0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92.1" calcext:value-type="float">
            <text:p>192.1</text:p>
          </table:table-cell>
          <table:table-cell office:value-type="float" office:value="776.945" calcext:value-type="float">
            <text:p>776.945</text:p>
          </table:table-cell>
          <table:table-cell office:value-type="float" office:value="30.9544" calcext:value-type="float">
            <text:p>30.954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14.587" calcext:value-type="float">
            <text:p>714.587</text:p>
          </table:table-cell>
          <table:table-cell office:value-type="float" office:value="41.1359" calcext:value-type="float">
            <text:p>41.135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3.47" calcext:value-type="float">
            <text:p>303.47</text:p>
          </table:table-cell>
          <table:table-cell office:value-type="float" office:value="642.534" calcext:value-type="float">
            <text:p>642.534</text:p>
          </table:table-cell>
          <table:table-cell office:value-type="float" office:value="53.9954" calcext:value-type="float">
            <text:p>53.9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.003" calcext:value-type="float">
            <text:p>367.003</text:p>
          </table:table-cell>
          <table:table-cell office:value-type="float" office:value="563.151" calcext:value-type="float">
            <text:p>563.151</text:p>
          </table:table-cell>
          <table:table-cell office:value-type="float" office:value="69.8463" calcext:value-type="float">
            <text:p>69.846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30.89" calcext:value-type="float">
            <text:p>430.89</text:p>
          </table:table-cell>
          <table:table-cell office:value-type="float" office:value="480.261" calcext:value-type="float">
            <text:p>480.261</text:p>
          </table:table-cell>
          <table:table-cell office:value-type="float" office:value="88.8496" calcext:value-type="float">
            <text:p>88.849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0.507" calcext:value-type="float">
            <text:p>490.507</text:p>
          </table:table-cell>
          <table:table-cell office:value-type="float" office:value="398.536" calcext:value-type="float">
            <text:p>398.536</text:p>
          </table:table-cell>
          <table:table-cell office:value-type="float" office:value="110.957" calcext:value-type="float">
            <text:p>110.9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41.624" calcext:value-type="float">
            <text:p>541.624</text:p>
          </table:table-cell>
          <table:table-cell office:value-type="float" office:value="322.483" calcext:value-type="float">
            <text:p>322.483</text:p>
          </table:table-cell>
          <table:table-cell office:value-type="float" office:value="135.893" calcext:value-type="float">
            <text:p>135.89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1.349" calcext:value-type="float">
            <text:p>581.349</text:p>
          </table:table-cell>
          <table:table-cell office:value-type="float" office:value="255.465" calcext:value-type="float">
            <text:p>255.465</text:p>
          </table:table-cell>
          <table:table-cell office:value-type="float" office:value="163.187" calcext:value-type="float">
            <text:p>163.18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8.575" calcext:value-type="float">
            <text:p>608.57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92.245" calcext:value-type="float">
            <text:p>192.2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23.815" calcext:value-type="float">
            <text:p>623.815</text:p>
          </table:table-cell>
          <table:table-cell office:value-type="float" office:value="153.741" calcext:value-type="float">
            <text:p>153.741</text:p>
          </table:table-cell>
          <table:table-cell office:value-type="float" office:value="222.445" calcext:value-type="float">
            <text:p>222.44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28.647" calcext:value-type="float">
            <text:p>628.647</text:p>
          </table:table-cell>
          <table:table-cell office:value-type="float" office:value="118.15" calcext:value-type="float">
            <text:p>118.15</text:p>
          </table:table-cell>
          <table:table-cell office:value-type="float" office:value="253.202" calcext:value-type="float">
            <text:p>253.20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25.111" calcext:value-type="float">
            <text:p>625.111</text:p>
          </table:table-cell>
          <table:table-cell office:value-type="float" office:value="90.8664" calcext:value-type="float">
            <text:p>90.8664</text:p>
          </table:table-cell>
          <table:table-cell office:value-type="float" office:value="284.022" calcext:value-type="float">
            <text:p>284.0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15.247" calcext:value-type="float">
            <text:p>615.247</text:p>
          </table:table-cell>
          <table:table-cell office:value-type="float" office:value="70.2399" calcext:value-type="float">
            <text:p>70.2399</text:p>
          </table:table-cell>
          <table:table-cell office:value-type="float" office:value="314.513" calcext:value-type="float">
            <text:p>314.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.846" calcext:value-type="float">
            <text:p>600.846</text:p>
          </table:table-cell>
          <table:table-cell office:value-type="float" office:value="54.7717" calcext:value-type="float">
            <text:p>54.7717</text:p>
          </table:table-cell>
          <table:table-cell office:value-type="float" office:value="344.382" calcext:value-type="float">
            <text:p>344.38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83.361" calcext:value-type="float">
            <text:p>583.361</text:p>
          </table:table-cell>
          <table:table-cell office:value-type="float" office:value="43.2154" calcext:value-type="float">
            <text:p>43.2154</text:p>
          </table:table-cell>
          <table:table-cell office:value-type="float" office:value="373.424" calcext:value-type="float">
            <text:p>373.42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63.909" calcext:value-type="float">
            <text:p>563.909</text:p>
          </table:table-cell>
          <table:table-cell office:value-type="float" office:value="34.59" calcext:value-type="float">
            <text:p>34.59</text:p>
          </table:table-cell>
          <table:table-cell office:value-type="float" office:value="401.501" calcext:value-type="float">
            <text:p>401.50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43.324" calcext:value-type="float">
            <text:p>543.324</text:p>
          </table:table-cell>
          <table:table-cell office:value-type="float" office:value="28.1483" calcext:value-type="float">
            <text:p>28.1483</text:p>
          </table:table-cell>
          <table:table-cell office:value-type="float" office:value="428.527" calcext:value-type="float">
            <text:p>428.52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22.21" calcext:value-type="float">
            <text:p>522.21</text:p>
          </table:table-cell>
          <table:table-cell office:value-type="float" office:value="23.3323" calcext:value-type="float">
            <text:p>23.3323</text:p>
          </table:table-cell>
          <table:table-cell office:value-type="float" office:value="454.458" calcext:value-type="float">
            <text:p>454.4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00.997" calcext:value-type="float">
            <text:p>500.997</text:p>
          </table:table-cell>
          <table:table-cell office:value-type="float" office:value="19.7299" calcext:value-type="float">
            <text:p>19.7299</text:p>
          </table:table-cell>
          <table:table-cell office:value-type="float" office:value="479.273" calcext:value-type="float">
            <text:p>479.27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79.986" calcext:value-type="float">
            <text:p>479.986</text:p>
          </table:table-cell>
          <table:table-cell office:value-type="float" office:value="17.038" calcext:value-type="float">
            <text:p>17.038</text:p>
          </table:table-cell>
          <table:table-cell office:value-type="float" office:value="502.976" calcext:value-type="float">
            <text:p>502.97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59.385" calcext:value-type="float">
            <text:p>459.385</text:p>
          </table:table-cell>
          <table:table-cell office:value-type="float" office:value="15.0339" calcext:value-type="float">
            <text:p>15.0339</text:p>
          </table:table-cell>
          <table:table-cell office:value-type="float" office:value="525.581" calcext:value-type="float">
            <text:p>525.58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39.333" calcext:value-type="float">
            <text:p>439.333</text:p>
          </table:table-cell>
          <table:table-cell office:value-type="float" office:value="13.5537" calcext:value-type="float">
            <text:p>13.5537</text:p>
          </table:table-cell>
          <table:table-cell office:value-type="float" office:value="547.113" calcext:value-type="float">
            <text:p>547.11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19.921" calcext:value-type="float">
            <text:p>419.921</text:p>
          </table:table-cell>
          <table:table-cell office:value-type="float" office:value="12.4759" calcext:value-type="float">
            <text:p>12.4759</text:p>
          </table:table-cell>
          <table:table-cell office:value-type="float" office:value="567.603" calcext:value-type="float">
            <text:p>567.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.203" calcext:value-type="float">
            <text:p>401.203</text:p>
          </table:table-cell>
          <table:table-cell office:value-type="float" office:value="11.7106" calcext:value-type="float">
            <text:p>11.7106</text:p>
          </table:table-cell>
          <table:table-cell office:value-type="float" office:value="587.087" calcext:value-type="float">
            <text:p>587.08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83.209" calcext:value-type="float">
            <text:p>383.209</text:p>
          </table:table-cell>
          <table:table-cell office:value-type="float" office:value="11.1902" calcext:value-type="float">
            <text:p>11.1902</text:p>
          </table:table-cell>
          <table:table-cell office:value-type="float" office:value="605.601" calcext:value-type="float">
            <text:p>605.6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65.952" calcext:value-type="float">
            <text:p>365.952</text:p>
          </table:table-cell>
          <table:table-cell office:value-type="float" office:value="10.8639" calcext:value-type="float">
            <text:p>10.8639</text:p>
          </table:table-cell>
          <table:table-cell office:value-type="float" office:value="623.184" calcext:value-type="float">
            <text:p>623.18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49.431" calcext:value-type="float">
            <text:p>349.431</text:p>
          </table:table-cell>
          <table:table-cell office:value-type="float" office:value="10.6933" calcext:value-type="float">
            <text:p>10.6933</text:p>
          </table:table-cell>
          <table:table-cell office:value-type="float" office:value="639.875" calcext:value-type="float">
            <text:p>639.8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33.638" calcext:value-type="float">
            <text:p>333.638</text:p>
          </table:table-cell>
          <table:table-cell office:value-type="float" office:value="10.649" calcext:value-type="float">
            <text:p>10.649</text:p>
          </table:table-cell>
          <table:table-cell office:value-type="float" office:value="655.713" calcext:value-type="float">
            <text:p>655.71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18.556" calcext:value-type="float">
            <text:p>318.556</text:p>
          </table:table-cell>
          <table:table-cell office:value-type="float" office:value="10.7084" calcext:value-type="float">
            <text:p>10.7084</text:p>
          </table:table-cell>
          <table:table-cell office:value-type="float" office:value="670.736" calcext:value-type="float">
            <text:p>670.73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04.166" calcext:value-type="float">
            <text:p>304.166</text:p>
          </table:table-cell>
          <table:table-cell office:value-type="float" office:value="10.854" calcext:value-type="float">
            <text:p>10.854</text:p>
          </table:table-cell>
          <table:table-cell office:value-type="float" office:value="684.98" calcext:value-type="float">
            <text:p>684.9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90.446" calcext:value-type="float">
            <text:p>290.446</text:p>
          </table:table-cell>
          <table:table-cell office:value-type="float" office:value="11.0721" calcext:value-type="float">
            <text:p>11.0721</text:p>
          </table:table-cell>
          <table:table-cell office:value-type="float" office:value="698.482" calcext:value-type="float">
            <text:p>698.48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77.371" calcext:value-type="float">
            <text:p>277.371</text:p>
          </table:table-cell>
          <table:table-cell office:value-type="float" office:value="11.352" calcext:value-type="float">
            <text:p>11.352</text:p>
          </table:table-cell>
          <table:table-cell office:value-type="float" office:value="711.277" calcext:value-type="float">
            <text:p>711.27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64.916" calcext:value-type="float">
            <text:p>264.916</text:p>
          </table:table-cell>
          <table:table-cell office:value-type="float" office:value="11.6854" calcext:value-type="float">
            <text:p>11.6854</text:p>
          </table:table-cell>
          <table:table-cell office:value-type="float" office:value="723.398" calcext:value-type="float">
            <text:p>723.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.057" calcext:value-type="float">
            <text:p>253.057</text:p>
          </table:table-cell>
          <table:table-cell office:value-type="float" office:value="12.0654" calcext:value-type="float">
            <text:p>12.0654</text:p>
          </table:table-cell>
          <table:table-cell office:value-type="float" office:value="734.878" calcext:value-type="float">
            <text:p>734.87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41.767" calcext:value-type="float">
            <text:p>241.767</text:p>
          </table:table-cell>
          <table:table-cell office:value-type="float" office:value="12.4867" calcext:value-type="float">
            <text:p>12.4867</text:p>
          </table:table-cell>
          <table:table-cell office:value-type="float" office:value="745.746" calcext:value-type="float">
            <text:p>745.74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31.021" calcext:value-type="float">
            <text:p>231.021</text:p>
          </table:table-cell>
          <table:table-cell office:value-type="float" office:value="12.9448" calcext:value-type="float">
            <text:p>12.9448</text:p>
          </table:table-cell>
          <table:table-cell office:value-type="float" office:value="756.034" calcext:value-type="float">
            <text:p>756.03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20.796" calcext:value-type="float">
            <text:p>220.796</text:p>
          </table:table-cell>
          <table:table-cell office:value-type="float" office:value="13.4364" calcext:value-type="float">
            <text:p>13.4364</text:p>
          </table:table-cell>
          <table:table-cell office:value-type="float" office:value="765.768" calcext:value-type="float">
            <text:p>765.76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774.976" calcext:value-type="float">
            <text:p>774.97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01.808" calcext:value-type="float">
            <text:p>201.808</text:p>
          </table:table-cell>
          <table:table-cell office:value-type="float" office:value="14.5087" calcext:value-type="float">
            <text:p>14.5087</text:p>
          </table:table-cell>
          <table:table-cell office:value-type="float" office:value="783.683" calcext:value-type="float">
            <text:p>783.68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93.001" calcext:value-type="float">
            <text:p>193.001</text:p>
          </table:table-cell>
          <table:table-cell office:value-type="float" office:value="15.0851" calcext:value-type="float">
            <text:p>15.0851</text:p>
          </table:table-cell>
          <table:table-cell office:value-type="float" office:value="791.914" calcext:value-type="float">
            <text:p>791.91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15.686" calcext:value-type="float">
            <text:p>15.686</text:p>
          </table:table-cell>
          <table:table-cell office:value-type="float" office:value="799.693" calcext:value-type="float">
            <text:p>799.69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6.65" calcext:value-type="float">
            <text:p>176.65</text:p>
          </table:table-cell>
          <table:table-cell office:value-type="float" office:value="16.3101" calcext:value-type="float">
            <text:p>16.3101</text:p>
          </table:table-cell>
          <table:table-cell office:value-type="float" office:value="807.04" calcext:value-type="float">
            <text:p>807.0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9.066" calcext:value-type="float">
            <text:p>169.066</text:p>
          </table:table-cell>
          <table:table-cell office:value-type="float" office:value="16.9562" calcext:value-type="float">
            <text:p>16.9562</text:p>
          </table:table-cell>
          <table:table-cell office:value-type="float" office:value="813.978" calcext:value-type="float">
            <text:p>813.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.851" calcext:value-type="float">
            <text:p>161.851</text:p>
          </table:table-cell>
          <table:table-cell office:value-type="float" office:value="17.6232" calcext:value-type="float">
            <text:p>17.6232</text:p>
          </table:table-cell>
          <table:table-cell office:value-type="float" office:value="820.526" calcext:value-type="float">
            <text:p>820.52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54.986" calcext:value-type="float">
            <text:p>154.986</text:p>
          </table:table-cell>
          <table:table-cell office:value-type="float" office:value="18.3103" calcext:value-type="float">
            <text:p>18.3103</text:p>
          </table:table-cell>
          <table:table-cell office:value-type="float" office:value="826.704" calcext:value-type="float">
            <text:p>826.7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8.454" calcext:value-type="float">
            <text:p>148.454</text:p>
          </table:table-cell>
          <table:table-cell office:value-type="float" office:value="19.0168" calcext:value-type="float">
            <text:p>19.0168</text:p>
          </table:table-cell>
          <table:table-cell office:value-type="float" office:value="832.529" calcext:value-type="float">
            <text:p>832.52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42.24" calcext:value-type="float">
            <text:p>142.24</text:p>
          </table:table-cell>
          <table:table-cell office:value-type="float" office:value="19.7419" calcext:value-type="float">
            <text:p>19.7419</text:p>
          </table:table-cell>
          <table:table-cell office:value-type="float" office:value="838.019" calcext:value-type="float">
            <text:p>838.01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36.325" calcext:value-type="float">
            <text:p>136.325</text:p>
          </table:table-cell>
          <table:table-cell office:value-type="float" office:value="20.4852" calcext:value-type="float">
            <text:p>20.4852</text:p>
          </table:table-cell>
          <table:table-cell office:value-type="float" office:value="843.189" calcext:value-type="float">
            <text:p>843.1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0.697" calcext:value-type="float">
            <text:p>130.697</text:p>
          </table:table-cell>
          <table:table-cell office:value-type="float" office:value="21.2459" calcext:value-type="float">
            <text:p>21.2459</text:p>
          </table:table-cell>
          <table:table-cell office:value-type="float" office:value="848.057" calcext:value-type="float">
            <text:p>848.05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5.34" calcext:value-type="float">
            <text:p>125.34</text:p>
          </table:table-cell>
          <table:table-cell office:value-type="float" office:value="22.0237" calcext:value-type="float">
            <text:p>22.0237</text:p>
          </table:table-cell>
          <table:table-cell office:value-type="float" office:value="852.636" calcext:value-type="float">
            <text:p>852.63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0.241" calcext:value-type="float">
            <text:p>120.241</text:p>
          </table:table-cell>
          <table:table-cell office:value-type="float" office:value="22.8181" calcext:value-type="float">
            <text:p>22.8181</text:p>
          </table:table-cell>
          <table:table-cell office:value-type="float" office:value="856.941" calcext:value-type="float">
            <text:p>856.94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15.388" calcext:value-type="float">
            <text:p>115.388</text:p>
          </table:table-cell>
          <table:table-cell office:value-type="float" office:value="23.6287" calcext:value-type="float">
            <text:p>23.6287</text:p>
          </table:table-cell>
          <table:table-cell office:value-type="float" office:value="860.984" calcext:value-type="float">
            <text:p>860.98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10.766" calcext:value-type="float">
            <text:p>110.766</text:p>
          </table:table-cell>
          <table:table-cell office:value-type="float" office:value="24.4551" calcext:value-type="float">
            <text:p>24.4551</text:p>
          </table:table-cell>
          <table:table-cell office:value-type="float" office:value="864.778" calcext:value-type="float">
            <text:p>864.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.366" calcext:value-type="float">
            <text:p>106.366</text:p>
          </table:table-cell>
          <table:table-cell office:value-type="float" office:value="25.2968" calcext:value-type="float">
            <text:p>25.2968</text:p>
          </table:table-cell>
          <table:table-cell office:value-type="float" office:value="868.337" calcext:value-type="float">
            <text:p>868.33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02.177" calcext:value-type="float">
            <text:p>102.177</text:p>
          </table:table-cell>
          <table:table-cell office:value-type="float" office:value="26.1536" calcext:value-type="float">
            <text:p>26.1536</text:p>
          </table:table-cell>
          <table:table-cell office:value-type="float" office:value="871.67" calcext:value-type="float">
            <text:p>871.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1861" calcext:value-type="float">
            <text:p>98.1861</text:p>
          </table:table-cell>
          <table:table-cell office:value-type="float" office:value="27.0252" calcext:value-type="float">
            <text:p>27.0252</text:p>
          </table:table-cell>
          <table:table-cell office:value-type="float" office:value="874.789" calcext:value-type="float">
            <text:p>874.78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4.3852" calcext:value-type="float">
            <text:p>94.3852</text:p>
          </table:table-cell>
          <table:table-cell office:value-type="float" office:value="27.911" calcext:value-type="float">
            <text:p>27.911</text:p>
          </table:table-cell>
          <table:table-cell office:value-type="float" office:value="877.704" calcext:value-type="float">
            <text:p>877.7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0.7644" calcext:value-type="float">
            <text:p>90.7644</text:p>
          </table:table-cell>
          <table:table-cell office:value-type="float" office:value="28.811" calcext:value-type="float">
            <text:p>28.811</text:p>
          </table:table-cell>
          <table:table-cell office:value-type="float" office:value="880.425" calcext:value-type="float">
            <text:p>880.4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7.3146" calcext:value-type="float">
            <text:p>87.3146</text:p>
          </table:table-cell>
          <table:table-cell office:value-type="float" office:value="29.7246" calcext:value-type="float">
            <text:p>29.7246</text:p>
          </table:table-cell>
          <table:table-cell office:value-type="float" office:value="882.961" calcext:value-type="float">
            <text:p>882.96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4.0273" calcext:value-type="float">
            <text:p>84.0273</text:p>
          </table:table-cell>
          <table:table-cell office:value-type="float" office:value="30.6517" calcext:value-type="float">
            <text:p>30.6517</text:p>
          </table:table-cell>
          <table:table-cell office:value-type="float" office:value="885.321" calcext:value-type="float">
            <text:p>885.32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80.8945" calcext:value-type="float">
            <text:p>80.8945</text:p>
          </table:table-cell>
          <table:table-cell office:value-type="float" office:value="31.5918" calcext:value-type="float">
            <text:p>31.5918</text:p>
          </table:table-cell>
          <table:table-cell office:value-type="float" office:value="887.514" calcext:value-type="float">
            <text:p>887.51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7.9084" calcext:value-type="float">
            <text:p>77.9084</text:p>
          </table:table-cell>
          <table:table-cell office:value-type="float" office:value="32.5447" calcext:value-type="float">
            <text:p>32.5447</text:p>
          </table:table-cell>
          <table:table-cell office:value-type="float" office:value="889.547" calcext:value-type="float">
            <text:p>889.54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5.0618" calcext:value-type="float">
            <text:p>75.0618</text:p>
          </table:table-cell>
          <table:table-cell office:value-type="float" office:value="33.5102" calcext:value-type="float">
            <text:p>33.5102</text:p>
          </table:table-cell>
          <table:table-cell office:value-type="float" office:value="891.428" calcext:value-type="float">
            <text:p>891.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3478" calcext:value-type="float">
            <text:p>72.3478</text:p>
          </table:table-cell>
          <table:table-cell office:value-type="float" office:value="34.4877" calcext:value-type="float">
            <text:p>34.4877</text:p>
          </table:table-cell>
          <table:table-cell office:value-type="float" office:value="893.164" calcext:value-type="float">
            <text:p>893.16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9.7597" calcext:value-type="float">
            <text:p>69.7597</text:p>
          </table:table-cell>
          <table:table-cell office:value-type="float" office:value="35.4772" calcext:value-type="float">
            <text:p>35.4772</text:p>
          </table:table-cell>
          <table:table-cell office:value-type="float" office:value="894.763" calcext:value-type="float">
            <text:p>894.76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7.2914" calcext:value-type="float">
            <text:p>67.2914</text:p>
          </table:table-cell>
          <table:table-cell office:value-type="float" office:value="36.4782" calcext:value-type="float">
            <text:p>36.4782</text:p>
          </table:table-cell>
          <table:table-cell office:value-type="float" office:value="896.23" calcext:value-type="float">
            <text:p>896.2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.937" calcext:value-type="float">
            <text:p>64.937</text:p>
          </table:table-cell>
          <table:table-cell office:value-type="float" office:value="37.4905" calcext:value-type="float">
            <text:p>37.4905</text:p>
          </table:table-cell>
          <table:table-cell office:value-type="float" office:value="897.572" calcext:value-type="float">
            <text:p>897.57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2.6908" calcext:value-type="float">
            <text:p>62.6908</text:p>
          </table:table-cell>
          <table:table-cell office:value-type="float" office:value="38.5138" calcext:value-type="float">
            <text:p>38.5138</text:p>
          </table:table-cell>
          <table:table-cell office:value-type="float" office:value="898.795" calcext:value-type="float">
            <text:p>898.79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0.5476" calcext:value-type="float">
            <text:p>60.5476</text:p>
          </table:table-cell>
          <table:table-cell office:value-type="float" office:value="39.5478" calcext:value-type="float">
            <text:p>39.5478</text:p>
          </table:table-cell>
          <table:table-cell office:value-type="float" office:value="899.905" calcext:value-type="float">
            <text:p>899.9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8.5024" calcext:value-type="float">
            <text:p>58.5024</text:p>
          </table:table-cell>
          <table:table-cell office:value-type="float" office:value="40.5921" calcext:value-type="float">
            <text:p>40.5921</text:p>
          </table:table-cell>
          <table:table-cell office:value-type="float" office:value="900.906" calcext:value-type="float">
            <text:p>900.90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6.5503" calcext:value-type="float">
            <text:p>56.5503</text:p>
          </table:table-cell>
          <table:table-cell office:value-type="float" office:value="41.6464" calcext:value-type="float">
            <text:p>41.6464</text:p>
          </table:table-cell>
          <table:table-cell office:value-type="float" office:value="901.803" calcext:value-type="float">
            <text:p>901.80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4.6869" calcext:value-type="float">
            <text:p>54.6869</text:p>
          </table:table-cell>
          <table:table-cell office:value-type="float" office:value="42.7106" calcext:value-type="float">
            <text:p>42.7106</text:p>
          </table:table-cell>
          <table:table-cell office:value-type="float" office:value="902.603" calcext:value-type="float">
            <text:p>902.60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2.9078" calcext:value-type="float">
            <text:p>52.9078</text:p>
          </table:table-cell>
          <table:table-cell office:value-type="float" office:value="43.7842" calcext:value-type="float">
            <text:p>43.7842</text:p>
          </table:table-cell>
          <table:table-cell office:value-type="float" office:value="903.308" calcext:value-type="float">
            <text:p>903.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.2089" calcext:value-type="float">
            <text:p>51.2089</text:p>
          </table:table-cell>
          <table:table-cell office:value-type="float" office:value="44.867" calcext:value-type="float">
            <text:p>44.867</text:p>
          </table:table-cell>
          <table:table-cell office:value-type="float" office:value="903.924" calcext:value-type="float">
            <text:p>903.92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9.5865" calcext:value-type="float">
            <text:p>49.5865</text:p>
          </table:table-cell>
          <table:table-cell office:value-type="float" office:value="45.9586" calcext:value-type="float">
            <text:p>45.9586</text:p>
          </table:table-cell>
          <table:table-cell office:value-type="float" office:value="904.455" calcext:value-type="float">
            <text:p>904.45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.0368" calcext:value-type="float">
            <text:p>48.0368</text:p>
          </table:table-cell>
          <table:table-cell office:value-type="float" office:value="47.0588" calcext:value-type="float">
            <text:p>47.0588</text:p>
          </table:table-cell>
          <table:table-cell office:value-type="float" office:value="904.904" calcext:value-type="float">
            <text:p>904.90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6.5564" calcext:value-type="float">
            <text:p>46.5564</text:p>
          </table:table-cell>
          <table:table-cell office:value-type="float" office:value="48.1673" calcext:value-type="float">
            <text:p>48.1673</text:p>
          </table:table-cell>
          <table:table-cell office:value-type="float" office:value="905.276" calcext:value-type="float">
            <text:p>905.27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5.142" calcext:value-type="float">
            <text:p>45.142</text:p>
          </table:table-cell>
          <table:table-cell office:value-type="float" office:value="49.2838" calcext:value-type="float">
            <text:p>49.2838</text:p>
          </table:table-cell>
          <table:table-cell office:value-type="float" office:value="905.574" calcext:value-type="float">
            <text:p>905.57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3.7905" calcext:value-type="float">
            <text:p>43.7905</text:p>
          </table:table-cell>
          <table:table-cell office:value-type="float" office:value="50.4079" calcext:value-type="float">
            <text:p>50.4079</text:p>
          </table:table-cell>
          <table:table-cell office:value-type="float" office:value="905.802" calcext:value-type="float">
            <text:p>905.80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2.4988" calcext:value-type="float">
            <text:p>42.4988</text:p>
          </table:table-cell>
          <table:table-cell office:value-type="float" office:value="51.5394" calcext:value-type="float">
            <text:p>51.5394</text:p>
          </table:table-cell>
          <table:table-cell office:value-type="float" office:value="905.962" calcext:value-type="float">
            <text:p>905.96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1.2642" calcext:value-type="float">
            <text:p>41.2642</text:p>
          </table:table-cell>
          <table:table-cell office:value-type="float" office:value="52.678" calcext:value-type="float">
            <text:p>52.678</text:p>
          </table:table-cell>
          <table:table-cell office:value-type="float" office:value="906.058" calcext:value-type="float">
            <text:p>906.05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0.084" calcext:value-type="float">
            <text:p>40.084</text:p>
          </table:table-cell>
          <table:table-cell office:value-type="float" office:value="53.8235" calcext:value-type="float">
            <text:p>53.8235</text:p>
          </table:table-cell>
          <table:table-cell office:value-type="float" office:value="906.093" calcext:value-type="float">
            <text:p>906.0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8.9557" calcext:value-type="float">
            <text:p>38.9557</text:p>
          </table:table-cell>
          <table:table-cell office:value-type="float" office:value="54.9754" calcext:value-type="float">
            <text:p>54.9754</text:p>
          </table:table-cell>
          <table:table-cell office:value-type="float" office:value="906.069" calcext:value-type="float">
            <text:p>906.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8769" calcext:value-type="float">
            <text:p>37.8769</text:p>
          </table:table-cell>
          <table:table-cell office:value-type="float" office:value="56.1335" calcext:value-type="float">
            <text:p>56.1335</text:p>
          </table:table-cell>
          <table:table-cell office:value-type="float" office:value="905.99" calcext:value-type="float">
            <text:p>905.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6.8452" calcext:value-type="float">
            <text:p>36.8452</text:p>
          </table:table-cell>
          <table:table-cell office:value-type="float" office:value="57.2976" calcext:value-type="float">
            <text:p>57.2976</text:p>
          </table:table-cell>
          <table:table-cell office:value-type="float" office:value="905.857" calcext:value-type="float">
            <text:p>905.85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5.8587" calcext:value-type="float">
            <text:p>35.8587</text:p>
          </table:table-cell>
          <table:table-cell office:value-type="float" office:value="58.4673" calcext:value-type="float">
            <text:p>58.4673</text:p>
          </table:table-cell>
          <table:table-cell office:value-type="float" office:value="905.674" calcext:value-type="float">
            <text:p>905.67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4.915" calcext:value-type="float">
            <text:p>34.915</text:p>
          </table:table-cell>
          <table:table-cell office:value-type="float" office:value="59.6424" calcext:value-type="float">
            <text:p>59.6424</text:p>
          </table:table-cell>
          <table:table-cell office:value-type="float" office:value="905.443" calcext:value-type="float">
            <text:p>905.44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4.0125" calcext:value-type="float">
            <text:p>34.0125</text:p>
          </table:table-cell>
          <table:table-cell office:value-type="float" office:value="60.8225" calcext:value-type="float">
            <text:p>60.8225</text:p>
          </table:table-cell>
          <table:table-cell office:value-type="float" office:value="905.165" calcext:value-type="float">
            <text:p>905.16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3.1491" calcext:value-type="float">
            <text:p>33.1491</text:p>
          </table:table-cell>
          <table:table-cell office:value-type="float" office:value="62.0075" calcext:value-type="float">
            <text:p>62.0075</text:p>
          </table:table-cell>
          <table:table-cell office:value-type="float" office:value="904.843" calcext:value-type="float">
            <text:p>904.84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2.3232" calcext:value-type="float">
            <text:p>32.3232</text:p>
          </table:table-cell>
          <table:table-cell office:value-type="float" office:value="63.1969" calcext:value-type="float">
            <text:p>63.1969</text:p>
          </table:table-cell>
          <table:table-cell office:value-type="float" office:value="904.48" calcext:value-type="float">
            <text:p>904.4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1.533" calcext:value-type="float">
            <text:p>31.533</text:p>
          </table:table-cell>
          <table:table-cell office:value-type="float" office:value="64.3906" calcext:value-type="float">
            <text:p>64.3906</text:p>
          </table:table-cell>
          <table:table-cell office:value-type="float" office:value="904.076" calcext:value-type="float">
            <text:p>904.07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0.7771" calcext:value-type="float">
            <text:p>30.7771</text:p>
          </table:table-cell>
          <table:table-cell office:value-type="float" office:value="65.5882" calcext:value-type="float">
            <text:p>65.5882</text:p>
          </table:table-cell>
          <table:table-cell office:value-type="float" office:value="903.635" calcext:value-type="float">
            <text:p>903.63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0.0538" calcext:value-type="float">
            <text:p>30.0538</text:p>
          </table:table-cell>
          <table:table-cell office:value-type="float" office:value="66.7895" calcext:value-type="float">
            <text:p>66.7895</text:p>
          </table:table-cell>
          <table:table-cell office:value-type="float" office:value="903.157" calcext:value-type="float">
            <text:p>903.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3618" calcext:value-type="float">
            <text:p>29.3618</text:p>
          </table:table-cell>
          <table:table-cell office:value-type="float" office:value="67.9942" calcext:value-type="float">
            <text:p>67.9942</text:p>
          </table:table-cell>
          <table:table-cell office:value-type="float" office:value="902.644" calcext:value-type="float">
            <text:p>902.64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8.6998" calcext:value-type="float">
            <text:p>28.6998</text:p>
          </table:table-cell>
          <table:table-cell office:value-type="float" office:value="69.202" calcext:value-type="float">
            <text:p>69.202</text:p>
          </table:table-cell>
          <table:table-cell office:value-type="float" office:value="902.098" calcext:value-type="float">
            <text:p>902.09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8.0664" calcext:value-type="float">
            <text:p>28.0664</text:p>
          </table:table-cell>
          <table:table-cell office:value-type="float" office:value="70.4127" calcext:value-type="float">
            <text:p>70.4127</text:p>
          </table:table-cell>
          <table:table-cell office:value-type="float" office:value="901.521" calcext:value-type="float">
            <text:p>901.52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71.626" calcext:value-type="float">
            <text:p>71.626</text:p>
          </table:table-cell>
          <table:table-cell office:value-type="float" office:value="900.914" calcext:value-type="float">
            <text:p>900.91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6.8807" calcext:value-type="float">
            <text:p>26.8807</text:p>
          </table:table-cell>
          <table:table-cell office:value-type="float" office:value="72.8416" calcext:value-type="float">
            <text:p>72.8416</text:p>
          </table:table-cell>
          <table:table-cell office:value-type="float" office:value="900.278" calcext:value-type="float">
            <text:p>900.27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6.3262" calcext:value-type="float">
            <text:p>26.3262</text:p>
          </table:table-cell>
          <table:table-cell office:value-type="float" office:value="74.0593" calcext:value-type="float">
            <text:p>74.0593</text:p>
          </table:table-cell>
          <table:table-cell office:value-type="float" office:value="899.615" calcext:value-type="float">
            <text:p>899.61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5.7958" calcext:value-type="float">
            <text:p>25.7958</text:p>
          </table:table-cell>
          <table:table-cell office:value-type="float" office:value="75.2787" calcext:value-type="float">
            <text:p>75.2787</text:p>
          </table:table-cell>
          <table:table-cell office:value-type="float" office:value="898.926" calcext:value-type="float">
            <text:p>898.92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5.2885" calcext:value-type="float">
            <text:p>25.2885</text:p>
          </table:table-cell>
          <table:table-cell office:value-type="float" office:value="76.4997" calcext:value-type="float">
            <text:p>76.4997</text:p>
          </table:table-cell>
          <table:table-cell office:value-type="float" office:value="898.212" calcext:value-type="float">
            <text:p>898.2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4.8034" calcext:value-type="float">
            <text:p>24.8034</text:p>
          </table:table-cell>
          <table:table-cell office:value-type="float" office:value="77.722" calcext:value-type="float">
            <text:p>77.722</text:p>
          </table:table-cell>
          <table:table-cell office:value-type="float" office:value="897.475" calcext:value-type="float">
            <text:p>897.47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4.3397" calcext:value-type="float">
            <text:p>24.3397</text:p>
          </table:table-cell>
          <table:table-cell office:value-type="float" office:value="78.9453" calcext:value-type="float">
            <text:p>78.9453</text:p>
          </table:table-cell>
          <table:table-cell office:value-type="float" office:value="896.715" calcext:value-type="float">
            <text:p>896.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8964" calcext:value-type="float">
            <text:p>23.8964</text:p>
          </table:table-cell>
          <table:table-cell office:value-type="float" office:value="80.1693" calcext:value-type="float">
            <text:p>80.1693</text:p>
          </table:table-cell>
          <table:table-cell office:value-type="float" office:value="895.934" calcext:value-type="float">
            <text:p>895.93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3.4728" calcext:value-type="float">
            <text:p>23.4728</text:p>
          </table:table-cell>
          <table:table-cell office:value-type="float" office:value="81.3938" calcext:value-type="float">
            <text:p>81.3938</text:p>
          </table:table-cell>
          <table:table-cell office:value-type="float" office:value="895.133" calcext:value-type="float">
            <text:p>895.13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3.0681" calcext:value-type="float">
            <text:p>23.0681</text:p>
          </table:table-cell>
          <table:table-cell office:value-type="float" office:value="82.6186" calcext:value-type="float">
            <text:p>82.6186</text:p>
          </table:table-cell>
          <table:table-cell office:value-type="float" office:value="894.313" calcext:value-type="float">
            <text:p>894.31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2.6816" calcext:value-type="float">
            <text:p>22.6816</text:p>
          </table:table-cell>
          <table:table-cell office:value-type="float" office:value="83.8434" calcext:value-type="float">
            <text:p>83.8434</text:p>
          </table:table-cell>
          <table:table-cell office:value-type="float" office:value="893.475" calcext:value-type="float">
            <text:p>893.47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2.3126" calcext:value-type="float">
            <text:p>22.3126</text:p>
          </table:table-cell>
          <table:table-cell office:value-type="float" office:value="85.0679" calcext:value-type="float">
            <text:p>85.0679</text:p>
          </table:table-cell>
          <table:table-cell office:value-type="float" office:value="892.62" calcext:value-type="float">
            <text:p>892.6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1.9604" calcext:value-type="float">
            <text:p>21.9604</text:p>
          </table:table-cell>
          <table:table-cell office:value-type="float" office:value="86.2918" calcext:value-type="float">
            <text:p>86.2918</text:p>
          </table:table-cell>
          <table:table-cell office:value-type="float" office:value="891.748" calcext:value-type="float">
            <text:p>891.74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1.6245" calcext:value-type="float">
            <text:p>21.6245</text:p>
          </table:table-cell>
          <table:table-cell office:value-type="float" office:value="87.5151" calcext:value-type="float">
            <text:p>87.5151</text:p>
          </table:table-cell>
          <table:table-cell office:value-type="float" office:value="890.86" calcext:value-type="float">
            <text:p>890.8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1.3042" calcext:value-type="float">
            <text:p>21.3042</text:p>
          </table:table-cell>
          <table:table-cell office:value-type="float" office:value="88.7372" calcext:value-type="float">
            <text:p>88.7372</text:p>
          </table:table-cell>
          <table:table-cell office:value-type="float" office:value="889.959" calcext:value-type="float">
            <text:p>889.95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0.9989" calcext:value-type="float">
            <text:p>20.9989</text:p>
          </table:table-cell>
          <table:table-cell office:value-type="float" office:value="89.9582" calcext:value-type="float">
            <text:p>89.9582</text:p>
          </table:table-cell>
          <table:table-cell office:value-type="float" office:value="889.043" calcext:value-type="float">
            <text:p>889.04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0.7082" calcext:value-type="float">
            <text:p>20.7082</text:p>
          </table:table-cell>
          <table:table-cell office:value-type="float" office:value="91.1776" calcext:value-type="float">
            <text:p>91.1776</text:p>
          </table:table-cell>
          <table:table-cell office:value-type="float" office:value="888.114" calcext:value-type="float">
            <text:p>888.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4316" calcext:value-type="float">
            <text:p>20.4316</text:p>
          </table:table-cell>
          <table:table-cell office:value-type="float" office:value="92.3952" calcext:value-type="float">
            <text:p>92.3952</text:p>
          </table:table-cell>
          <table:table-cell office:value-type="float" office:value="887.173" calcext:value-type="float">
            <text:p>887.17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0.1685" calcext:value-type="float">
            <text:p>20.1685</text:p>
          </table:table-cell>
          <table:table-cell office:value-type="float" office:value="93.6108" calcext:value-type="float">
            <text:p>93.6108</text:p>
          </table:table-cell>
          <table:table-cell office:value-type="float" office:value="886.221" calcext:value-type="float">
            <text:p>886.22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9.9186" calcext:value-type="float">
            <text:p>19.9186</text:p>
          </table:table-cell>
          <table:table-cell office:value-type="float" office:value="94.8242" calcext:value-type="float">
            <text:p>94.8242</text:p>
          </table:table-cell>
          <table:table-cell office:value-type="float" office:value="885.257" calcext:value-type="float">
            <text:p>885.25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9.6814" calcext:value-type="float">
            <text:p>19.6814</text:p>
          </table:table-cell>
          <table:table-cell office:value-type="float" office:value="96.035" calcext:value-type="float">
            <text:p>96.035</text:p>
          </table:table-cell>
          <table:table-cell office:value-type="float" office:value="884.284" calcext:value-type="float">
            <text:p>884.28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9.4564" calcext:value-type="float">
            <text:p>19.4564</text:p>
          </table:table-cell>
          <table:table-cell office:value-type="float" office:value="97.2431" calcext:value-type="float">
            <text:p>97.2431</text:p>
          </table:table-cell>
          <table:table-cell office:value-type="float" office:value="883.3" calcext:value-type="float">
            <text:p>883.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9.2434" calcext:value-type="float">
            <text:p>19.2434</text:p>
          </table:table-cell>
          <table:table-cell office:value-type="float" office:value="98.4482" calcext:value-type="float">
            <text:p>98.4482</text:p>
          </table:table-cell>
          <table:table-cell office:value-type="float" office:value="882.308" calcext:value-type="float">
            <text:p>882.30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9.0419" calcext:value-type="float">
            <text:p>19.0419</text:p>
          </table:table-cell>
          <table:table-cell office:value-type="float" office:value="99.65" calcext:value-type="float">
            <text:p>99.65</text:p>
          </table:table-cell>
          <table:table-cell office:value-type="float" office:value="881.308" calcext:value-type="float">
            <text:p>881.30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8.8517" calcext:value-type="float">
            <text:p>18.8517</text:p>
          </table:table-cell>
          <table:table-cell office:value-type="float" office:value="100.848" calcext:value-type="float">
            <text:p>100.848</text:p>
          </table:table-cell>
          <table:table-cell office:value-type="float" office:value="880.3" calcext:value-type="float">
            <text:p>880.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8.6723" calcext:value-type="float">
            <text:p>18.6723</text:p>
          </table:table-cell>
          <table:table-cell office:value-type="float" office:value="102.043" calcext:value-type="float">
            <text:p>102.043</text:p>
          </table:table-cell>
          <table:table-cell office:value-type="float" office:value="879.285" calcext:value-type="float">
            <text:p>879.28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8.5035" calcext:value-type="float">
            <text:p>18.5035</text:p>
          </table:table-cell>
          <table:table-cell office:value-type="float" office:value="103.233" calcext:value-type="float">
            <text:p>103.233</text:p>
          </table:table-cell>
          <table:table-cell office:value-type="float" office:value="878.263" calcext:value-type="float">
            <text:p>878.2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345" calcext:value-type="float">
            <text:p>18.345</text:p>
          </table:table-cell>
          <table:table-cell office:value-type="float" office:value="104.42" calcext:value-type="float">
            <text:p>104.42</text:p>
          </table:table-cell>
          <table:table-cell office:value-type="float" office:value="877.235" calcext:value-type="float">
            <text:p>877.23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8.1965" calcext:value-type="float">
            <text:p>18.1965</text:p>
          </table:table-cell>
          <table:table-cell office:value-type="float" office:value="105.602" calcext:value-type="float">
            <text:p>105.602</text:p>
          </table:table-cell>
          <table:table-cell office:value-type="float" office:value="876.202" calcext:value-type="float">
            <text:p>876.20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8.0577" calcext:value-type="float">
            <text:p>18.0577</text:p>
          </table:table-cell>
          <table:table-cell office:value-type="float" office:value="106.779" calcext:value-type="float">
            <text:p>106.779</text:p>
          </table:table-cell>
          <table:table-cell office:value-type="float" office:value="875.164" calcext:value-type="float">
            <text:p>875.16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7.9285" calcext:value-type="float">
            <text:p>17.9285</text:p>
          </table:table-cell>
          <table:table-cell office:value-type="float" office:value="107.951" calcext:value-type="float">
            <text:p>107.951</text:p>
          </table:table-cell>
          <table:table-cell office:value-type="float" office:value="874.121" calcext:value-type="float">
            <text:p>874.12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8086" calcext:value-type="float">
            <text:p>17.8086</text:p>
          </table:table-cell>
          <table:table-cell office:value-type="float" office:value="109.117" calcext:value-type="float">
            <text:p>109.117</text:p>
          </table:table-cell>
          <table:table-cell office:value-type="float" office:value="873.074" calcext:value-type="float">
            <text:p>873.07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6977" calcext:value-type="float">
            <text:p>17.6977</text:p>
          </table:table-cell>
          <table:table-cell office:value-type="float" office:value="110.279" calcext:value-type="float">
            <text:p>110.279</text:p>
          </table:table-cell>
          <table:table-cell office:value-type="float" office:value="872.024" calcext:value-type="float">
            <text:p>872.02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5958" calcext:value-type="float">
            <text:p>17.5958</text:p>
          </table:table-cell>
          <table:table-cell office:value-type="float" office:value="111.434" calcext:value-type="float">
            <text:p>111.434</text:p>
          </table:table-cell>
          <table:table-cell office:value-type="float" office:value="870.97" calcext:value-type="float">
            <text:p>870.9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5025" calcext:value-type="float">
            <text:p>17.5025</text:p>
          </table:table-cell>
          <table:table-cell office:value-type="float" office:value="112.583" calcext:value-type="float">
            <text:p>112.583</text:p>
          </table:table-cell>
          <table:table-cell office:value-type="float" office:value="869.914" calcext:value-type="float">
            <text:p>869.91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4177" calcext:value-type="float">
            <text:p>17.4177</text:p>
          </table:table-cell>
          <table:table-cell office:value-type="float" office:value="113.727" calcext:value-type="float">
            <text:p>113.727</text:p>
          </table:table-cell>
          <table:table-cell office:value-type="float" office:value="868.856" calcext:value-type="float">
            <text:p>868.85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7.3413" calcext:value-type="float">
            <text:p>17.3413</text:p>
          </table:table-cell>
          <table:table-cell office:value-type="float" office:value="114.863" calcext:value-type="float">
            <text:p>114.863</text:p>
          </table:table-cell>
          <table:table-cell office:value-type="float" office:value="867.796" calcext:value-type="float">
            <text:p>867.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273" calcext:value-type="float">
            <text:p>17.273</text:p>
          </table:table-cell>
          <table:table-cell office:value-type="float" office:value="115.993" calcext:value-type="float">
            <text:p>115.993</text:p>
          </table:table-cell>
          <table:table-cell office:value-type="float" office:value="866.734" calcext:value-type="float">
            <text:p>866.73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2128" calcext:value-type="float">
            <text:p>17.2128</text:p>
          </table:table-cell>
          <table:table-cell office:value-type="float" office:value="117.115" calcext:value-type="float">
            <text:p>117.115</text:p>
          </table:table-cell>
          <table:table-cell office:value-type="float" office:value="865.672" calcext:value-type="float">
            <text:p>865.67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1605" calcext:value-type="float">
            <text:p>17.1605</text:p>
          </table:table-cell>
          <table:table-cell office:value-type="float" office:value="118.231" calcext:value-type="float">
            <text:p>118.231</text:p>
          </table:table-cell>
          <table:table-cell office:value-type="float" office:value="864.609" calcext:value-type="float">
            <text:p>864.60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.116" calcext:value-type="float">
            <text:p>17.116</text:p>
          </table:table-cell>
          <table:table-cell office:value-type="float" office:value="119.338" calcext:value-type="float">
            <text:p>119.338</text:p>
          </table:table-cell>
          <table:table-cell office:value-type="float" office:value="863.546" calcext:value-type="float">
            <text:p>863.54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0792" calcext:value-type="float">
            <text:p>17.0792</text:p>
          </table:table-cell>
          <table:table-cell office:value-type="float" office:value="120.438" calcext:value-type="float">
            <text:p>120.438</text:p>
          </table:table-cell>
          <table:table-cell office:value-type="float" office:value="862.483" calcext:value-type="float">
            <text:p>862.48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05" calcext:value-type="float">
            <text:p>17.05</text:p>
          </table:table-cell>
          <table:table-cell office:value-type="float" office:value="121.529" calcext:value-type="float">
            <text:p>121.529</text:p>
          </table:table-cell>
          <table:table-cell office:value-type="float" office:value="861.421" calcext:value-type="float">
            <text:p>861.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0282" calcext:value-type="float">
            <text:p>17.0282</text:p>
          </table:table-cell>
          <table:table-cell office:value-type="float" office:value="122.612" calcext:value-type="float">
            <text:p>122.612</text:p>
          </table:table-cell>
          <table:table-cell office:value-type="float" office:value="860.359" calcext:value-type="float">
            <text:p>860.35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.0138" calcext:value-type="float">
            <text:p>17.0138</text:p>
          </table:table-cell>
          <table:table-cell office:value-type="float" office:value="123.687" calcext:value-type="float">
            <text:p>123.687</text:p>
          </table:table-cell>
          <table:table-cell office:value-type="float" office:value="859.299" calcext:value-type="float">
            <text:p>859.29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0067" calcext:value-type="float">
            <text:p>17.0067</text:p>
          </table:table-cell>
          <table:table-cell office:value-type="float" office:value="124.752" calcext:value-type="float">
            <text:p>124.752</text:p>
          </table:table-cell>
          <table:table-cell office:value-type="float" office:value="858.241" calcext:value-type="float">
            <text:p>858.24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.0069" calcext:value-type="float">
            <text:p>17.0069</text:p>
          </table:table-cell>
          <table:table-cell office:value-type="float" office:value="125.808" calcext:value-type="float">
            <text:p>125.808</text:p>
          </table:table-cell>
          <table:table-cell office:value-type="float" office:value="857.185" calcext:value-type="float">
            <text:p>857.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0142" calcext:value-type="float">
            <text:p>17.0142</text:p>
          </table:table-cell>
          <table:table-cell office:value-type="float" office:value="126.854" calcext:value-type="float">
            <text:p>126.854</text:p>
          </table:table-cell>
          <table:table-cell office:value-type="float" office:value="856.132" calcext:value-type="float">
            <text:p>856.13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.0286" calcext:value-type="float">
            <text:p>17.0286</text:p>
          </table:table-cell>
          <table:table-cell office:value-type="float" office:value="127.891" calcext:value-type="float">
            <text:p>127.891</text:p>
          </table:table-cell>
          <table:table-cell office:value-type="float" office:value="855.081" calcext:value-type="float">
            <text:p>855.08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0501" calcext:value-type="float">
            <text:p>17.0501</text:p>
          </table:table-cell>
          <table:table-cell office:value-type="float" office:value="128.917" calcext:value-type="float">
            <text:p>128.917</text:p>
          </table:table-cell>
          <table:table-cell office:value-type="float" office:value="854.033" calcext:value-type="float">
            <text:p>854.03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.0786" calcext:value-type="float">
            <text:p>17.0786</text:p>
          </table:table-cell>
          <table:table-cell office:value-type="float" office:value="129.933" calcext:value-type="float">
            <text:p>129.933</text:p>
          </table:table-cell>
          <table:table-cell office:value-type="float" office:value="852.989" calcext:value-type="float">
            <text:p>852.98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1141" calcext:value-type="float">
            <text:p>17.1141</text:p>
          </table:table-cell>
          <table:table-cell office:value-type="float" office:value="130.938" calcext:value-type="float">
            <text:p>130.938</text:p>
          </table:table-cell>
          <table:table-cell office:value-type="float" office:value="851.948" calcext:value-type="float">
            <text:p>851.94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1565" calcext:value-type="float">
            <text:p>17.1565</text:p>
          </table:table-cell>
          <table:table-cell office:value-type="float" office:value="131.931" calcext:value-type="float">
            <text:p>131.931</text:p>
          </table:table-cell>
          <table:table-cell office:value-type="float" office:value="850.912" calcext:value-type="float">
            <text:p>850.91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2058" calcext:value-type="float">
            <text:p>17.2058</text:p>
          </table:table-cell>
          <table:table-cell office:value-type="float" office:value="132.914" calcext:value-type="float">
            <text:p>132.914</text:p>
          </table:table-cell>
          <table:table-cell office:value-type="float" office:value="849.88" calcext:value-type="float">
            <text:p>849.8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.262" calcext:value-type="float">
            <text:p>17.262</text:p>
          </table:table-cell>
          <table:table-cell office:value-type="float" office:value="133.884" calcext:value-type="float">
            <text:p>133.884</text:p>
          </table:table-cell>
          <table:table-cell office:value-type="float" office:value="848.854" calcext:value-type="float">
            <text:p>848.85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3251" calcext:value-type="float">
            <text:p>17.3251</text:p>
          </table:table-cell>
          <table:table-cell office:value-type="float" office:value="134.843" calcext:value-type="float">
            <text:p>134.843</text:p>
          </table:table-cell>
          <table:table-cell office:value-type="float" office:value="847.832" calcext:value-type="float">
            <text:p>847.832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.3951" calcext:value-type="float">
            <text:p>17.3951</text:p>
          </table:table-cell>
          <table:table-cell office:value-type="float" office:value="135.789" calcext:value-type="float">
            <text:p>135.789</text:p>
          </table:table-cell>
          <table:table-cell office:value-type="float" office:value="846.816" calcext:value-type="float">
            <text:p>846.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4719" calcext:value-type="float">
            <text:p>17.4719</text:p>
          </table:table-cell>
          <table:table-cell office:value-type="float" office:value="136.723" calcext:value-type="float">
            <text:p>136.723</text:p>
          </table:table-cell>
          <table:table-cell office:value-type="float" office:value="845.805" calcext:value-type="float">
            <text:p>845.80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.5556" calcext:value-type="float">
            <text:p>17.5556</text:p>
          </table:table-cell>
          <table:table-cell office:value-type="float" office:value="137.643" calcext:value-type="float">
            <text:p>137.643</text:p>
          </table:table-cell>
          <table:table-cell office:value-type="float" office:value="844.801" calcext:value-type="float">
            <text:p>844.80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6461" calcext:value-type="float">
            <text:p>17.6461</text:p>
          </table:table-cell>
          <table:table-cell office:value-type="float" office:value="138.55" calcext:value-type="float">
            <text:p>138.55</text:p>
          </table:table-cell>
          <table:table-cell office:value-type="float" office:value="843.804" calcext:value-type="float">
            <text:p>843.8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.7435" calcext:value-type="float">
            <text:p>17.7435</text:p>
          </table:table-cell>
          <table:table-cell office:value-type="float" office:value="139.444" calcext:value-type="float">
            <text:p>139.444</text:p>
          </table:table-cell>
          <table:table-cell office:value-type="float" office:value="842.813" calcext:value-type="float">
            <text:p>842.81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8478" calcext:value-type="float">
            <text:p>17.8478</text:p>
          </table:table-cell>
          <table:table-cell office:value-type="float" office:value="140.323" calcext:value-type="float">
            <text:p>140.323</text:p>
          </table:table-cell>
          <table:table-cell office:value-type="float" office:value="841.829" calcext:value-type="float">
            <text:p>841.82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.9589" calcext:value-type="float">
            <text:p>17.9589</text:p>
          </table:table-cell>
          <table:table-cell office:value-type="float" office:value="141.188" calcext:value-type="float">
            <text:p>141.188</text:p>
          </table:table-cell>
          <table:table-cell office:value-type="float" office:value="840.853" calcext:value-type="float">
            <text:p>840.85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.077" calcext:value-type="float">
            <text:p>18.077</text:p>
          </table:table-cell>
          <table:table-cell office:value-type="float" office:value="142.039" calcext:value-type="float">
            <text:p>142.039</text:p>
          </table:table-cell>
          <table:table-cell office:value-type="float" office:value="839.884" calcext:value-type="float">
            <text:p>839.88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8.2019" calcext:value-type="float">
            <text:p>18.2019</text:p>
          </table:table-cell>
          <table:table-cell office:value-type="float" office:value="142.874" calcext:value-type="float">
            <text:p>142.874</text:p>
          </table:table-cell>
          <table:table-cell office:value-type="float" office:value="838.924" calcext:value-type="float">
            <text:p>838.92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.3338" calcext:value-type="float">
            <text:p>18.3338</text:p>
          </table:table-cell>
          <table:table-cell office:value-type="float" office:value="143.694" calcext:value-type="float">
            <text:p>143.694</text:p>
          </table:table-cell>
          <table:table-cell office:value-type="float" office:value="837.972" calcext:value-type="float">
            <text:p>837.97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8.4727" calcext:value-type="float">
            <text:p>18.4727</text:p>
          </table:table-cell>
          <table:table-cell office:value-type="float" office:value="144.498" calcext:value-type="float">
            <text:p>144.498</text:p>
          </table:table-cell>
          <table:table-cell office:value-type="float" office:value="837.029" calcext:value-type="float">
            <text:p>837.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6186" calcext:value-type="float">
            <text:p>18.6186</text:p>
          </table:table-cell>
          <table:table-cell office:value-type="float" office:value="145.286" calcext:value-type="float">
            <text:p>145.286</text:p>
          </table:table-cell>
          <table:table-cell office:value-type="float" office:value="836.096" calcext:value-type="float">
            <text:p>836.09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46.057" calcext:value-type="float">
            <text:p>146.057</text:p>
          </table:table-cell>
          <table:table-cell office:value-type="float" office:value="835.171" calcext:value-type="float">
            <text:p>835.17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146.812" calcext:value-type="float">
            <text:p>146.812</text:p>
          </table:table-cell>
          <table:table-cell office:value-type="float" office:value="834.257" calcext:value-type="float">
            <text:p>834.25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9.0983" calcext:value-type="float">
            <text:p>19.0983</text:p>
          </table:table-cell>
          <table:table-cell office:value-type="float" office:value="147.55" calcext:value-type="float">
            <text:p>147.55</text:p>
          </table:table-cell>
          <table:table-cell office:value-type="float" office:value="833.352" calcext:value-type="float">
            <text:p>833.35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9.2724" calcext:value-type="float">
            <text:p>19.2724</text:p>
          </table:table-cell>
          <table:table-cell office:value-type="float" office:value="148.27" calcext:value-type="float">
            <text:p>148.27</text:p>
          </table:table-cell>
          <table:table-cell office:value-type="float" office:value="832.458" calcext:value-type="float">
            <text:p>832.45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.4536" calcext:value-type="float">
            <text:p>19.4536</text:p>
          </table:table-cell>
          <table:table-cell office:value-type="float" office:value="148.972" calcext:value-type="float">
            <text:p>148.972</text:p>
          </table:table-cell>
          <table:table-cell office:value-type="float" office:value="831.575" calcext:value-type="float">
            <text:p>831.57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9.6419" calcext:value-type="float">
            <text:p>19.6419</text:p>
          </table:table-cell>
          <table:table-cell office:value-type="float" office:value="149.656" calcext:value-type="float">
            <text:p>149.656</text:p>
          </table:table-cell>
          <table:table-cell office:value-type="float" office:value="830.702" calcext:value-type="float">
            <text:p>830.70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9.8375" calcext:value-type="float">
            <text:p>19.8375</text:p>
          </table:table-cell>
          <table:table-cell office:value-type="float" office:value="150.321" calcext:value-type="float">
            <text:p>150.321</text:p>
          </table:table-cell>
          <table:table-cell office:value-type="float" office:value="829.842" calcext:value-type="float">
            <text:p>829.84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0.0403" calcext:value-type="float">
            <text:p>20.0403</text:p>
          </table:table-cell>
          <table:table-cell office:value-type="float" office:value="150.967" calcext:value-type="float">
            <text:p>150.967</text:p>
          </table:table-cell>
          <table:table-cell office:value-type="float" office:value="828.993" calcext:value-type="float">
            <text:p>828.99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0.2503" calcext:value-type="float">
            <text:p>20.2503</text:p>
          </table:table-cell>
          <table:table-cell office:value-type="float" office:value="151.594" calcext:value-type="float">
            <text:p>151.594</text:p>
          </table:table-cell>
          <table:table-cell office:value-type="float" office:value="828.156" calcext:value-type="float">
            <text:p>828.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4675" calcext:value-type="float">
            <text:p>20.4675</text:p>
          </table:table-cell>
          <table:table-cell office:value-type="float" office:value="152.201" calcext:value-type="float">
            <text:p>152.201</text:p>
          </table:table-cell>
          <table:table-cell office:value-type="float" office:value="827.331" calcext:value-type="float">
            <text:p>827.33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0.6921" calcext:value-type="float">
            <text:p>20.6921</text:p>
          </table:table-cell>
          <table:table-cell office:value-type="float" office:value="152.788" calcext:value-type="float">
            <text:p>152.788</text:p>
          </table:table-cell>
          <table:table-cell office:value-type="float" office:value="826.52" calcext:value-type="float">
            <text:p>826.5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0.9239" calcext:value-type="float">
            <text:p>20.9239</text:p>
          </table:table-cell>
          <table:table-cell office:value-type="float" office:value="153.355" calcext:value-type="float">
            <text:p>153.355</text:p>
          </table:table-cell>
          <table:table-cell office:value-type="float" office:value="825.721" calcext:value-type="float">
            <text:p>825.72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1.1631" calcext:value-type="float">
            <text:p>21.1631</text:p>
          </table:table-cell>
          <table:table-cell office:value-type="float" office:value="153.901" calcext:value-type="float">
            <text:p>153.901</text:p>
          </table:table-cell>
          <table:table-cell office:value-type="float" office:value="824.936" calcext:value-type="float">
            <text:p>824.93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1.4096" calcext:value-type="float">
            <text:p>21.4096</text:p>
          </table:table-cell>
          <table:table-cell office:value-type="float" office:value="154.425" calcext:value-type="float">
            <text:p>154.425</text:p>
          </table:table-cell>
          <table:table-cell office:value-type="float" office:value="824.165" calcext:value-type="float">
            <text:p>824.16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6635" calcext:value-type="float">
            <text:p>21.6635</text:p>
          </table:table-cell>
          <table:table-cell office:value-type="float" office:value="154.929" calcext:value-type="float">
            <text:p>154.929</text:p>
          </table:table-cell>
          <table:table-cell office:value-type="float" office:value="823.408" calcext:value-type="float">
            <text:p>823.40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1.9247" calcext:value-type="float">
            <text:p>21.9247</text:p>
          </table:table-cell>
          <table:table-cell office:value-type="float" office:value="155.41" calcext:value-type="float">
            <text:p>155.41</text:p>
          </table:table-cell>
          <table:table-cell office:value-type="float" office:value="822.665" calcext:value-type="float">
            <text:p>822.66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2.1933" calcext:value-type="float">
            <text:p>22.1933</text:p>
          </table:table-cell>
          <table:table-cell office:value-type="float" office:value="155.87" calcext:value-type="float">
            <text:p>155.87</text:p>
          </table:table-cell>
          <table:table-cell office:value-type="float" office:value="821.937" calcext:value-type="float">
            <text:p>821.93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2.4692" calcext:value-type="float">
            <text:p>22.4692</text:p>
          </table:table-cell>
          <table:table-cell office:value-type="float" office:value="156.306" calcext:value-type="float">
            <text:p>156.306</text:p>
          </table:table-cell>
          <table:table-cell office:value-type="float" office:value="821.224" calcext:value-type="float">
            <text:p>821.2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2.7524" calcext:value-type="float">
            <text:p>22.7524</text:p>
          </table:table-cell>
          <table:table-cell office:value-type="float" office:value="156.72" calcext:value-type="float">
            <text:p>156.72</text:p>
          </table:table-cell>
          <table:table-cell office:value-type="float" office:value="820.527" calcext:value-type="float">
            <text:p>820.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43" calcext:value-type="float">
            <text:p>23.043</text:p>
          </table:table-cell>
          <table:table-cell office:value-type="float" office:value="157.111" calcext:value-type="float">
            <text:p>157.111</text:p>
          </table:table-cell>
          <table:table-cell office:value-type="float" office:value="819.846" calcext:value-type="float">
            <text:p>819.84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3.3408" calcext:value-type="float">
            <text:p>23.3408</text:p>
          </table:table-cell>
          <table:table-cell office:value-type="float" office:value="157.479" calcext:value-type="float">
            <text:p>157.479</text:p>
          </table:table-cell>
          <table:table-cell office:value-type="float" office:value="819.18" calcext:value-type="float">
            <text:p>819.1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3.6459" calcext:value-type="float">
            <text:p>23.6459</text:p>
          </table:table-cell>
          <table:table-cell office:value-type="float" office:value="157.823" calcext:value-type="float">
            <text:p>157.823</text:p>
          </table:table-cell>
          <table:table-cell office:value-type="float" office:value="818.531" calcext:value-type="float">
            <text:p>818.53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3.9582" calcext:value-type="float">
            <text:p>23.9582</text:p>
          </table:table-cell>
          <table:table-cell office:value-type="float" office:value="158.143" calcext:value-type="float">
            <text:p>158.143</text:p>
          </table:table-cell>
          <table:table-cell office:value-type="float" office:value="817.899" calcext:value-type="float">
            <text:p>817.89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4.2776" calcext:value-type="float">
            <text:p>24.2776</text:p>
          </table:table-cell>
          <table:table-cell office:value-type="float" office:value="158.438" calcext:value-type="float">
            <text:p>158.438</text:p>
          </table:table-cell>
          <table:table-cell office:value-type="float" office:value="817.284" calcext:value-type="float">
            <text:p>817.28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4.6041" calcext:value-type="float">
            <text:p>24.6041</text:p>
          </table:table-cell>
          <table:table-cell office:value-type="float" office:value="158.709" calcext:value-type="float">
            <text:p>158.709</text:p>
          </table:table-cell>
          <table:table-cell office:value-type="float" office:value="816.686" calcext:value-type="float">
            <text:p>816.68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4.9376" calcext:value-type="float">
            <text:p>24.9376</text:p>
          </table:table-cell>
          <table:table-cell office:value-type="float" office:value="158.956" calcext:value-type="float">
            <text:p>158.956</text:p>
          </table:table-cell>
          <table:table-cell office:value-type="float" office:value="816.107" calcext:value-type="float">
            <text:p>816.10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5.2781" calcext:value-type="float">
            <text:p>25.2781</text:p>
          </table:table-cell>
          <table:table-cell office:value-type="float" office:value="159.177" calcext:value-type="float">
            <text:p>159.177</text:p>
          </table:table-cell>
          <table:table-cell office:value-type="float" office:value="815.545" calcext:value-type="float">
            <text:p>815.54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5.6254" calcext:value-type="float">
            <text:p>25.6254</text:p>
          </table:table-cell>
          <table:table-cell office:value-type="float" office:value="159.373" calcext:value-type="float">
            <text:p>159.373</text:p>
          </table:table-cell>
          <table:table-cell office:value-type="float" office:value="815.001" calcext:value-type="float">
            <text:p>815.00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5.9794" calcext:value-type="float">
            <text:p>25.9794</text:p>
          </table:table-cell>
          <table:table-cell office:value-type="float" office:value="159.544" calcext:value-type="float">
            <text:p>159.544</text:p>
          </table:table-cell>
          <table:table-cell office:value-type="float" office:value="814.476" calcext:value-type="float">
            <text:p>814.4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3401" calcext:value-type="float">
            <text:p>26.3401</text:p>
          </table:table-cell>
          <table:table-cell office:value-type="float" office:value="159.69" calcext:value-type="float">
            <text:p>159.69</text:p>
          </table:table-cell>
          <table:table-cell office:value-type="float" office:value="813.97" calcext:value-type="float">
            <text:p>813.9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6.7072" calcext:value-type="float">
            <text:p>26.7072</text:p>
          </table:table-cell>
          <table:table-cell office:value-type="float" office:value="159.809" calcext:value-type="float">
            <text:p>159.809</text:p>
          </table:table-cell>
          <table:table-cell office:value-type="float" office:value="813.484" calcext:value-type="float">
            <text:p>813.48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7.0806" calcext:value-type="float">
            <text:p>27.0806</text:p>
          </table:table-cell>
          <table:table-cell office:value-type="float" office:value="159.903" calcext:value-type="float">
            <text:p>159.903</text:p>
          </table:table-cell>
          <table:table-cell office:value-type="float" office:value="813.017" calcext:value-type="float">
            <text:p>813.01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7.4603" calcext:value-type="float">
            <text:p>27.4603</text:p>
          </table:table-cell>
          <table:table-cell office:value-type="float" office:value="159.971" calcext:value-type="float">
            <text:p>159.971</text:p>
          </table:table-cell>
          <table:table-cell office:value-type="float" office:value="812.569" calcext:value-type="float">
            <text:p>812.569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7.8459" calcext:value-type="float">
            <text:p>27.8459</text:p>
          </table:table-cell>
          <table:table-cell office:value-type="float" office:value="160.012" calcext:value-type="float">
            <text:p>160.012</text:p>
          </table:table-cell>
          <table:table-cell office:value-type="float" office:value="812.142" calcext:value-type="float">
            <text:p>812.14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8.2373" calcext:value-type="float">
            <text:p>28.2373</text:p>
          </table:table-cell>
          <table:table-cell office:value-type="float" office:value="160.028" calcext:value-type="float">
            <text:p>160.028</text:p>
          </table:table-cell>
          <table:table-cell office:value-type="float" office:value="811.735" calcext:value-type="float">
            <text:p>811.73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8.6344" calcext:value-type="float">
            <text:p>28.6344</text:p>
          </table:table-cell>
          <table:table-cell office:value-type="float" office:value="160.017" calcext:value-type="float">
            <text:p>160.017</text:p>
          </table:table-cell>
          <table:table-cell office:value-type="float" office:value="811.348" calcext:value-type="float">
            <text:p>811.34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9.0368" calcext:value-type="float">
            <text:p>29.0368</text:p>
          </table:table-cell>
          <table:table-cell office:value-type="float" office:value="159.981" calcext:value-type="float">
            <text:p>159.981</text:p>
          </table:table-cell>
          <table:table-cell office:value-type="float" office:value="810.982" calcext:value-type="float">
            <text:p>810.98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9.4443" calcext:value-type="float">
            <text:p>29.4443</text:p>
          </table:table-cell>
          <table:table-cell office:value-type="float" office:value="159.918" calcext:value-type="float">
            <text:p>159.918</text:p>
          </table:table-cell>
          <table:table-cell office:value-type="float" office:value="810.638" calcext:value-type="float">
            <text:p>810.63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9.8568" calcext:value-type="float">
            <text:p>29.8568</text:p>
          </table:table-cell>
          <table:table-cell office:value-type="float" office:value="159.829" calcext:value-type="float">
            <text:p>159.829</text:p>
          </table:table-cell>
          <table:table-cell office:value-type="float" office:value="810.314" calcext:value-type="float">
            <text:p>810.3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2739" calcext:value-type="float">
            <text:p>30.2739</text:p>
          </table:table-cell>
          <table:table-cell office:value-type="float" office:value="159.714" calcext:value-type="float">
            <text:p>159.714</text:p>
          </table:table-cell>
          <table:table-cell office:value-type="float" office:value="810.012" calcext:value-type="float">
            <text:p>810.01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0.6953" calcext:value-type="float">
            <text:p>30.6953</text:p>
          </table:table-cell>
          <table:table-cell office:value-type="float" office:value="159.573" calcext:value-type="float">
            <text:p>159.573</text:p>
          </table:table-cell>
          <table:table-cell office:value-type="float" office:value="809.731" calcext:value-type="float">
            <text:p>809.73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1.1208" calcext:value-type="float">
            <text:p>31.1208</text:p>
          </table:table-cell>
          <table:table-cell office:value-type="float" office:value="159.407" calcext:value-type="float">
            <text:p>159.407</text:p>
          </table:table-cell>
          <table:table-cell office:value-type="float" office:value="809.472" calcext:value-type="float">
            <text:p>809.47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31.55" calcext:value-type="float">
            <text:p>31.55</text:p>
          </table:table-cell>
          <table:table-cell office:value-type="float" office:value="159.215" calcext:value-type="float">
            <text:p>159.215</text:p>
          </table:table-cell>
          <table:table-cell office:value-type="float" office:value="809.235" calcext:value-type="float">
            <text:p>809.23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158.997" calcext:value-type="float">
            <text:p>158.997</text:p>
          </table:table-cell>
          <table:table-cell office:value-type="float" office:value="809.02" calcext:value-type="float">
            <text:p>809.0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2.4183" calcext:value-type="float">
            <text:p>32.4183</text:p>
          </table:table-cell>
          <table:table-cell office:value-type="float" office:value="158.754" calcext:value-type="float">
            <text:p>158.754</text:p>
          </table:table-cell>
          <table:table-cell office:value-type="float" office:value="808.828" calcext:value-type="float">
            <text:p>808.82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2.8566" calcext:value-type="float">
            <text:p>32.8566</text:p>
          </table:table-cell>
          <table:table-cell office:value-type="float" office:value="158.486" calcext:value-type="float">
            <text:p>158.486</text:p>
          </table:table-cell>
          <table:table-cell office:value-type="float" office:value="808.657" calcext:value-type="float">
            <text:p>808.65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3.2973" calcext:value-type="float">
            <text:p>33.2973</text:p>
          </table:table-cell>
          <table:table-cell office:value-type="float" office:value="158.194" calcext:value-type="float">
            <text:p>158.194</text:p>
          </table:table-cell>
          <table:table-cell office:value-type="float" office:value="808.509" calcext:value-type="float">
            <text:p>808.50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157.878" calcext:value-type="float">
            <text:p>157.878</text:p>
          </table:table-cell>
          <table:table-cell office:value-type="float" office:value="808.383" calcext:value-type="float">
            <text:p>808.38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4.1838" calcext:value-type="float">
            <text:p>34.1838</text:p>
          </table:table-cell>
          <table:table-cell office:value-type="float" office:value="157.537" calcext:value-type="float">
            <text:p>157.537</text:p>
          </table:table-cell>
          <table:table-cell office:value-type="float" office:value="808.279" calcext:value-type="float">
            <text:p>808.2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6289" calcext:value-type="float">
            <text:p>34.6289</text:p>
          </table:table-cell>
          <table:table-cell office:value-type="float" office:value="157.173" calcext:value-type="float">
            <text:p>157.173</text:p>
          </table:table-cell>
          <table:table-cell office:value-type="float" office:value="808.198" calcext:value-type="float">
            <text:p>808.19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5.0747" calcext:value-type="float">
            <text:p>35.0747</text:p>
          </table:table-cell>
          <table:table-cell office:value-type="float" office:value="156.786" calcext:value-type="float">
            <text:p>156.786</text:p>
          </table:table-cell>
          <table:table-cell office:value-type="float" office:value="808.139" calcext:value-type="float">
            <text:p>808.13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5.5206" calcext:value-type="float">
            <text:p>35.5206</text:p>
          </table:table-cell>
          <table:table-cell office:value-type="float" office:value="156.376" calcext:value-type="float">
            <text:p>156.376</text:p>
          </table:table-cell>
          <table:table-cell office:value-type="float" office:value="808.103" calcext:value-type="float">
            <text:p>808.10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35.9663" calcext:value-type="float">
            <text:p>35.9663</text:p>
          </table:table-cell>
          <table:table-cell office:value-type="float" office:value="155.944" calcext:value-type="float">
            <text:p>155.944</text:p>
          </table:table-cell>
          <table:table-cell office:value-type="float" office:value="808.089" calcext:value-type="float">
            <text:p>808.08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6.4112" calcext:value-type="float">
            <text:p>36.4112</text:p>
          </table:table-cell>
          <table:table-cell office:value-type="float" office:value="155.491" calcext:value-type="float">
            <text:p>155.491</text:p>
          </table:table-cell>
          <table:table-cell office:value-type="float" office:value="808.098" calcext:value-type="float">
            <text:p>808.09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6.8549" calcext:value-type="float">
            <text:p>36.8549</text:p>
          </table:table-cell>
          <table:table-cell office:value-type="float" office:value="155.017" calcext:value-type="float">
            <text:p>155.017</text:p>
          </table:table-cell>
          <table:table-cell office:value-type="float" office:value="808.128" calcext:value-type="float">
            <text:p>808.12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7.2969" calcext:value-type="float">
            <text:p>37.2969</text:p>
          </table:table-cell>
          <table:table-cell office:value-type="float" office:value="154.522" calcext:value-type="float">
            <text:p>154.522</text:p>
          </table:table-cell>
          <table:table-cell office:value-type="float" office:value="808.181" calcext:value-type="float">
            <text:p>808.181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7.7367" calcext:value-type="float">
            <text:p>37.7367</text:p>
          </table:table-cell>
          <table:table-cell office:value-type="float" office:value="154.008" calcext:value-type="float">
            <text:p>154.008</text:p>
          </table:table-cell>
          <table:table-cell office:value-type="float" office:value="808.256" calcext:value-type="float">
            <text:p>808.25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8.1738" calcext:value-type="float">
            <text:p>38.1738</text:p>
          </table:table-cell>
          <table:table-cell office:value-type="float" office:value="153.474" calcext:value-type="float">
            <text:p>153.474</text:p>
          </table:table-cell>
          <table:table-cell office:value-type="float" office:value="808.352" calcext:value-type="float">
            <text:p>808.35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8.6077" calcext:value-type="float">
            <text:p>38.6077</text:p>
          </table:table-cell>
          <table:table-cell office:value-type="float" office:value="152.922" calcext:value-type="float">
            <text:p>152.922</text:p>
          </table:table-cell>
          <table:table-cell office:value-type="float" office:value="808.47" calcext:value-type="float">
            <text:p>808.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.0379" calcext:value-type="float">
            <text:p>39.0379</text:p>
          </table:table-cell>
          <table:table-cell office:value-type="float" office:value="152.353" calcext:value-type="float">
            <text:p>152.353</text:p>
          </table:table-cell>
          <table:table-cell office:value-type="float" office:value="808.61" calcext:value-type="float">
            <text:p>808.6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9.4639" calcext:value-type="float">
            <text:p>39.4639</text:p>
          </table:table-cell>
          <table:table-cell office:value-type="float" office:value="151.766" calcext:value-type="float">
            <text:p>151.766</text:p>
          </table:table-cell>
          <table:table-cell office:value-type="float" office:value="808.77" calcext:value-type="float">
            <text:p>808.7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9.8851" calcext:value-type="float">
            <text:p>39.8851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808.951" calcext:value-type="float">
            <text:p>808.95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0.3011" calcext:value-type="float">
            <text:p>40.3011</text:p>
          </table:table-cell>
          <table:table-cell office:value-type="float" office:value="150.545" calcext:value-type="float">
            <text:p>150.545</text:p>
          </table:table-cell>
          <table:table-cell office:value-type="float" office:value="809.153" calcext:value-type="float">
            <text:p>809.15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0.7114" calcext:value-type="float">
            <text:p>40.7114</text:p>
          </table:table-cell>
          <table:table-cell office:value-type="float" office:value="149.913" calcext:value-type="float">
            <text:p>149.913</text:p>
          </table:table-cell>
          <table:table-cell office:value-type="float" office:value="809.376" calcext:value-type="float">
            <text:p>809.37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1.1154" calcext:value-type="float">
            <text:p>41.1154</text:p>
          </table:table-cell>
          <table:table-cell office:value-type="float" office:value="149.267" calcext:value-type="float">
            <text:p>149.267</text:p>
          </table:table-cell>
          <table:table-cell office:value-type="float" office:value="809.618" calcext:value-type="float">
            <text:p>809.61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1.5128" calcext:value-type="float">
            <text:p>41.5128</text:p>
          </table:table-cell>
          <table:table-cell office:value-type="float" office:value="148.608" calcext:value-type="float">
            <text:p>148.608</text:p>
          </table:table-cell>
          <table:table-cell office:value-type="float" office:value="809.88" calcext:value-type="float">
            <text:p>809.88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1.9029" calcext:value-type="float">
            <text:p>41.9029</text:p>
          </table:table-cell>
          <table:table-cell office:value-type="float" office:value="147.937" calcext:value-type="float">
            <text:p>147.937</text:p>
          </table:table-cell>
          <table:table-cell office:value-type="float" office:value="810.16" calcext:value-type="float">
            <text:p>810.1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2.2853" calcext:value-type="float">
            <text:p>42.2853</text:p>
          </table:table-cell>
          <table:table-cell office:value-type="float" office:value="147.255" calcext:value-type="float">
            <text:p>147.255</text:p>
          </table:table-cell>
          <table:table-cell office:value-type="float" office:value="810.46" calcext:value-type="float">
            <text:p>810.4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2.6596" calcext:value-type="float">
            <text:p>42.6596</text:p>
          </table:table-cell>
          <table:table-cell office:value-type="float" office:value="146.562" calcext:value-type="float">
            <text:p>146.562</text:p>
          </table:table-cell>
          <table:table-cell office:value-type="float" office:value="810.778" calcext:value-type="float">
            <text:p>810.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.0252" calcext:value-type="float">
            <text:p>43.0252</text:p>
          </table:table-cell>
          <table:table-cell office:value-type="float" office:value="145.861" calcext:value-type="float">
            <text:p>145.861</text:p>
          </table:table-cell>
          <table:table-cell office:value-type="float" office:value="811.114" calcext:value-type="float">
            <text:p>811.11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3.3819" calcext:value-type="float">
            <text:p>43.3819</text:p>
          </table:table-cell>
          <table:table-cell office:value-type="float" office:value="145.151" calcext:value-type="float">
            <text:p>145.151</text:p>
          </table:table-cell>
          <table:table-cell office:value-type="float" office:value="811.467" calcext:value-type="float">
            <text:p>811.46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3.7291" calcext:value-type="float">
            <text:p>43.7291</text:p>
          </table:table-cell>
          <table:table-cell office:value-type="float" office:value="144.433" calcext:value-type="float">
            <text:p>144.433</text:p>
          </table:table-cell>
          <table:table-cell office:value-type="float" office:value="811.838" calcext:value-type="float">
            <text:p>811.838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4.0664" calcext:value-type="float">
            <text:p>44.0664</text:p>
          </table:table-cell>
          <table:table-cell office:value-type="float" office:value="143.709" calcext:value-type="float">
            <text:p>143.709</text:p>
          </table:table-cell>
          <table:table-cell office:value-type="float" office:value="812.224" calcext:value-type="float">
            <text:p>812.224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4.3936" calcext:value-type="float">
            <text:p>44.3936</text:p>
          </table:table-cell>
          <table:table-cell office:value-type="float" office:value="142.98" calcext:value-type="float">
            <text:p>142.98</text:p>
          </table:table-cell>
          <table:table-cell office:value-type="float" office:value="812.627" calcext:value-type="float">
            <text:p>812.62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4.7101" calcext:value-type="float">
            <text:p>44.7101</text:p>
          </table:table-cell>
          <table:table-cell office:value-type="float" office:value="142.245" calcext:value-type="float">
            <text:p>142.245</text:p>
          </table:table-cell>
          <table:table-cell office:value-type="float" office:value="813.045" calcext:value-type="float">
            <text:p>813.04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5.0157" calcext:value-type="float">
            <text:p>45.0157</text:p>
          </table:table-cell>
          <table:table-cell office:value-type="float" office:value="141.507" calcext:value-type="float">
            <text:p>141.507</text:p>
          </table:table-cell>
          <table:table-cell office:value-type="float" office:value="813.477" calcext:value-type="float">
            <text:p>813.477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5.31" calcext:value-type="float">
            <text:p>45.31</text:p>
          </table:table-cell>
          <table:table-cell office:value-type="float" office:value="140.766" calcext:value-type="float">
            <text:p>140.766</text:p>
          </table:table-cell>
          <table:table-cell office:value-type="float" office:value="813.924" calcext:value-type="float">
            <text:p>813.924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5.5927" calcext:value-type="float">
            <text:p>45.5927</text:p>
          </table:table-cell>
          <table:table-cell office:value-type="float" office:value="140.023" calcext:value-type="float">
            <text:p>140.023</text:p>
          </table:table-cell>
          <table:table-cell office:value-type="float" office:value="814.384" calcext:value-type="float">
            <text:p>814.38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5.8636" calcext:value-type="float">
            <text:p>45.8636</text:p>
          </table:table-cell>
          <table:table-cell office:value-type="float" office:value="139.279" calcext:value-type="float">
            <text:p>139.279</text:p>
          </table:table-cell>
          <table:table-cell office:value-type="float" office:value="814.858" calcext:value-type="float">
            <text:p>814.8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1225" calcext:value-type="float">
            <text:p>46.1225</text:p>
          </table:table-cell>
          <table:table-cell office:value-type="float" office:value="138.534" calcext:value-type="float">
            <text:p>138.534</text:p>
          </table:table-cell>
          <table:table-cell office:value-type="float" office:value="815.343" calcext:value-type="float">
            <text:p>815.34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6.369" calcext:value-type="float">
            <text:p>46.369</text:p>
          </table:table-cell>
          <table:table-cell office:value-type="float" office:value="137.79" calcext:value-type="float">
            <text:p>137.79</text:p>
          </table:table-cell>
          <table:table-cell office:value-type="float" office:value="815.841" calcext:value-type="float">
            <text:p>815.84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6.603" calcext:value-type="float">
            <text:p>46.603</text:p>
          </table:table-cell>
          <table:table-cell office:value-type="float" office:value="137.048" calcext:value-type="float">
            <text:p>137.048</text:p>
          </table:table-cell>
          <table:table-cell office:value-type="float" office:value="816.349" calcext:value-type="float">
            <text:p>816.34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6.8244" calcext:value-type="float">
            <text:p>46.8244</text:p>
          </table:table-cell>
          <table:table-cell office:value-type="float" office:value="136.308" calcext:value-type="float">
            <text:p>136.308</text:p>
          </table:table-cell>
          <table:table-cell office:value-type="float" office:value="816.868" calcext:value-type="float">
            <text:p>816.86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7.0329" calcext:value-type="float">
            <text:p>47.0329</text:p>
          </table:table-cell>
          <table:table-cell office:value-type="float" office:value="135.571" calcext:value-type="float">
            <text:p>135.571</text:p>
          </table:table-cell>
          <table:table-cell office:value-type="float" office:value="817.396" calcext:value-type="float">
            <text:p>817.39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7.2284" calcext:value-type="float">
            <text:p>47.2284</text:p>
          </table:table-cell>
          <table:table-cell office:value-type="float" office:value="134.838" calcext:value-type="float">
            <text:p>134.838</text:p>
          </table:table-cell>
          <table:table-cell office:value-type="float" office:value="817.934" calcext:value-type="float">
            <text:p>817.93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7.4109" calcext:value-type="float">
            <text:p>47.4109</text:p>
          </table:table-cell>
          <table:table-cell office:value-type="float" office:value="134.109" calcext:value-type="float">
            <text:p>134.109</text:p>
          </table:table-cell>
          <table:table-cell office:value-type="float" office:value="818.48" calcext:value-type="float">
            <text:p>818.4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7.5803" calcext:value-type="float">
            <text:p>47.5803</text:p>
          </table:table-cell>
          <table:table-cell office:value-type="float" office:value="133.386" calcext:value-type="float">
            <text:p>133.386</text:p>
          </table:table-cell>
          <table:table-cell office:value-type="float" office:value="819.034" calcext:value-type="float">
            <text:p>819.03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7.7366" calcext:value-type="float">
            <text:p>47.7366</text:p>
          </table:table-cell>
          <table:table-cell office:value-type="float" office:value="132.669" calcext:value-type="float">
            <text:p>132.669</text:p>
          </table:table-cell>
          <table:table-cell office:value-type="float" office:value="819.595" calcext:value-type="float">
            <text:p>819.595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7.8796" calcext:value-type="float">
            <text:p>47.8796</text:p>
          </table:table-cell>
          <table:table-cell office:value-type="float" office:value="131.959" calcext:value-type="float">
            <text:p>131.959</text:p>
          </table:table-cell>
          <table:table-cell office:value-type="float" office:value="820.162" calcext:value-type="float">
            <text:p>820.1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0096" calcext:value-type="float">
            <text:p>48.0096</text:p>
          </table:table-cell>
          <table:table-cell office:value-type="float" office:value="131.256" calcext:value-type="float">
            <text:p>131.256</text:p>
          </table:table-cell>
          <table:table-cell office:value-type="float" office:value="820.735" calcext:value-type="float">
            <text:p>820.73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.1264" calcext:value-type="float">
            <text:p>48.1264</text:p>
          </table:table-cell>
          <table:table-cell office:value-type="float" office:value="130.561" calcext:value-type="float">
            <text:p>130.561</text:p>
          </table:table-cell>
          <table:table-cell office:value-type="float" office:value="821.313" calcext:value-type="float">
            <text:p>821.31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8.2301" calcext:value-type="float">
            <text:p>48.2301</text:p>
          </table:table-cell>
          <table:table-cell office:value-type="float" office:value="129.875" calcext:value-type="float">
            <text:p>129.875</text:p>
          </table:table-cell>
          <table:table-cell office:value-type="float" office:value="821.895" calcext:value-type="float">
            <text:p>821.89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8.3208" calcext:value-type="float">
            <text:p>48.3208</text:p>
          </table:table-cell>
          <table:table-cell office:value-type="float" office:value="129.198" calcext:value-type="float">
            <text:p>129.198</text:p>
          </table:table-cell>
          <table:table-cell office:value-type="float" office:value="822.481" calcext:value-type="float">
            <text:p>822.48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.3987" calcext:value-type="float">
            <text:p>48.3987</text:p>
          </table:table-cell>
          <table:table-cell office:value-type="float" office:value="128.531" calcext:value-type="float">
            <text:p>128.531</text:p>
          </table:table-cell>
          <table:table-cell office:value-type="float" office:value="823.07" calcext:value-type="float">
            <text:p>823.0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8.4638" calcext:value-type="float">
            <text:p>48.4638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823.662" calcext:value-type="float">
            <text:p>823.66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.5164" calcext:value-type="float">
            <text:p>48.5164</text:p>
          </table:table-cell>
          <table:table-cell office:value-type="float" office:value="127.228" calcext:value-type="float">
            <text:p>127.228</text:p>
          </table:table-cell>
          <table:table-cell office:value-type="float" office:value="824.255" calcext:value-type="float">
            <text:p>824.25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8.5565" calcext:value-type="float">
            <text:p>48.5565</text:p>
          </table:table-cell>
          <table:table-cell office:value-type="float" office:value="126.594" calcext:value-type="float">
            <text:p>126.594</text:p>
          </table:table-cell>
          <table:table-cell office:value-type="float" office:value="824.85" calcext:value-type="float">
            <text:p>824.8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8.5843" calcext:value-type="float">
            <text:p>48.5843</text:p>
          </table:table-cell>
          <table:table-cell office:value-type="float" office:value="125.971" calcext:value-type="float">
            <text:p>125.971</text:p>
          </table:table-cell>
          <table:table-cell office:value-type="float" office:value="825.445" calcext:value-type="float">
            <text:p>825.44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8.6002" calcext:value-type="float">
            <text:p>48.6002</text:p>
          </table:table-cell>
          <table:table-cell office:value-type="float" office:value="125.36" calcext:value-type="float">
            <text:p>125.36</text:p>
          </table:table-cell>
          <table:table-cell office:value-type="float" office:value="826.04" calcext:value-type="float">
            <text:p>826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6042" calcext:value-type="float">
            <text:p>48.6042</text:p>
          </table:table-cell>
          <table:table-cell office:value-type="float" office:value="124.762" calcext:value-type="float">
            <text:p>124.762</text:p>
          </table:table-cell>
          <table:table-cell office:value-type="float" office:value="826.634" calcext:value-type="float">
            <text:p>826.634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8.5966" calcext:value-type="float">
            <text:p>48.5966</text:p>
          </table:table-cell>
          <table:table-cell office:value-type="float" office:value="124.176" calcext:value-type="float">
            <text:p>124.176</text:p>
          </table:table-cell>
          <table:table-cell office:value-type="float" office:value="827.227" calcext:value-type="float">
            <text:p>827.22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8.5778" calcext:value-type="float">
            <text:p>48.5778</text:p>
          </table:table-cell>
          <table:table-cell office:value-type="float" office:value="123.604" calcext:value-type="float">
            <text:p>123.604</text:p>
          </table:table-cell>
          <table:table-cell office:value-type="float" office:value="827.818" calcext:value-type="float">
            <text:p>827.81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8.5479" calcext:value-type="float">
            <text:p>48.5479</text:p>
          </table:table-cell>
          <table:table-cell office:value-type="float" office:value="123.045" calcext:value-type="float">
            <text:p>123.045</text:p>
          </table:table-cell>
          <table:table-cell office:value-type="float" office:value="828.407" calcext:value-type="float">
            <text:p>828.40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8.5072" calcext:value-type="float">
            <text:p>48.5072</text:p>
          </table:table-cell>
          <table:table-cell office:value-type="float" office:value="122.5" calcext:value-type="float">
            <text:p>122.5</text:p>
          </table:table-cell>
          <table:table-cell office:value-type="float" office:value="828.993" calcext:value-type="float">
            <text:p>828.99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8.4561" calcext:value-type="float">
            <text:p>48.4561</text:p>
          </table:table-cell>
          <table:table-cell office:value-type="float" office:value="121.969" calcext:value-type="float">
            <text:p>121.969</text:p>
          </table:table-cell>
          <table:table-cell office:value-type="float" office:value="829.575" calcext:value-type="float">
            <text:p>829.57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8.3948" calcext:value-type="float">
            <text:p>48.3948</text:p>
          </table:table-cell>
          <table:table-cell office:value-type="float" office:value="121.452" calcext:value-type="float">
            <text:p>121.452</text:p>
          </table:table-cell>
          <table:table-cell office:value-type="float" office:value="830.154" calcext:value-type="float">
            <text:p>830.15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8.3236" calcext:value-type="float">
            <text:p>48.3236</text:p>
          </table:table-cell>
          <table:table-cell office:value-type="float" office:value="120.949" calcext:value-type="float">
            <text:p>120.949</text:p>
          </table:table-cell>
          <table:table-cell office:value-type="float" office:value="830.728" calcext:value-type="float">
            <text:p>830.72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8.2429" calcext:value-type="float">
            <text:p>48.2429</text:p>
          </table:table-cell>
          <table:table-cell office:value-type="float" office:value="120.46" calcext:value-type="float">
            <text:p>120.46</text:p>
          </table:table-cell>
          <table:table-cell office:value-type="float" office:value="831.297" calcext:value-type="float">
            <text:p>831.297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.153" calcext:value-type="float">
            <text:p>48.153</text:p>
          </table:table-cell>
          <table:table-cell office:value-type="float" office:value="119.987" calcext:value-type="float">
            <text:p>119.987</text:p>
          </table:table-cell>
          <table:table-cell office:value-type="float" office:value="831.86" calcext:value-type="float">
            <text:p>831.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.0542" calcext:value-type="float">
            <text:p>48.0542</text:p>
          </table:table-cell>
          <table:table-cell office:value-type="float" office:value="119.528" calcext:value-type="float">
            <text:p>119.528</text:p>
          </table:table-cell>
          <table:table-cell office:value-type="float" office:value="832.418" calcext:value-type="float">
            <text:p>832.418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7.9469" calcext:value-type="float">
            <text:p>47.9469</text:p>
          </table:table-cell>
          <table:table-cell office:value-type="float" office:value="119.084" calcext:value-type="float">
            <text:p>119.084</text:p>
          </table:table-cell>
          <table:table-cell office:value-type="float" office:value="832.969" calcext:value-type="float">
            <text:p>832.969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7.8314" calcext:value-type="float">
            <text:p>47.8314</text:p>
          </table:table-cell>
          <table:table-cell office:value-type="float" office:value="118.655" calcext:value-type="float">
            <text:p>118.655</text:p>
          </table:table-cell>
          <table:table-cell office:value-type="float" office:value="833.514" calcext:value-type="float">
            <text:p>833.514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7.7081" calcext:value-type="float">
            <text:p>47.7081</text:p>
          </table:table-cell>
          <table:table-cell office:value-type="float" office:value="118.24" calcext:value-type="float">
            <text:p>118.24</text:p>
          </table:table-cell>
          <table:table-cell office:value-type="float" office:value="834.052" calcext:value-type="float">
            <text:p>834.05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7.5772" calcext:value-type="float">
            <text:p>47.5772</text:p>
          </table:table-cell>
          <table:table-cell office:value-type="float" office:value="117.841" calcext:value-type="float">
            <text:p>117.841</text:p>
          </table:table-cell>
          <table:table-cell office:value-type="float" office:value="834.582" calcext:value-type="float">
            <text:p>834.58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7.4392" calcext:value-type="float">
            <text:p>47.4392</text:p>
          </table:table-cell>
          <table:table-cell office:value-type="float" office:value="117.457" calcext:value-type="float">
            <text:p>117.457</text:p>
          </table:table-cell>
          <table:table-cell office:value-type="float" office:value="835.104" calcext:value-type="float">
            <text:p>835.10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7.2944" calcext:value-type="float">
            <text:p>47.2944</text:p>
          </table:table-cell>
          <table:table-cell office:value-type="float" office:value="117.087" calcext:value-type="float">
            <text:p>117.087</text:p>
          </table:table-cell>
          <table:table-cell office:value-type="float" office:value="835.618" calcext:value-type="float">
            <text:p>835.618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7.1431" calcext:value-type="float">
            <text:p>47.1431</text:p>
          </table:table-cell>
          <table:table-cell office:value-type="float" office:value="116.733" calcext:value-type="float">
            <text:p>116.733</text:p>
          </table:table-cell>
          <table:table-cell office:value-type="float" office:value="836.124" calcext:value-type="float">
            <text:p>836.12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6.9857" calcext:value-type="float">
            <text:p>46.9857</text:p>
          </table:table-cell>
          <table:table-cell office:value-type="float" office:value="116.393" calcext:value-type="float">
            <text:p>116.393</text:p>
          </table:table-cell>
          <table:table-cell office:value-type="float" office:value="836.621" calcext:value-type="float">
            <text:p>836.62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6.8225" calcext:value-type="float">
            <text:p>46.8225</text:p>
          </table:table-cell>
          <table:table-cell office:value-type="float" office:value="116.068" calcext:value-type="float">
            <text:p>116.068</text:p>
          </table:table-cell>
          <table:table-cell office:value-type="float" office:value="837.109" calcext:value-type="float">
            <text:p>837.1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6539" calcext:value-type="float">
            <text:p>46.6539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837.588" calcext:value-type="float">
            <text:p>837.58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6.4801" calcext:value-type="float">
            <text:p>46.4801</text:p>
          </table:table-cell>
          <table:table-cell office:value-type="float" office:value="115.463" calcext:value-type="float">
            <text:p>115.463</text:p>
          </table:table-cell>
          <table:table-cell office:value-type="float" office:value="838.057" calcext:value-type="float">
            <text:p>838.05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6.3017" calcext:value-type="float">
            <text:p>46.3017</text:p>
          </table:table-cell>
          <table:table-cell office:value-type="float" office:value="115.182" calcext:value-type="float">
            <text:p>115.182</text:p>
          </table:table-cell>
          <table:table-cell office:value-type="float" office:value="838.516" calcext:value-type="float">
            <text:p>838.51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6.1187" calcext:value-type="float">
            <text:p>46.1187</text:p>
          </table:table-cell>
          <table:table-cell office:value-type="float" office:value="114.916" calcext:value-type="float">
            <text:p>114.916</text:p>
          </table:table-cell>
          <table:table-cell office:value-type="float" office:value="838.966" calcext:value-type="float">
            <text:p>838.96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5.9317" calcext:value-type="float">
            <text:p>45.9317</text:p>
          </table:table-cell>
          <table:table-cell office:value-type="float" office:value="114.664" calcext:value-type="float">
            <text:p>114.664</text:p>
          </table:table-cell>
          <table:table-cell office:value-type="float" office:value="839.405" calcext:value-type="float">
            <text:p>839.40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5.7409" calcext:value-type="float">
            <text:p>45.7409</text:p>
          </table:table-cell>
          <table:table-cell office:value-type="float" office:value="114.426" calcext:value-type="float">
            <text:p>114.426</text:p>
          </table:table-cell>
          <table:table-cell office:value-type="float" office:value="839.833" calcext:value-type="float">
            <text:p>839.83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5.5466" calcext:value-type="float">
            <text:p>45.5466</text:p>
          </table:table-cell>
          <table:table-cell office:value-type="float" office:value="114.202" calcext:value-type="float">
            <text:p>114.202</text:p>
          </table:table-cell>
          <table:table-cell office:value-type="float" office:value="840.252" calcext:value-type="float">
            <text:p>840.25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5.3491" calcext:value-type="float">
            <text:p>45.3491</text:p>
          </table:table-cell>
          <table:table-cell office:value-type="float" office:value="113.992" calcext:value-type="float">
            <text:p>113.992</text:p>
          </table:table-cell>
          <table:table-cell office:value-type="float" office:value="840.659" calcext:value-type="float">
            <text:p>840.65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5.1487" calcext:value-type="float">
            <text:p>45.1487</text:p>
          </table:table-cell>
          <table:table-cell office:value-type="float" office:value="113.795" calcext:value-type="float">
            <text:p>113.795</text:p>
          </table:table-cell>
          <table:table-cell office:value-type="float" office:value="841.056" calcext:value-type="float">
            <text:p>841.05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4.9457" calcext:value-type="float">
            <text:p>44.9457</text:p>
          </table:table-cell>
          <table:table-cell office:value-type="float" office:value="113.613" calcext:value-type="float">
            <text:p>113.613</text:p>
          </table:table-cell>
          <table:table-cell office:value-type="float" office:value="841.442" calcext:value-type="float">
            <text:p>841.4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7405" calcext:value-type="float">
            <text:p>44.7405</text:p>
          </table:table-cell>
          <table:table-cell office:value-type="float" office:value="113.443" calcext:value-type="float">
            <text:p>113.443</text:p>
          </table:table-cell>
          <table:table-cell office:value-type="float" office:value="841.816" calcext:value-type="float">
            <text:p>841.816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4.5332" calcext:value-type="float">
            <text:p>44.5332</text:p>
          </table:table-cell>
          <table:table-cell office:value-type="float" office:value="113.287" calcext:value-type="float">
            <text:p>113.287</text:p>
          </table:table-cell>
          <table:table-cell office:value-type="float" office:value="842.18" calcext:value-type="float">
            <text:p>842.1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4.3241" calcext:value-type="float">
            <text:p>44.3241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842.533" calcext:value-type="float">
            <text:p>842.533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4.1135" calcext:value-type="float">
            <text:p>44.1135</text:p>
          </table:table-cell>
          <table:table-cell office:value-type="float" office:value="113.013" calcext:value-type="float">
            <text:p>113.013</text:p>
          </table:table-cell>
          <table:table-cell office:value-type="float" office:value="842.874" calcext:value-type="float">
            <text:p>842.87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3.9017" calcext:value-type="float">
            <text:p>43.9017</text:p>
          </table:table-cell>
          <table:table-cell office:value-type="float" office:value="112.895" calcext:value-type="float">
            <text:p>112.895</text:p>
          </table:table-cell>
          <table:table-cell office:value-type="float" office:value="843.204" calcext:value-type="float">
            <text:p>843.20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3.6889" calcext:value-type="float">
            <text:p>43.6889</text:p>
          </table:table-cell>
          <table:table-cell office:value-type="float" office:value="112.789" calcext:value-type="float">
            <text:p>112.789</text:p>
          </table:table-cell>
          <table:table-cell office:value-type="float" office:value="843.522" calcext:value-type="float">
            <text:p>843.52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3.4754" calcext:value-type="float">
            <text:p>43.4754</text:p>
          </table:table-cell>
          <table:table-cell office:value-type="float" office:value="112.695" calcext:value-type="float">
            <text:p>112.695</text:p>
          </table:table-cell>
          <table:table-cell office:value-type="float" office:value="843.83" calcext:value-type="float">
            <text:p>843.8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3.2613" calcext:value-type="float">
            <text:p>43.2613</text:p>
          </table:table-cell>
          <table:table-cell office:value-type="float" office:value="112.613" calcext:value-type="float">
            <text:p>112.613</text:p>
          </table:table-cell>
          <table:table-cell office:value-type="float" office:value="844.125" calcext:value-type="float">
            <text:p>844.12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3.0469" calcext:value-type="float">
            <text:p>43.0469</text:p>
          </table:table-cell>
          <table:table-cell office:value-type="float" office:value="112.543" calcext:value-type="float">
            <text:p>112.543</text:p>
          </table:table-cell>
          <table:table-cell office:value-type="float" office:value="844.41" calcext:value-type="float">
            <text:p>844.4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2.8324" calcext:value-type="float">
            <text:p>42.8324</text:p>
          </table:table-cell>
          <table:table-cell office:value-type="float" office:value="112.484" calcext:value-type="float">
            <text:p>112.484</text:p>
          </table:table-cell>
          <table:table-cell office:value-type="float" office:value="844.683" calcext:value-type="float">
            <text:p>844.6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618" calcext:value-type="float">
            <text:p>42.618</text:p>
          </table:table-cell>
          <table:table-cell office:value-type="float" office:value="112.437" calcext:value-type="float">
            <text:p>112.437</text:p>
          </table:table-cell>
          <table:table-cell office:value-type="float" office:value="844.945" calcext:value-type="float">
            <text:p>844.945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42.404" calcext:value-type="float">
            <text:p>42.404</text:p>
          </table:table-cell>
          <table:table-cell office:value-type="float" office:value="112.4" calcext:value-type="float">
            <text:p>112.4</text:p>
          </table:table-cell>
          <table:table-cell office:value-type="float" office:value="845.196" calcext:value-type="float">
            <text:p>845.19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2.1904" calcext:value-type="float">
            <text:p>42.1904</text:p>
          </table:table-cell>
          <table:table-cell office:value-type="float" office:value="112.375" calcext:value-type="float">
            <text:p>112.375</text:p>
          </table:table-cell>
          <table:table-cell office:value-type="float" office:value="845.435" calcext:value-type="float">
            <text:p>845.43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41.9776" calcext:value-type="float">
            <text:p>41.9776</text:p>
          </table:table-cell>
          <table:table-cell office:value-type="float" office:value="112.359" calcext:value-type="float">
            <text:p>112.359</text:p>
          </table:table-cell>
          <table:table-cell office:value-type="float" office:value="845.663" calcext:value-type="float">
            <text:p>845.66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1.7656" calcext:value-type="float">
            <text:p>41.7656</text:p>
          </table:table-cell>
          <table:table-cell office:value-type="float" office:value="112.354" calcext:value-type="float">
            <text:p>112.354</text:p>
          </table:table-cell>
          <table:table-cell office:value-type="float" office:value="845.88" calcext:value-type="float">
            <text:p>845.8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1.5546" calcext:value-type="float">
            <text:p>41.5546</text:p>
          </table:table-cell>
          <table:table-cell office:value-type="float" office:value="112.359" calcext:value-type="float">
            <text:p>112.359</text:p>
          </table:table-cell>
          <table:table-cell office:value-type="float" office:value="846.086" calcext:value-type="float">
            <text:p>846.08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1.3448" calcext:value-type="float">
            <text:p>41.3448</text:p>
          </table:table-cell>
          <table:table-cell office:value-type="float" office:value="112.374" calcext:value-type="float">
            <text:p>112.374</text:p>
          </table:table-cell>
          <table:table-cell office:value-type="float" office:value="846.281" calcext:value-type="float">
            <text:p>846.28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1.1364" calcext:value-type="float">
            <text:p>41.1364</text:p>
          </table:table-cell>
          <table:table-cell office:value-type="float" office:value="112.399" calcext:value-type="float">
            <text:p>112.399</text:p>
          </table:table-cell>
          <table:table-cell office:value-type="float" office:value="846.465" calcext:value-type="float">
            <text:p>846.465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0.9294" calcext:value-type="float">
            <text:p>40.9294</text:p>
          </table:table-cell>
          <table:table-cell office:value-type="float" office:value="112.432" calcext:value-type="float">
            <text:p>112.432</text:p>
          </table:table-cell>
          <table:table-cell office:value-type="float" office:value="846.638" calcext:value-type="float">
            <text:p>846.63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0.7241" calcext:value-type="float">
            <text:p>40.7241</text:p>
          </table:table-cell>
          <table:table-cell office:value-type="float" office:value="112.475" calcext:value-type="float">
            <text:p>112.475</text:p>
          </table:table-cell>
          <table:table-cell office:value-type="float" office:value="846.801" calcext:value-type="float">
            <text:p>846.8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.5206" calcext:value-type="float">
            <text:p>40.5206</text:p>
          </table:table-cell>
          <table:table-cell office:value-type="float" office:value="112.527" calcext:value-type="float">
            <text:p>112.527</text:p>
          </table:table-cell>
          <table:table-cell office:value-type="float" office:value="846.953" calcext:value-type="float">
            <text:p>846.953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40.3189" calcext:value-type="float">
            <text:p>40.3189</text:p>
          </table:table-cell>
          <table:table-cell office:value-type="float" office:value="112.587" calcext:value-type="float">
            <text:p>112.587</text:p>
          </table:table-cell>
          <table:table-cell office:value-type="float" office:value="847.094" calcext:value-type="float">
            <text:p>847.09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0.1192" calcext:value-type="float">
            <text:p>40.1192</text:p>
          </table:table-cell>
          <table:table-cell office:value-type="float" office:value="112.656" calcext:value-type="float">
            <text:p>112.656</text:p>
          </table:table-cell>
          <table:table-cell office:value-type="float" office:value="847.225" calcext:value-type="float">
            <text:p>847.22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9.9217" calcext:value-type="float">
            <text:p>39.9217</text:p>
          </table:table-cell>
          <table:table-cell office:value-type="float" office:value="112.732" calcext:value-type="float">
            <text:p>112.732</text:p>
          </table:table-cell>
          <table:table-cell office:value-type="float" office:value="847.346" calcext:value-type="float">
            <text:p>847.34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9.7264" calcext:value-type="float">
            <text:p>39.7264</text:p>
          </table:table-cell>
          <table:table-cell office:value-type="float" office:value="112.817" calcext:value-type="float">
            <text:p>112.817</text:p>
          </table:table-cell>
          <table:table-cell office:value-type="float" office:value="847.457" calcext:value-type="float">
            <text:p>847.45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9.5334" calcext:value-type="float">
            <text:p>39.5334</text:p>
          </table:table-cell>
          <table:table-cell office:value-type="float" office:value="112.909" calcext:value-type="float">
            <text:p>112.909</text:p>
          </table:table-cell>
          <table:table-cell office:value-type="float" office:value="847.557" calcext:value-type="float">
            <text:p>847.55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9.3428" calcext:value-type="float">
            <text:p>39.3428</text:p>
          </table:table-cell>
          <table:table-cell office:value-type="float" office:value="113.009" calcext:value-type="float">
            <text:p>113.009</text:p>
          </table:table-cell>
          <table:table-cell office:value-type="float" office:value="847.648" calcext:value-type="float">
            <text:p>847.64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9.1548" calcext:value-type="float">
            <text:p>39.1548</text:p>
          </table:table-cell>
          <table:table-cell office:value-type="float" office:value="113.116" calcext:value-type="float">
            <text:p>113.116</text:p>
          </table:table-cell>
          <table:table-cell office:value-type="float" office:value="847.73" calcext:value-type="float">
            <text:p>847.7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8.9693" calcext:value-type="float">
            <text:p>38.9693</text:p>
          </table:table-cell>
          <table:table-cell office:value-type="float" office:value="113.229" calcext:value-type="float">
            <text:p>113.229</text:p>
          </table:table-cell>
          <table:table-cell office:value-type="float" office:value="847.801" calcext:value-type="float">
            <text:p>847.801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8.7865" calcext:value-type="float">
            <text:p>38.7865</text:p>
          </table:table-cell>
          <table:table-cell office:value-type="float" office:value="113.35" calcext:value-type="float">
            <text:p>113.35</text:p>
          </table:table-cell>
          <table:table-cell office:value-type="float" office:value="847.863" calcext:value-type="float">
            <text:p>847.8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.6065" calcext:value-type="float">
            <text:p>38.6065</text:p>
          </table:table-cell>
          <table:table-cell office:value-type="float" office:value="113.477" calcext:value-type="float">
            <text:p>113.477</text:p>
          </table:table-cell>
          <table:table-cell office:value-type="float" office:value="847.916" calcext:value-type="float">
            <text:p>847.916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8.4293" calcext:value-type="float">
            <text:p>38.4293</text:p>
          </table:table-cell>
          <table:table-cell office:value-type="float" office:value="113.61" calcext:value-type="float">
            <text:p>113.61</text:p>
          </table:table-cell>
          <table:table-cell office:value-type="float" office:value="847.96" calcext:value-type="float">
            <text:p>847.9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8.255" calcext:value-type="float">
            <text:p>38.255</text:p>
          </table:table-cell>
          <table:table-cell office:value-type="float" office:value="113.75" calcext:value-type="float">
            <text:p>113.75</text:p>
          </table:table-cell>
          <table:table-cell office:value-type="float" office:value="847.996" calcext:value-type="float">
            <text:p>847.996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8.0836" calcext:value-type="float">
            <text:p>38.0836</text:p>
          </table:table-cell>
          <table:table-cell office:value-type="float" office:value="113.895" calcext:value-type="float">
            <text:p>113.895</text:p>
          </table:table-cell>
          <table:table-cell office:value-type="float" office:value="848.022" calcext:value-type="float">
            <text:p>848.02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7.9152" calcext:value-type="float">
            <text:p>37.9152</text:p>
          </table:table-cell>
          <table:table-cell office:value-type="float" office:value="114.045" calcext:value-type="float">
            <text:p>114.045</text:p>
          </table:table-cell>
          <table:table-cell office:value-type="float" office:value="848.04" calcext:value-type="float">
            <text:p>848.0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7.7498" calcext:value-type="float">
            <text:p>37.7498</text:p>
          </table:table-cell>
          <table:table-cell office:value-type="float" office:value="114.201" calcext:value-type="float">
            <text:p>114.201</text:p>
          </table:table-cell>
          <table:table-cell office:value-type="float" office:value="848.049" calcext:value-type="float">
            <text:p>848.04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7.5876" calcext:value-type="float">
            <text:p>37.5876</text:p>
          </table:table-cell>
          <table:table-cell office:value-type="float" office:value="114.363" calcext:value-type="float">
            <text:p>114.363</text:p>
          </table:table-cell>
          <table:table-cell office:value-type="float" office:value="848.05" calcext:value-type="float">
            <text:p>848.05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7.4284" calcext:value-type="float">
            <text:p>37.4284</text:p>
          </table:table-cell>
          <table:table-cell office:value-type="float" office:value="114.529" calcext:value-type="float">
            <text:p>114.529</text:p>
          </table:table-cell>
          <table:table-cell office:value-type="float" office:value="848.043" calcext:value-type="float">
            <text:p>848.04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7.2725" calcext:value-type="float">
            <text:p>37.2725</text:p>
          </table:table-cell>
          <table:table-cell office:value-type="float" office:value="114.7" calcext:value-type="float">
            <text:p>114.7</text:p>
          </table:table-cell>
          <table:table-cell office:value-type="float" office:value="848.028" calcext:value-type="float">
            <text:p>848.028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7.1197" calcext:value-type="float">
            <text:p>37.1197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848.005" calcext:value-type="float">
            <text:p>848.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9702" calcext:value-type="float">
            <text:p>36.9702</text:p>
          </table:table-cell>
          <table:table-cell office:value-type="float" office:value="115.055" calcext:value-type="float">
            <text:p>115.055</text:p>
          </table:table-cell>
          <table:table-cell office:value-type="float" office:value="847.975" calcext:value-type="float">
            <text:p>847.97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6.824" calcext:value-type="float">
            <text:p>36.824</text:p>
          </table:table-cell>
          <table:table-cell office:value-type="float" office:value="115.238" calcext:value-type="float">
            <text:p>115.238</text:p>
          </table:table-cell>
          <table:table-cell office:value-type="float" office:value="847.938" calcext:value-type="float">
            <text:p>847.938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6.6811" calcext:value-type="float">
            <text:p>36.6811</text:p>
          </table:table-cell>
          <table:table-cell office:value-type="float" office:value="115.426" calcext:value-type="float">
            <text:p>115.426</text:p>
          </table:table-cell>
          <table:table-cell office:value-type="float" office:value="847.893" calcext:value-type="float">
            <text:p>847.89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6.5414" calcext:value-type="float">
            <text:p>36.5414</text:p>
          </table:table-cell>
          <table:table-cell office:value-type="float" office:value="115.617" calcext:value-type="float">
            <text:p>115.617</text:p>
          </table:table-cell>
          <table:table-cell office:value-type="float" office:value="847.841" calcext:value-type="float">
            <text:p>847.841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6.4052" calcext:value-type="float">
            <text:p>36.4052</text:p>
          </table:table-cell>
          <table:table-cell office:value-type="float" office:value="115.812" calcext:value-type="float">
            <text:p>115.812</text:p>
          </table:table-cell>
          <table:table-cell office:value-type="float" office:value="847.783" calcext:value-type="float">
            <text:p>847.78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2722" calcext:value-type="float">
            <text:p>36.2722</text:p>
          </table:table-cell>
          <table:table-cell office:value-type="float" office:value="116.01" calcext:value-type="float">
            <text:p>116.01</text:p>
          </table:table-cell>
          <table:table-cell office:value-type="float" office:value="847.717" calcext:value-type="float">
            <text:p>847.71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.1427" calcext:value-type="float">
            <text:p>36.1427</text:p>
          </table:table-cell>
          <table:table-cell office:value-type="float" office:value="116.212" calcext:value-type="float">
            <text:p>116.212</text:p>
          </table:table-cell>
          <table:table-cell office:value-type="float" office:value="847.646" calcext:value-type="float">
            <text:p>847.64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.0165" calcext:value-type="float">
            <text:p>36.0165</text:p>
          </table:table-cell>
          <table:table-cell office:value-type="float" office:value="116.416" calcext:value-type="float">
            <text:p>116.416</text:p>
          </table:table-cell>
          <table:table-cell office:value-type="float" office:value="847.568" calcext:value-type="float">
            <text:p>847.56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5.8937" calcext:value-type="float">
            <text:p>35.8937</text:p>
          </table:table-cell>
          <table:table-cell office:value-type="float" office:value="116.623" calcext:value-type="float">
            <text:p>116.623</text:p>
          </table:table-cell>
          <table:table-cell office:value-type="float" office:value="847.484" calcext:value-type="float">
            <text:p>847.48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5.7742" calcext:value-type="float">
            <text:p>35.7742</text:p>
          </table:table-cell>
          <table:table-cell office:value-type="float" office:value="116.832" calcext:value-type="float">
            <text:p>116.832</text:p>
          </table:table-cell>
          <table:table-cell office:value-type="float" office:value="847.394" calcext:value-type="float">
            <text:p>847.3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6582" calcext:value-type="float">
            <text:p>35.6582</text:p>
          </table:table-cell>
          <table:table-cell office:value-type="float" office:value="117.043" calcext:value-type="float">
            <text:p>117.043</text:p>
          </table:table-cell>
          <table:table-cell office:value-type="float" office:value="847.298" calcext:value-type="float">
            <text:p>847.29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5.5456" calcext:value-type="float">
            <text:p>35.5456</text:p>
          </table:table-cell>
          <table:table-cell office:value-type="float" office:value="117.257" calcext:value-type="float">
            <text:p>117.257</text:p>
          </table:table-cell>
          <table:table-cell office:value-type="float" office:value="847.197" calcext:value-type="float">
            <text:p>847.19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5.4364" calcext:value-type="float">
            <text:p>35.4364</text:p>
          </table:table-cell>
          <table:table-cell office:value-type="float" office:value="117.473" calcext:value-type="float">
            <text:p>117.473</text:p>
          </table:table-cell>
          <table:table-cell office:value-type="float" office:value="847.091" calcext:value-type="float">
            <text:p>847.09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5.3306" calcext:value-type="float">
            <text:p>35.3306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846.979" calcext:value-type="float">
            <text:p>846.979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5.2281" calcext:value-type="float">
            <text:p>35.2281</text:p>
          </table:table-cell>
          <table:table-cell office:value-type="float" office:value="117.91" calcext:value-type="float">
            <text:p>117.91</text:p>
          </table:table-cell>
          <table:table-cell office:value-type="float" office:value="846.862" calcext:value-type="float">
            <text:p>846.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30:34.475416166</dc:date>
    <meta:editing-duration>PT1M4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78cm" svg:height="14.212cm" xlink:href=".." xlink:type="simple" chart:class="chart:line" chart:style-name="ch1">
        <chart:title svg:x="7.875cm" svg:y="0.42cm" chart:style-name="ch2">
          <text:p>Runge-Kutta</text:p>
        </chart:title>
        <chart:legend chart:legend-position="end" svg:x="16.796cm" svg:y="6.309cm" style:legend-expansion="high" chart:style-name="ch3"/>
        <chart:plot-area chart:style-name="ch4" table:cell-range-address="'runge-kutta'.A1:'runge-kutta'.D366" chart:data-source-has-labels="both" svg:x="1.378cm" svg:y="1.483cm" svg:width="15.051cm" svg:height="11.464cm">
          <chart:coordinate-region svg:x="2.37cm" svg:y="1.682cm" svg:width="14.059cm" svg:height="10.267cm"/>
          <chart:axis chart:dimension="x" chart:name="primary-x" chart:style-name="ch5" chartooo:axis-type="auto">
            <chartooo:date-scale/>
            <chart:title svg:x="7.629cm" svg:y="13.231cm" chart:style-name="ch6">
              <text:p>Tiempo (en días)</text:p>
            </chart:title>
            <chart:categories table:cell-range-address="'runge-kutta'.A2:'runge-kutta'.A366"/>
          </chart:axis>
          <chart:axis chart:dimension="y" chart:name="primary-y" chart:style-name="ch5">
            <chart:title svg:x="0.451cm" svg:y="8.86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'runge-kutta'.B2:'runge-kutta'.B366" chart:label-cell-address="'runge-kutta'.B1:'runge-kutta'.B1" chart:class="chart:line">
            <chart:data-point chart:repeated="365"/>
          </chart:series>
          <chart:series chart:style-name="ch10" chart:values-cell-range-address="'runge-kutta'.C2:'runge-kutta'.C366" chart:label-cell-address="'runge-kutta'.C1:'runge-kutta'.C1" chart:class="chart:line">
            <chart:data-point chart:repeated="365"/>
          </chart:series>
          <chart:series chart:style-name="ch11" chart:values-cell-range-address="'runge-kutta'.D2:'runge-kutta'.D366" chart:label-cell-address="'runge-kutta'.D1:'runge-kutta'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'runge-kutta'.B1:'runge-kutta'.B1</svg:desc>
                </draw:g>
              </table:table-cell>
              <table:table-cell office:value-type="string">
                <text:p>S</text:p>
                <draw:g>
                  <svg:desc>'runge-kutta'.C1:'runge-kutta'.C1</svg:desc>
                </draw:g>
              </table:table-cell>
              <table:table-cell office:value-type="string">
                <text:p>R</text:p>
                <draw:g>
                  <svg:desc>'runge-kutta'.D1:'runge-kutta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unge-kutta'.A2:'runge-kutta'.A366</svg:desc>
                </draw:g>
              </table:table-cell>
              <table:table-cell office:value-type="float" office:value="1">
                <text:p>1</text:p>
                <draw:g>
                  <svg:desc>'runge-kutta'.B2:'runge-kutta'.B366</svg:desc>
                </draw:g>
              </table:table-cell>
              <table:table-cell office:value-type="float" office:value="999">
                <text:p>999</text:p>
                <draw:g>
                  <svg:desc>'runge-kutta'.C2:'runge-kutta'.C366</svg:desc>
                </draw:g>
              </table:table-cell>
              <table:table-cell office:value-type="float" office:value="0">
                <text:p>0</text:p>
                <draw:g>
                  <svg:desc>'runge-kutta'.D2:'runge-kutta'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38195">
                <text:p>1.38195</text:p>
              </table:table-cell>
              <table:table-cell office:value-type="float" office:value="998.563">
                <text:p>998.563</text:p>
              </table:table-cell>
              <table:table-cell office:value-type="float" office:value="0.0546049">
                <text:p>0.05460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0949">
                <text:p>1.90949</text:p>
              </table:table-cell>
              <table:table-cell office:value-type="float" office:value="997.961">
                <text:p>997.961</text:p>
              </table:table-cell>
              <table:table-cell office:value-type="float" office:value="0.129942">
                <text:p>0.12994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3779">
                <text:p>2.63779</text:p>
              </table:table-cell>
              <table:table-cell office:value-type="float" office:value="997.128">
                <text:p>997.128</text:p>
              </table:table-cell>
              <table:table-cell office:value-type="float" office:value="0.233909">
                <text:p>0.2339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64275">
                <text:p>3.64275</text:p>
              </table:table-cell>
              <table:table-cell office:value-type="float" office:value="995.98">
                <text:p>995.98</text:p>
              </table:table-cell>
              <table:table-cell office:value-type="float" office:value="0.377397">
                <text:p>0.3773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0284">
                <text:p>5.0284</text:p>
              </table:table-cell>
              <table:table-cell office:value-type="float" office:value="994.396">
                <text:p>994.396</text:p>
              </table:table-cell>
              <table:table-cell office:value-type="float" office:value="0.575408">
                <text:p>0.5754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.93702">
                <text:p>6.93702</text:p>
              </table:table-cell>
              <table:table-cell office:value-type="float" office:value="992.214">
                <text:p>992.214</text:p>
              </table:table-cell>
              <table:table-cell office:value-type="float" office:value="0.848573">
                <text:p>0.84857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.56223">
                <text:p>9.56223</text:p>
              </table:table-cell>
              <table:table-cell office:value-type="float" office:value="989.213">
                <text:p>989.213</text:p>
              </table:table-cell>
              <table:table-cell office:value-type="float" office:value="1.22521">
                <text:p>1.225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.1661">
                <text:p>13.1661</text:p>
              </table:table-cell>
              <table:table-cell office:value-type="float" office:value="985.09">
                <text:p>985.09</text:p>
              </table:table-cell>
              <table:table-cell office:value-type="float" office:value="1.7441">
                <text:p>1.74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8.1001">
                <text:p>18.1001</text:p>
              </table:table-cell>
              <table:table-cell office:value-type="float" office:value="979.442">
                <text:p>979.442</text:p>
              </table:table-cell>
              <table:table-cell office:value-type="float" office:value="2.45812">
                <text:p>2.458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8304">
                <text:p>24.8304</text:p>
              </table:table-cell>
              <table:table-cell office:value-type="float" office:value="971.731">
                <text:p>971.731</text:p>
              </table:table-cell>
              <table:table-cell office:value-type="float" office:value="3.43899">
                <text:p>3.4389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3.9648">
                <text:p>33.9648</text:p>
              </table:table-cell>
              <table:table-cell office:value-type="float" office:value="961.252">
                <text:p>961.252</text:p>
              </table:table-cell>
              <table:table-cell office:value-type="float" office:value="4.78335">
                <text:p>4.7833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6.2771">
                <text:p>46.2771</text:p>
              </table:table-cell>
              <table:table-cell office:value-type="float" office:value="947.103">
                <text:p>947.103</text:p>
              </table:table-cell>
              <table:table-cell office:value-type="float" office:value="6.62006">
                <text:p>6.6200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2.7186">
                <text:p>62.7186</text:p>
              </table:table-cell>
              <table:table-cell office:value-type="float" office:value="928.163">
                <text:p>928.163</text:p>
              </table:table-cell>
              <table:table-cell office:value-type="float" office:value="9.11864">
                <text:p>9.118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4.3997">
                <text:p>84.3997</text:p>
              </table:table-cell>
              <table:table-cell office:value-type="float" office:value="903.102">
                <text:p>903.102</text:p>
              </table:table-cell>
              <table:table-cell office:value-type="float" office:value="12.4979">
                <text:p>12.497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2.513">
                <text:p>112.513</text:p>
              </table:table-cell>
              <table:table-cell office:value-type="float" office:value="870.454">
                <text:p>870.454</text:p>
              </table:table-cell>
              <table:table-cell office:value-type="float" office:value="17.0328">
                <text:p>17.032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8.168">
                <text:p>148.168</text:p>
              </table:table-cell>
              <table:table-cell office:value-type="float" office:value="828.775">
                <text:p>828.775</text:p>
              </table:table-cell>
              <table:table-cell office:value-type="float" office:value="23.057">
                <text:p>23.05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92.1">
                <text:p>192.1</text:p>
              </table:table-cell>
              <table:table-cell office:value-type="float" office:value="776.945">
                <text:p>776.945</text:p>
              </table:table-cell>
              <table:table-cell office:value-type="float" office:value="30.9544">
                <text:p>30.954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44.277">
                <text:p>244.277</text:p>
              </table:table-cell>
              <table:table-cell office:value-type="float" office:value="714.587">
                <text:p>714.587</text:p>
              </table:table-cell>
              <table:table-cell office:value-type="float" office:value="41.1359">
                <text:p>41.135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03.47">
                <text:p>303.47</text:p>
              </table:table-cell>
              <table:table-cell office:value-type="float" office:value="642.534">
                <text:p>642.534</text:p>
              </table:table-cell>
              <table:table-cell office:value-type="float" office:value="53.9954">
                <text:p>53.99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7.003">
                <text:p>367.003</text:p>
              </table:table-cell>
              <table:table-cell office:value-type="float" office:value="563.151">
                <text:p>563.151</text:p>
              </table:table-cell>
              <table:table-cell office:value-type="float" office:value="69.8463">
                <text:p>69.846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30.89">
                <text:p>430.89</text:p>
              </table:table-cell>
              <table:table-cell office:value-type="float" office:value="480.261">
                <text:p>480.261</text:p>
              </table:table-cell>
              <table:table-cell office:value-type="float" office:value="88.8496">
                <text:p>88.849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90.507">
                <text:p>490.507</text:p>
              </table:table-cell>
              <table:table-cell office:value-type="float" office:value="398.536">
                <text:p>398.536</text:p>
              </table:table-cell>
              <table:table-cell office:value-type="float" office:value="110.957">
                <text:p>110.95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41.624">
                <text:p>541.624</text:p>
              </table:table-cell>
              <table:table-cell office:value-type="float" office:value="322.483">
                <text:p>322.483</text:p>
              </table:table-cell>
              <table:table-cell office:value-type="float" office:value="135.893">
                <text:p>135.89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1.349">
                <text:p>581.349</text:p>
              </table:table-cell>
              <table:table-cell office:value-type="float" office:value="255.465">
                <text:p>255.465</text:p>
              </table:table-cell>
              <table:table-cell office:value-type="float" office:value="163.187">
                <text:p>163.18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08.575">
                <text:p>608.575</text:p>
              </table:table-cell>
              <table:table-cell office:value-type="float" office:value="199.18">
                <text:p>199.18</text:p>
              </table:table-cell>
              <table:table-cell office:value-type="float" office:value="192.245">
                <text:p>192.24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23.815">
                <text:p>623.815</text:p>
              </table:table-cell>
              <table:table-cell office:value-type="float" office:value="153.741">
                <text:p>153.741</text:p>
              </table:table-cell>
              <table:table-cell office:value-type="float" office:value="222.445">
                <text:p>222.44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28.647">
                <text:p>628.647</text:p>
              </table:table-cell>
              <table:table-cell office:value-type="float" office:value="118.15">
                <text:p>118.15</text:p>
              </table:table-cell>
              <table:table-cell office:value-type="float" office:value="253.202">
                <text:p>253.20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25.111">
                <text:p>625.111</text:p>
              </table:table-cell>
              <table:table-cell office:value-type="float" office:value="90.8664">
                <text:p>90.8664</text:p>
              </table:table-cell>
              <table:table-cell office:value-type="float" office:value="284.022">
                <text:p>284.02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15.247">
                <text:p>615.247</text:p>
              </table:table-cell>
              <table:table-cell office:value-type="float" office:value="70.2399">
                <text:p>70.2399</text:p>
              </table:table-cell>
              <table:table-cell office:value-type="float" office:value="314.513">
                <text:p>314.5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.846">
                <text:p>600.846</text:p>
              </table:table-cell>
              <table:table-cell office:value-type="float" office:value="54.7717">
                <text:p>54.7717</text:p>
              </table:table-cell>
              <table:table-cell office:value-type="float" office:value="344.382">
                <text:p>344.38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583.361">
                <text:p>583.361</text:p>
              </table:table-cell>
              <table:table-cell office:value-type="float" office:value="43.2154">
                <text:p>43.2154</text:p>
              </table:table-cell>
              <table:table-cell office:value-type="float" office:value="373.424">
                <text:p>373.42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63.909">
                <text:p>563.909</text:p>
              </table:table-cell>
              <table:table-cell office:value-type="float" office:value="34.59">
                <text:p>34.59</text:p>
              </table:table-cell>
              <table:table-cell office:value-type="float" office:value="401.501">
                <text:p>401.50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543.324">
                <text:p>543.324</text:p>
              </table:table-cell>
              <table:table-cell office:value-type="float" office:value="28.1483">
                <text:p>28.1483</text:p>
              </table:table-cell>
              <table:table-cell office:value-type="float" office:value="428.527">
                <text:p>428.52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22.21">
                <text:p>522.21</text:p>
              </table:table-cell>
              <table:table-cell office:value-type="float" office:value="23.3323">
                <text:p>23.3323</text:p>
              </table:table-cell>
              <table:table-cell office:value-type="float" office:value="454.458">
                <text:p>454.45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00.997">
                <text:p>500.997</text:p>
              </table:table-cell>
              <table:table-cell office:value-type="float" office:value="19.7299">
                <text:p>19.7299</text:p>
              </table:table-cell>
              <table:table-cell office:value-type="float" office:value="479.273">
                <text:p>479.2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79.986">
                <text:p>479.986</text:p>
              </table:table-cell>
              <table:table-cell office:value-type="float" office:value="17.038">
                <text:p>17.038</text:p>
              </table:table-cell>
              <table:table-cell office:value-type="float" office:value="502.976">
                <text:p>502.97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459.385">
                <text:p>459.385</text:p>
              </table:table-cell>
              <table:table-cell office:value-type="float" office:value="15.0339">
                <text:p>15.0339</text:p>
              </table:table-cell>
              <table:table-cell office:value-type="float" office:value="525.581">
                <text:p>525.58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39.333">
                <text:p>439.333</text:p>
              </table:table-cell>
              <table:table-cell office:value-type="float" office:value="13.5537">
                <text:p>13.5537</text:p>
              </table:table-cell>
              <table:table-cell office:value-type="float" office:value="547.113">
                <text:p>547.11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419.921">
                <text:p>419.921</text:p>
              </table:table-cell>
              <table:table-cell office:value-type="float" office:value="12.4759">
                <text:p>12.4759</text:p>
              </table:table-cell>
              <table:table-cell office:value-type="float" office:value="567.603">
                <text:p>567.6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1.203">
                <text:p>401.203</text:p>
              </table:table-cell>
              <table:table-cell office:value-type="float" office:value="11.7106">
                <text:p>11.7106</text:p>
              </table:table-cell>
              <table:table-cell office:value-type="float" office:value="587.087">
                <text:p>587.08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83.209">
                <text:p>383.209</text:p>
              </table:table-cell>
              <table:table-cell office:value-type="float" office:value="11.1902">
                <text:p>11.1902</text:p>
              </table:table-cell>
              <table:table-cell office:value-type="float" office:value="605.601">
                <text:p>605.60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65.952">
                <text:p>365.952</text:p>
              </table:table-cell>
              <table:table-cell office:value-type="float" office:value="10.8639">
                <text:p>10.8639</text:p>
              </table:table-cell>
              <table:table-cell office:value-type="float" office:value="623.184">
                <text:p>623.18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49.431">
                <text:p>349.431</text:p>
              </table:table-cell>
              <table:table-cell office:value-type="float" office:value="10.6933">
                <text:p>10.6933</text:p>
              </table:table-cell>
              <table:table-cell office:value-type="float" office:value="639.875">
                <text:p>639.8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33.638">
                <text:p>333.638</text:p>
              </table:table-cell>
              <table:table-cell office:value-type="float" office:value="10.649">
                <text:p>10.649</text:p>
              </table:table-cell>
              <table:table-cell office:value-type="float" office:value="655.713">
                <text:p>655.71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18.556">
                <text:p>318.556</text:p>
              </table:table-cell>
              <table:table-cell office:value-type="float" office:value="10.7084">
                <text:p>10.7084</text:p>
              </table:table-cell>
              <table:table-cell office:value-type="float" office:value="670.736">
                <text:p>670.73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04.166">
                <text:p>304.166</text:p>
              </table:table-cell>
              <table:table-cell office:value-type="float" office:value="10.854">
                <text:p>10.854</text:p>
              </table:table-cell>
              <table:table-cell office:value-type="float" office:value="684.98">
                <text:p>684.9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90.446">
                <text:p>290.446</text:p>
              </table:table-cell>
              <table:table-cell office:value-type="float" office:value="11.0721">
                <text:p>11.0721</text:p>
              </table:table-cell>
              <table:table-cell office:value-type="float" office:value="698.482">
                <text:p>698.48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77.371">
                <text:p>277.371</text:p>
              </table:table-cell>
              <table:table-cell office:value-type="float" office:value="11.352">
                <text:p>11.352</text:p>
              </table:table-cell>
              <table:table-cell office:value-type="float" office:value="711.277">
                <text:p>711.27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64.916">
                <text:p>264.916</text:p>
              </table:table-cell>
              <table:table-cell office:value-type="float" office:value="11.6854">
                <text:p>11.6854</text:p>
              </table:table-cell>
              <table:table-cell office:value-type="float" office:value="723.398">
                <text:p>723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3.057">
                <text:p>253.057</text:p>
              </table:table-cell>
              <table:table-cell office:value-type="float" office:value="12.0654">
                <text:p>12.0654</text:p>
              </table:table-cell>
              <table:table-cell office:value-type="float" office:value="734.878">
                <text:p>734.87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41.767">
                <text:p>241.767</text:p>
              </table:table-cell>
              <table:table-cell office:value-type="float" office:value="12.4867">
                <text:p>12.4867</text:p>
              </table:table-cell>
              <table:table-cell office:value-type="float" office:value="745.746">
                <text:p>745.74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31.021">
                <text:p>231.021</text:p>
              </table:table-cell>
              <table:table-cell office:value-type="float" office:value="12.9448">
                <text:p>12.9448</text:p>
              </table:table-cell>
              <table:table-cell office:value-type="float" office:value="756.034">
                <text:p>756.03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20.796">
                <text:p>220.796</text:p>
              </table:table-cell>
              <table:table-cell office:value-type="float" office:value="13.4364">
                <text:p>13.4364</text:p>
              </table:table-cell>
              <table:table-cell office:value-type="float" office:value="765.768">
                <text:p>765.76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11.066">
                <text:p>211.066</text:p>
              </table:table-cell>
              <table:table-cell office:value-type="float" office:value="13.9585">
                <text:p>13.9585</text:p>
              </table:table-cell>
              <table:table-cell office:value-type="float" office:value="774.976">
                <text:p>774.9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01.808">
                <text:p>201.808</text:p>
              </table:table-cell>
              <table:table-cell office:value-type="float" office:value="14.5087">
                <text:p>14.5087</text:p>
              </table:table-cell>
              <table:table-cell office:value-type="float" office:value="783.683">
                <text:p>783.68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3.001">
                <text:p>193.001</text:p>
              </table:table-cell>
              <table:table-cell office:value-type="float" office:value="15.0851">
                <text:p>15.0851</text:p>
              </table:table-cell>
              <table:table-cell office:value-type="float" office:value="791.914">
                <text:p>791.91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84.621">
                <text:p>184.621</text:p>
              </table:table-cell>
              <table:table-cell office:value-type="float" office:value="15.686">
                <text:p>15.686</text:p>
              </table:table-cell>
              <table:table-cell office:value-type="float" office:value="799.693">
                <text:p>799.69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76.65">
                <text:p>176.65</text:p>
              </table:table-cell>
              <table:table-cell office:value-type="float" office:value="16.3101">
                <text:p>16.3101</text:p>
              </table:table-cell>
              <table:table-cell office:value-type="float" office:value="807.04">
                <text:p>807.0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69.066">
                <text:p>169.066</text:p>
              </table:table-cell>
              <table:table-cell office:value-type="float" office:value="16.9562">
                <text:p>16.9562</text:p>
              </table:table-cell>
              <table:table-cell office:value-type="float" office:value="813.978">
                <text:p>813.9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1.851">
                <text:p>161.851</text:p>
              </table:table-cell>
              <table:table-cell office:value-type="float" office:value="17.6232">
                <text:p>17.6232</text:p>
              </table:table-cell>
              <table:table-cell office:value-type="float" office:value="820.526">
                <text:p>820.52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54.986">
                <text:p>154.986</text:p>
              </table:table-cell>
              <table:table-cell office:value-type="float" office:value="18.3103">
                <text:p>18.3103</text:p>
              </table:table-cell>
              <table:table-cell office:value-type="float" office:value="826.704">
                <text:p>826.70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8.454">
                <text:p>148.454</text:p>
              </table:table-cell>
              <table:table-cell office:value-type="float" office:value="19.0168">
                <text:p>19.0168</text:p>
              </table:table-cell>
              <table:table-cell office:value-type="float" office:value="832.529">
                <text:p>832.52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42.24">
                <text:p>142.24</text:p>
              </table:table-cell>
              <table:table-cell office:value-type="float" office:value="19.7419">
                <text:p>19.7419</text:p>
              </table:table-cell>
              <table:table-cell office:value-type="float" office:value="838.019">
                <text:p>838.01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36.325">
                <text:p>136.325</text:p>
              </table:table-cell>
              <table:table-cell office:value-type="float" office:value="20.4852">
                <text:p>20.4852</text:p>
              </table:table-cell>
              <table:table-cell office:value-type="float" office:value="843.189">
                <text:p>843.18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30.697">
                <text:p>130.697</text:p>
              </table:table-cell>
              <table:table-cell office:value-type="float" office:value="21.2459">
                <text:p>21.2459</text:p>
              </table:table-cell>
              <table:table-cell office:value-type="float" office:value="848.057">
                <text:p>848.05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25.34">
                <text:p>125.34</text:p>
              </table:table-cell>
              <table:table-cell office:value-type="float" office:value="22.0237">
                <text:p>22.0237</text:p>
              </table:table-cell>
              <table:table-cell office:value-type="float" office:value="852.636">
                <text:p>852.63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20.241">
                <text:p>120.241</text:p>
              </table:table-cell>
              <table:table-cell office:value-type="float" office:value="22.8181">
                <text:p>22.8181</text:p>
              </table:table-cell>
              <table:table-cell office:value-type="float" office:value="856.941">
                <text:p>856.94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15.388">
                <text:p>115.388</text:p>
              </table:table-cell>
              <table:table-cell office:value-type="float" office:value="23.6287">
                <text:p>23.6287</text:p>
              </table:table-cell>
              <table:table-cell office:value-type="float" office:value="860.984">
                <text:p>860.98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10.766">
                <text:p>110.766</text:p>
              </table:table-cell>
              <table:table-cell office:value-type="float" office:value="24.4551">
                <text:p>24.4551</text:p>
              </table:table-cell>
              <table:table-cell office:value-type="float" office:value="864.778">
                <text:p>864.7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6.366">
                <text:p>106.366</text:p>
              </table:table-cell>
              <table:table-cell office:value-type="float" office:value="25.2968">
                <text:p>25.2968</text:p>
              </table:table-cell>
              <table:table-cell office:value-type="float" office:value="868.337">
                <text:p>868.33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02.177">
                <text:p>102.177</text:p>
              </table:table-cell>
              <table:table-cell office:value-type="float" office:value="26.1536">
                <text:p>26.1536</text:p>
              </table:table-cell>
              <table:table-cell office:value-type="float" office:value="871.67">
                <text:p>871.6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98.1861">
                <text:p>98.1861</text:p>
              </table:table-cell>
              <table:table-cell office:value-type="float" office:value="27.0252">
                <text:p>27.0252</text:p>
              </table:table-cell>
              <table:table-cell office:value-type="float" office:value="874.789">
                <text:p>874.78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94.3852">
                <text:p>94.3852</text:p>
              </table:table-cell>
              <table:table-cell office:value-type="float" office:value="27.911">
                <text:p>27.911</text:p>
              </table:table-cell>
              <table:table-cell office:value-type="float" office:value="877.704">
                <text:p>877.704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90.7644">
                <text:p>90.7644</text:p>
              </table:table-cell>
              <table:table-cell office:value-type="float" office:value="28.811">
                <text:p>28.811</text:p>
              </table:table-cell>
              <table:table-cell office:value-type="float" office:value="880.425">
                <text:p>880.4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7.3146">
                <text:p>87.3146</text:p>
              </table:table-cell>
              <table:table-cell office:value-type="float" office:value="29.7246">
                <text:p>29.7246</text:p>
              </table:table-cell>
              <table:table-cell office:value-type="float" office:value="882.961">
                <text:p>882.96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4.0273">
                <text:p>84.0273</text:p>
              </table:table-cell>
              <table:table-cell office:value-type="float" office:value="30.6517">
                <text:p>30.6517</text:p>
              </table:table-cell>
              <table:table-cell office:value-type="float" office:value="885.321">
                <text:p>885.32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0.8945">
                <text:p>80.8945</text:p>
              </table:table-cell>
              <table:table-cell office:value-type="float" office:value="31.5918">
                <text:p>31.5918</text:p>
              </table:table-cell>
              <table:table-cell office:value-type="float" office:value="887.514">
                <text:p>887.51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77.9084">
                <text:p>77.9084</text:p>
              </table:table-cell>
              <table:table-cell office:value-type="float" office:value="32.5447">
                <text:p>32.5447</text:p>
              </table:table-cell>
              <table:table-cell office:value-type="float" office:value="889.547">
                <text:p>889.54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5.0618">
                <text:p>75.0618</text:p>
              </table:table-cell>
              <table:table-cell office:value-type="float" office:value="33.5102">
                <text:p>33.5102</text:p>
              </table:table-cell>
              <table:table-cell office:value-type="float" office:value="891.428">
                <text:p>891.4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.3478">
                <text:p>72.3478</text:p>
              </table:table-cell>
              <table:table-cell office:value-type="float" office:value="34.4877">
                <text:p>34.4877</text:p>
              </table:table-cell>
              <table:table-cell office:value-type="float" office:value="893.164">
                <text:p>893.164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9.7597">
                <text:p>69.7597</text:p>
              </table:table-cell>
              <table:table-cell office:value-type="float" office:value="35.4772">
                <text:p>35.4772</text:p>
              </table:table-cell>
              <table:table-cell office:value-type="float" office:value="894.763">
                <text:p>894.76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.2914">
                <text:p>67.2914</text:p>
              </table:table-cell>
              <table:table-cell office:value-type="float" office:value="36.4782">
                <text:p>36.4782</text:p>
              </table:table-cell>
              <table:table-cell office:value-type="float" office:value="896.23">
                <text:p>896.2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4.937">
                <text:p>64.937</text:p>
              </table:table-cell>
              <table:table-cell office:value-type="float" office:value="37.4905">
                <text:p>37.4905</text:p>
              </table:table-cell>
              <table:table-cell office:value-type="float" office:value="897.572">
                <text:p>897.57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2.6908">
                <text:p>62.6908</text:p>
              </table:table-cell>
              <table:table-cell office:value-type="float" office:value="38.5138">
                <text:p>38.5138</text:p>
              </table:table-cell>
              <table:table-cell office:value-type="float" office:value="898.795">
                <text:p>898.79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60.5476">
                <text:p>60.5476</text:p>
              </table:table-cell>
              <table:table-cell office:value-type="float" office:value="39.5478">
                <text:p>39.5478</text:p>
              </table:table-cell>
              <table:table-cell office:value-type="float" office:value="899.905">
                <text:p>899.90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8.5024">
                <text:p>58.5024</text:p>
              </table:table-cell>
              <table:table-cell office:value-type="float" office:value="40.5921">
                <text:p>40.5921</text:p>
              </table:table-cell>
              <table:table-cell office:value-type="float" office:value="900.906">
                <text:p>900.906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6.5503">
                <text:p>56.5503</text:p>
              </table:table-cell>
              <table:table-cell office:value-type="float" office:value="41.6464">
                <text:p>41.6464</text:p>
              </table:table-cell>
              <table:table-cell office:value-type="float" office:value="901.803">
                <text:p>901.80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4.6869">
                <text:p>54.6869</text:p>
              </table:table-cell>
              <table:table-cell office:value-type="float" office:value="42.7106">
                <text:p>42.7106</text:p>
              </table:table-cell>
              <table:table-cell office:value-type="float" office:value="902.603">
                <text:p>902.60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2.9078">
                <text:p>52.9078</text:p>
              </table:table-cell>
              <table:table-cell office:value-type="float" office:value="43.7842">
                <text:p>43.7842</text:p>
              </table:table-cell>
              <table:table-cell office:value-type="float" office:value="903.308">
                <text:p>903.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2089">
                <text:p>51.2089</text:p>
              </table:table-cell>
              <table:table-cell office:value-type="float" office:value="44.867">
                <text:p>44.867</text:p>
              </table:table-cell>
              <table:table-cell office:value-type="float" office:value="903.924">
                <text:p>903.92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49.5865">
                <text:p>49.5865</text:p>
              </table:table-cell>
              <table:table-cell office:value-type="float" office:value="45.9586">
                <text:p>45.9586</text:p>
              </table:table-cell>
              <table:table-cell office:value-type="float" office:value="904.455">
                <text:p>904.45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8.0368">
                <text:p>48.0368</text:p>
              </table:table-cell>
              <table:table-cell office:value-type="float" office:value="47.0588">
                <text:p>47.0588</text:p>
              </table:table-cell>
              <table:table-cell office:value-type="float" office:value="904.904">
                <text:p>904.90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6.5564">
                <text:p>46.5564</text:p>
              </table:table-cell>
              <table:table-cell office:value-type="float" office:value="48.1673">
                <text:p>48.1673</text:p>
              </table:table-cell>
              <table:table-cell office:value-type="float" office:value="905.276">
                <text:p>905.27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5.142">
                <text:p>45.142</text:p>
              </table:table-cell>
              <table:table-cell office:value-type="float" office:value="49.2838">
                <text:p>49.2838</text:p>
              </table:table-cell>
              <table:table-cell office:value-type="float" office:value="905.574">
                <text:p>905.57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3.7905">
                <text:p>43.7905</text:p>
              </table:table-cell>
              <table:table-cell office:value-type="float" office:value="50.4079">
                <text:p>50.4079</text:p>
              </table:table-cell>
              <table:table-cell office:value-type="float" office:value="905.802">
                <text:p>905.80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2.4988">
                <text:p>42.4988</text:p>
              </table:table-cell>
              <table:table-cell office:value-type="float" office:value="51.5394">
                <text:p>51.5394</text:p>
              </table:table-cell>
              <table:table-cell office:value-type="float" office:value="905.962">
                <text:p>905.96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41.2642">
                <text:p>41.2642</text:p>
              </table:table-cell>
              <table:table-cell office:value-type="float" office:value="52.678">
                <text:p>52.678</text:p>
              </table:table-cell>
              <table:table-cell office:value-type="float" office:value="906.058">
                <text:p>906.05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0.084">
                <text:p>40.084</text:p>
              </table:table-cell>
              <table:table-cell office:value-type="float" office:value="53.8235">
                <text:p>53.8235</text:p>
              </table:table-cell>
              <table:table-cell office:value-type="float" office:value="906.093">
                <text:p>906.09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38.9557">
                <text:p>38.9557</text:p>
              </table:table-cell>
              <table:table-cell office:value-type="float" office:value="54.9754">
                <text:p>54.9754</text:p>
              </table:table-cell>
              <table:table-cell office:value-type="float" office:value="906.069">
                <text:p>906.0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8769">
                <text:p>37.8769</text:p>
              </table:table-cell>
              <table:table-cell office:value-type="float" office:value="56.1335">
                <text:p>56.1335</text:p>
              </table:table-cell>
              <table:table-cell office:value-type="float" office:value="905.99">
                <text:p>905.9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36.8452">
                <text:p>36.8452</text:p>
              </table:table-cell>
              <table:table-cell office:value-type="float" office:value="57.2976">
                <text:p>57.2976</text:p>
              </table:table-cell>
              <table:table-cell office:value-type="float" office:value="905.857">
                <text:p>905.85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5.8587">
                <text:p>35.8587</text:p>
              </table:table-cell>
              <table:table-cell office:value-type="float" office:value="58.4673">
                <text:p>58.4673</text:p>
              </table:table-cell>
              <table:table-cell office:value-type="float" office:value="905.674">
                <text:p>905.67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34.915">
                <text:p>34.915</text:p>
              </table:table-cell>
              <table:table-cell office:value-type="float" office:value="59.6424">
                <text:p>59.6424</text:p>
              </table:table-cell>
              <table:table-cell office:value-type="float" office:value="905.443">
                <text:p>905.443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4.0125">
                <text:p>34.0125</text:p>
              </table:table-cell>
              <table:table-cell office:value-type="float" office:value="60.8225">
                <text:p>60.8225</text:p>
              </table:table-cell>
              <table:table-cell office:value-type="float" office:value="905.165">
                <text:p>905.16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3.1491">
                <text:p>33.1491</text:p>
              </table:table-cell>
              <table:table-cell office:value-type="float" office:value="62.0075">
                <text:p>62.0075</text:p>
              </table:table-cell>
              <table:table-cell office:value-type="float" office:value="904.843">
                <text:p>904.84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32.3232">
                <text:p>32.3232</text:p>
              </table:table-cell>
              <table:table-cell office:value-type="float" office:value="63.1969">
                <text:p>63.1969</text:p>
              </table:table-cell>
              <table:table-cell office:value-type="float" office:value="904.48">
                <text:p>904.4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31.533">
                <text:p>31.533</text:p>
              </table:table-cell>
              <table:table-cell office:value-type="float" office:value="64.3906">
                <text:p>64.3906</text:p>
              </table:table-cell>
              <table:table-cell office:value-type="float" office:value="904.076">
                <text:p>904.07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0.7771">
                <text:p>30.7771</text:p>
              </table:table-cell>
              <table:table-cell office:value-type="float" office:value="65.5882">
                <text:p>65.5882</text:p>
              </table:table-cell>
              <table:table-cell office:value-type="float" office:value="903.635">
                <text:p>903.63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30.0538">
                <text:p>30.0538</text:p>
              </table:table-cell>
              <table:table-cell office:value-type="float" office:value="66.7895">
                <text:p>66.7895</text:p>
              </table:table-cell>
              <table:table-cell office:value-type="float" office:value="903.157">
                <text:p>903.1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.3618">
                <text:p>29.3618</text:p>
              </table:table-cell>
              <table:table-cell office:value-type="float" office:value="67.9942">
                <text:p>67.9942</text:p>
              </table:table-cell>
              <table:table-cell office:value-type="float" office:value="902.644">
                <text:p>902.64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8.6998">
                <text:p>28.6998</text:p>
              </table:table-cell>
              <table:table-cell office:value-type="float" office:value="69.202">
                <text:p>69.202</text:p>
              </table:table-cell>
              <table:table-cell office:value-type="float" office:value="902.098">
                <text:p>902.098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8.0664">
                <text:p>28.0664</text:p>
              </table:table-cell>
              <table:table-cell office:value-type="float" office:value="70.4127">
                <text:p>70.4127</text:p>
              </table:table-cell>
              <table:table-cell office:value-type="float" office:value="901.521">
                <text:p>901.521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7.4604">
                <text:p>27.4604</text:p>
              </table:table-cell>
              <table:table-cell office:value-type="float" office:value="71.626">
                <text:p>71.626</text:p>
              </table:table-cell>
              <table:table-cell office:value-type="float" office:value="900.914">
                <text:p>900.914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6.8807">
                <text:p>26.8807</text:p>
              </table:table-cell>
              <table:table-cell office:value-type="float" office:value="72.8416">
                <text:p>72.8416</text:p>
              </table:table-cell>
              <table:table-cell office:value-type="float" office:value="900.278">
                <text:p>900.27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6.3262">
                <text:p>26.3262</text:p>
              </table:table-cell>
              <table:table-cell office:value-type="float" office:value="74.0593">
                <text:p>74.0593</text:p>
              </table:table-cell>
              <table:table-cell office:value-type="float" office:value="899.615">
                <text:p>899.61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5.7958">
                <text:p>25.7958</text:p>
              </table:table-cell>
              <table:table-cell office:value-type="float" office:value="75.2787">
                <text:p>75.2787</text:p>
              </table:table-cell>
              <table:table-cell office:value-type="float" office:value="898.926">
                <text:p>898.92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5.2885">
                <text:p>25.2885</text:p>
              </table:table-cell>
              <table:table-cell office:value-type="float" office:value="76.4997">
                <text:p>76.4997</text:p>
              </table:table-cell>
              <table:table-cell office:value-type="float" office:value="898.212">
                <text:p>898.21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4.8034">
                <text:p>24.8034</text:p>
              </table:table-cell>
              <table:table-cell office:value-type="float" office:value="77.722">
                <text:p>77.722</text:p>
              </table:table-cell>
              <table:table-cell office:value-type="float" office:value="897.475">
                <text:p>897.475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24.3397">
                <text:p>24.3397</text:p>
              </table:table-cell>
              <table:table-cell office:value-type="float" office:value="78.9453">
                <text:p>78.9453</text:p>
              </table:table-cell>
              <table:table-cell office:value-type="float" office:value="896.715">
                <text:p>896.7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964">
                <text:p>23.8964</text:p>
              </table:table-cell>
              <table:table-cell office:value-type="float" office:value="80.1693">
                <text:p>80.1693</text:p>
              </table:table-cell>
              <table:table-cell office:value-type="float" office:value="895.934">
                <text:p>895.934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3.4728">
                <text:p>23.4728</text:p>
              </table:table-cell>
              <table:table-cell office:value-type="float" office:value="81.3938">
                <text:p>81.3938</text:p>
              </table:table-cell>
              <table:table-cell office:value-type="float" office:value="895.133">
                <text:p>895.13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23.0681">
                <text:p>23.0681</text:p>
              </table:table-cell>
              <table:table-cell office:value-type="float" office:value="82.6186">
                <text:p>82.6186</text:p>
              </table:table-cell>
              <table:table-cell office:value-type="float" office:value="894.313">
                <text:p>894.31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22.6816">
                <text:p>22.6816</text:p>
              </table:table-cell>
              <table:table-cell office:value-type="float" office:value="83.8434">
                <text:p>83.8434</text:p>
              </table:table-cell>
              <table:table-cell office:value-type="float" office:value="893.475">
                <text:p>893.47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2.3126">
                <text:p>22.3126</text:p>
              </table:table-cell>
              <table:table-cell office:value-type="float" office:value="85.0679">
                <text:p>85.0679</text:p>
              </table:table-cell>
              <table:table-cell office:value-type="float" office:value="892.62">
                <text:p>892.6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.9604">
                <text:p>21.9604</text:p>
              </table:table-cell>
              <table:table-cell office:value-type="float" office:value="86.2918">
                <text:p>86.2918</text:p>
              </table:table-cell>
              <table:table-cell office:value-type="float" office:value="891.748">
                <text:p>891.748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1.6245">
                <text:p>21.6245</text:p>
              </table:table-cell>
              <table:table-cell office:value-type="float" office:value="87.5151">
                <text:p>87.5151</text:p>
              </table:table-cell>
              <table:table-cell office:value-type="float" office:value="890.86">
                <text:p>890.8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21.3042">
                <text:p>21.3042</text:p>
              </table:table-cell>
              <table:table-cell office:value-type="float" office:value="88.7372">
                <text:p>88.7372</text:p>
              </table:table-cell>
              <table:table-cell office:value-type="float" office:value="889.959">
                <text:p>889.95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20.9989">
                <text:p>20.9989</text:p>
              </table:table-cell>
              <table:table-cell office:value-type="float" office:value="89.9582">
                <text:p>89.9582</text:p>
              </table:table-cell>
              <table:table-cell office:value-type="float" office:value="889.043">
                <text:p>889.04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20.7082">
                <text:p>20.7082</text:p>
              </table:table-cell>
              <table:table-cell office:value-type="float" office:value="91.1776">
                <text:p>91.1776</text:p>
              </table:table-cell>
              <table:table-cell office:value-type="float" office:value="888.114">
                <text:p>888.1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.4316">
                <text:p>20.4316</text:p>
              </table:table-cell>
              <table:table-cell office:value-type="float" office:value="92.3952">
                <text:p>92.3952</text:p>
              </table:table-cell>
              <table:table-cell office:value-type="float" office:value="887.173">
                <text:p>887.17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20.1685">
                <text:p>20.1685</text:p>
              </table:table-cell>
              <table:table-cell office:value-type="float" office:value="93.6108">
                <text:p>93.6108</text:p>
              </table:table-cell>
              <table:table-cell office:value-type="float" office:value="886.221">
                <text:p>886.22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9.9186">
                <text:p>19.9186</text:p>
              </table:table-cell>
              <table:table-cell office:value-type="float" office:value="94.8242">
                <text:p>94.8242</text:p>
              </table:table-cell>
              <table:table-cell office:value-type="float" office:value="885.257">
                <text:p>885.257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9.6814">
                <text:p>19.6814</text:p>
              </table:table-cell>
              <table:table-cell office:value-type="float" office:value="96.035">
                <text:p>96.035</text:p>
              </table:table-cell>
              <table:table-cell office:value-type="float" office:value="884.284">
                <text:p>884.284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9.4564">
                <text:p>19.4564</text:p>
              </table:table-cell>
              <table:table-cell office:value-type="float" office:value="97.2431">
                <text:p>97.2431</text:p>
              </table:table-cell>
              <table:table-cell office:value-type="float" office:value="883.3">
                <text:p>883.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9.2434">
                <text:p>19.2434</text:p>
              </table:table-cell>
              <table:table-cell office:value-type="float" office:value="98.4482">
                <text:p>98.4482</text:p>
              </table:table-cell>
              <table:table-cell office:value-type="float" office:value="882.308">
                <text:p>882.308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9.0419">
                <text:p>19.0419</text:p>
              </table:table-cell>
              <table:table-cell office:value-type="float" office:value="99.65">
                <text:p>99.65</text:p>
              </table:table-cell>
              <table:table-cell office:value-type="float" office:value="881.308">
                <text:p>881.308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8.8517">
                <text:p>18.8517</text:p>
              </table:table-cell>
              <table:table-cell office:value-type="float" office:value="100.848">
                <text:p>100.848</text:p>
              </table:table-cell>
              <table:table-cell office:value-type="float" office:value="880.3">
                <text:p>880.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8.6723">
                <text:p>18.6723</text:p>
              </table:table-cell>
              <table:table-cell office:value-type="float" office:value="102.043">
                <text:p>102.043</text:p>
              </table:table-cell>
              <table:table-cell office:value-type="float" office:value="879.285">
                <text:p>879.285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8.5035">
                <text:p>18.5035</text:p>
              </table:table-cell>
              <table:table-cell office:value-type="float" office:value="103.233">
                <text:p>103.233</text:p>
              </table:table-cell>
              <table:table-cell office:value-type="float" office:value="878.263">
                <text:p>878.2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345">
                <text:p>18.345</text:p>
              </table:table-cell>
              <table:table-cell office:value-type="float" office:value="104.42">
                <text:p>104.42</text:p>
              </table:table-cell>
              <table:table-cell office:value-type="float" office:value="877.235">
                <text:p>877.235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8.1965">
                <text:p>18.1965</text:p>
              </table:table-cell>
              <table:table-cell office:value-type="float" office:value="105.602">
                <text:p>105.602</text:p>
              </table:table-cell>
              <table:table-cell office:value-type="float" office:value="876.202">
                <text:p>876.20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8.0577">
                <text:p>18.0577</text:p>
              </table:table-cell>
              <table:table-cell office:value-type="float" office:value="106.779">
                <text:p>106.779</text:p>
              </table:table-cell>
              <table:table-cell office:value-type="float" office:value="875.164">
                <text:p>875.16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7.9285">
                <text:p>17.9285</text:p>
              </table:table-cell>
              <table:table-cell office:value-type="float" office:value="107.951">
                <text:p>107.951</text:p>
              </table:table-cell>
              <table:table-cell office:value-type="float" office:value="874.121">
                <text:p>874.121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.8086">
                <text:p>17.8086</text:p>
              </table:table-cell>
              <table:table-cell office:value-type="float" office:value="109.117">
                <text:p>109.117</text:p>
              </table:table-cell>
              <table:table-cell office:value-type="float" office:value="873.074">
                <text:p>873.07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7.6977">
                <text:p>17.6977</text:p>
              </table:table-cell>
              <table:table-cell office:value-type="float" office:value="110.279">
                <text:p>110.279</text:p>
              </table:table-cell>
              <table:table-cell office:value-type="float" office:value="872.024">
                <text:p>872.024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7.5958">
                <text:p>17.5958</text:p>
              </table:table-cell>
              <table:table-cell office:value-type="float" office:value="111.434">
                <text:p>111.434</text:p>
              </table:table-cell>
              <table:table-cell office:value-type="float" office:value="870.97">
                <text:p>870.97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7.5025">
                <text:p>17.5025</text:p>
              </table:table-cell>
              <table:table-cell office:value-type="float" office:value="112.583">
                <text:p>112.583</text:p>
              </table:table-cell>
              <table:table-cell office:value-type="float" office:value="869.914">
                <text:p>869.914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.4177">
                <text:p>17.4177</text:p>
              </table:table-cell>
              <table:table-cell office:value-type="float" office:value="113.727">
                <text:p>113.727</text:p>
              </table:table-cell>
              <table:table-cell office:value-type="float" office:value="868.856">
                <text:p>868.85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7.3413">
                <text:p>17.3413</text:p>
              </table:table-cell>
              <table:table-cell office:value-type="float" office:value="114.863">
                <text:p>114.863</text:p>
              </table:table-cell>
              <table:table-cell office:value-type="float" office:value="867.796">
                <text:p>867.7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273">
                <text:p>17.273</text:p>
              </table:table-cell>
              <table:table-cell office:value-type="float" office:value="115.993">
                <text:p>115.993</text:p>
              </table:table-cell>
              <table:table-cell office:value-type="float" office:value="866.734">
                <text:p>866.734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7.2128">
                <text:p>17.2128</text:p>
              </table:table-cell>
              <table:table-cell office:value-type="float" office:value="117.115">
                <text:p>117.115</text:p>
              </table:table-cell>
              <table:table-cell office:value-type="float" office:value="865.672">
                <text:p>865.67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7.1605">
                <text:p>17.1605</text:p>
              </table:table-cell>
              <table:table-cell office:value-type="float" office:value="118.231">
                <text:p>118.231</text:p>
              </table:table-cell>
              <table:table-cell office:value-type="float" office:value="864.609">
                <text:p>864.60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7.116">
                <text:p>17.116</text:p>
              </table:table-cell>
              <table:table-cell office:value-type="float" office:value="119.338">
                <text:p>119.338</text:p>
              </table:table-cell>
              <table:table-cell office:value-type="float" office:value="863.546">
                <text:p>863.54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.0792">
                <text:p>17.0792</text:p>
              </table:table-cell>
              <table:table-cell office:value-type="float" office:value="120.438">
                <text:p>120.438</text:p>
              </table:table-cell>
              <table:table-cell office:value-type="float" office:value="862.483">
                <text:p>862.48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.05">
                <text:p>17.05</text:p>
              </table:table-cell>
              <table:table-cell office:value-type="float" office:value="121.529">
                <text:p>121.529</text:p>
              </table:table-cell>
              <table:table-cell office:value-type="float" office:value="861.421">
                <text:p>861.42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7.0282">
                <text:p>17.0282</text:p>
              </table:table-cell>
              <table:table-cell office:value-type="float" office:value="122.612">
                <text:p>122.612</text:p>
              </table:table-cell>
              <table:table-cell office:value-type="float" office:value="860.359">
                <text:p>860.35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7.0138">
                <text:p>17.0138</text:p>
              </table:table-cell>
              <table:table-cell office:value-type="float" office:value="123.687">
                <text:p>123.687</text:p>
              </table:table-cell>
              <table:table-cell office:value-type="float" office:value="859.299">
                <text:p>859.29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7.0067">
                <text:p>17.0067</text:p>
              </table:table-cell>
              <table:table-cell office:value-type="float" office:value="124.752">
                <text:p>124.752</text:p>
              </table:table-cell>
              <table:table-cell office:value-type="float" office:value="858.241">
                <text:p>858.241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7.0069">
                <text:p>17.0069</text:p>
              </table:table-cell>
              <table:table-cell office:value-type="float" office:value="125.808">
                <text:p>125.808</text:p>
              </table:table-cell>
              <table:table-cell office:value-type="float" office:value="857.185">
                <text:p>857.1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0142">
                <text:p>17.0142</text:p>
              </table:table-cell>
              <table:table-cell office:value-type="float" office:value="126.854">
                <text:p>126.854</text:p>
              </table:table-cell>
              <table:table-cell office:value-type="float" office:value="856.132">
                <text:p>856.13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7.0286">
                <text:p>17.0286</text:p>
              </table:table-cell>
              <table:table-cell office:value-type="float" office:value="127.891">
                <text:p>127.891</text:p>
              </table:table-cell>
              <table:table-cell office:value-type="float" office:value="855.081">
                <text:p>855.08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7.0501">
                <text:p>17.0501</text:p>
              </table:table-cell>
              <table:table-cell office:value-type="float" office:value="128.917">
                <text:p>128.917</text:p>
              </table:table-cell>
              <table:table-cell office:value-type="float" office:value="854.033">
                <text:p>854.033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7.0786">
                <text:p>17.0786</text:p>
              </table:table-cell>
              <table:table-cell office:value-type="float" office:value="129.933">
                <text:p>129.933</text:p>
              </table:table-cell>
              <table:table-cell office:value-type="float" office:value="852.989">
                <text:p>852.98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7.1141">
                <text:p>17.1141</text:p>
              </table:table-cell>
              <table:table-cell office:value-type="float" office:value="130.938">
                <text:p>130.938</text:p>
              </table:table-cell>
              <table:table-cell office:value-type="float" office:value="851.948">
                <text:p>851.94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7.1565">
                <text:p>17.1565</text:p>
              </table:table-cell>
              <table:table-cell office:value-type="float" office:value="131.931">
                <text:p>131.931</text:p>
              </table:table-cell>
              <table:table-cell office:value-type="float" office:value="850.912">
                <text:p>850.912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7.2058">
                <text:p>17.2058</text:p>
              </table:table-cell>
              <table:table-cell office:value-type="float" office:value="132.914">
                <text:p>132.914</text:p>
              </table:table-cell>
              <table:table-cell office:value-type="float" office:value="849.88">
                <text:p>849.88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7.262">
                <text:p>17.262</text:p>
              </table:table-cell>
              <table:table-cell office:value-type="float" office:value="133.884">
                <text:p>133.884</text:p>
              </table:table-cell>
              <table:table-cell office:value-type="float" office:value="848.854">
                <text:p>848.854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7.3251">
                <text:p>17.3251</text:p>
              </table:table-cell>
              <table:table-cell office:value-type="float" office:value="134.843">
                <text:p>134.843</text:p>
              </table:table-cell>
              <table:table-cell office:value-type="float" office:value="847.832">
                <text:p>847.832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7.3951">
                <text:p>17.3951</text:p>
              </table:table-cell>
              <table:table-cell office:value-type="float" office:value="135.789">
                <text:p>135.789</text:p>
              </table:table-cell>
              <table:table-cell office:value-type="float" office:value="846.816">
                <text:p>846.8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.4719">
                <text:p>17.4719</text:p>
              </table:table-cell>
              <table:table-cell office:value-type="float" office:value="136.723">
                <text:p>136.723</text:p>
              </table:table-cell>
              <table:table-cell office:value-type="float" office:value="845.805">
                <text:p>845.805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7.5556">
                <text:p>17.5556</text:p>
              </table:table-cell>
              <table:table-cell office:value-type="float" office:value="137.643">
                <text:p>137.643</text:p>
              </table:table-cell>
              <table:table-cell office:value-type="float" office:value="844.801">
                <text:p>844.801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.6461">
                <text:p>17.6461</text:p>
              </table:table-cell>
              <table:table-cell office:value-type="float" office:value="138.55">
                <text:p>138.55</text:p>
              </table:table-cell>
              <table:table-cell office:value-type="float" office:value="843.804">
                <text:p>843.804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7.7435">
                <text:p>17.7435</text:p>
              </table:table-cell>
              <table:table-cell office:value-type="float" office:value="139.444">
                <text:p>139.444</text:p>
              </table:table-cell>
              <table:table-cell office:value-type="float" office:value="842.813">
                <text:p>842.81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.8478">
                <text:p>17.8478</text:p>
              </table:table-cell>
              <table:table-cell office:value-type="float" office:value="140.323">
                <text:p>140.323</text:p>
              </table:table-cell>
              <table:table-cell office:value-type="float" office:value="841.829">
                <text:p>841.82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7.9589">
                <text:p>17.9589</text:p>
              </table:table-cell>
              <table:table-cell office:value-type="float" office:value="141.188">
                <text:p>141.188</text:p>
              </table:table-cell>
              <table:table-cell office:value-type="float" office:value="840.853">
                <text:p>840.85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8.077">
                <text:p>18.077</text:p>
              </table:table-cell>
              <table:table-cell office:value-type="float" office:value="142.039">
                <text:p>142.039</text:p>
              </table:table-cell>
              <table:table-cell office:value-type="float" office:value="839.884">
                <text:p>839.88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8.2019">
                <text:p>18.2019</text:p>
              </table:table-cell>
              <table:table-cell office:value-type="float" office:value="142.874">
                <text:p>142.874</text:p>
              </table:table-cell>
              <table:table-cell office:value-type="float" office:value="838.924">
                <text:p>838.92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8.3338">
                <text:p>18.3338</text:p>
              </table:table-cell>
              <table:table-cell office:value-type="float" office:value="143.694">
                <text:p>143.694</text:p>
              </table:table-cell>
              <table:table-cell office:value-type="float" office:value="837.972">
                <text:p>837.972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8.4727">
                <text:p>18.4727</text:p>
              </table:table-cell>
              <table:table-cell office:value-type="float" office:value="144.498">
                <text:p>144.498</text:p>
              </table:table-cell>
              <table:table-cell office:value-type="float" office:value="837.029">
                <text:p>837.0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.6186">
                <text:p>18.6186</text:p>
              </table:table-cell>
              <table:table-cell office:value-type="float" office:value="145.286">
                <text:p>145.286</text:p>
              </table:table-cell>
              <table:table-cell office:value-type="float" office:value="836.096">
                <text:p>836.09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8.7714">
                <text:p>18.7714</text:p>
              </table:table-cell>
              <table:table-cell office:value-type="float" office:value="146.057">
                <text:p>146.057</text:p>
              </table:table-cell>
              <table:table-cell office:value-type="float" office:value="835.171">
                <text:p>835.171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.9313">
                <text:p>18.9313</text:p>
              </table:table-cell>
              <table:table-cell office:value-type="float" office:value="146.812">
                <text:p>146.812</text:p>
              </table:table-cell>
              <table:table-cell office:value-type="float" office:value="834.257">
                <text:p>834.257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9.0983">
                <text:p>19.0983</text:p>
              </table:table-cell>
              <table:table-cell office:value-type="float" office:value="147.55">
                <text:p>147.55</text:p>
              </table:table-cell>
              <table:table-cell office:value-type="float" office:value="833.352">
                <text:p>833.35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9.2724">
                <text:p>19.2724</text:p>
              </table:table-cell>
              <table:table-cell office:value-type="float" office:value="148.27">
                <text:p>148.27</text:p>
              </table:table-cell>
              <table:table-cell office:value-type="float" office:value="832.458">
                <text:p>832.45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9.4536">
                <text:p>19.4536</text:p>
              </table:table-cell>
              <table:table-cell office:value-type="float" office:value="148.972">
                <text:p>148.972</text:p>
              </table:table-cell>
              <table:table-cell office:value-type="float" office:value="831.575">
                <text:p>831.57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9.6419">
                <text:p>19.6419</text:p>
              </table:table-cell>
              <table:table-cell office:value-type="float" office:value="149.656">
                <text:p>149.656</text:p>
              </table:table-cell>
              <table:table-cell office:value-type="float" office:value="830.702">
                <text:p>830.70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9.8375">
                <text:p>19.8375</text:p>
              </table:table-cell>
              <table:table-cell office:value-type="float" office:value="150.321">
                <text:p>150.321</text:p>
              </table:table-cell>
              <table:table-cell office:value-type="float" office:value="829.842">
                <text:p>829.84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0.0403">
                <text:p>20.0403</text:p>
              </table:table-cell>
              <table:table-cell office:value-type="float" office:value="150.967">
                <text:p>150.967</text:p>
              </table:table-cell>
              <table:table-cell office:value-type="float" office:value="828.993">
                <text:p>828.993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0.2503">
                <text:p>20.2503</text:p>
              </table:table-cell>
              <table:table-cell office:value-type="float" office:value="151.594">
                <text:p>151.594</text:p>
              </table:table-cell>
              <table:table-cell office:value-type="float" office:value="828.156">
                <text:p>828.1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4675">
                <text:p>20.4675</text:p>
              </table:table-cell>
              <table:table-cell office:value-type="float" office:value="152.201">
                <text:p>152.201</text:p>
              </table:table-cell>
              <table:table-cell office:value-type="float" office:value="827.331">
                <text:p>827.33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0.6921">
                <text:p>20.6921</text:p>
              </table:table-cell>
              <table:table-cell office:value-type="float" office:value="152.788">
                <text:p>152.788</text:p>
              </table:table-cell>
              <table:table-cell office:value-type="float" office:value="826.52">
                <text:p>826.5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0.9239">
                <text:p>20.9239</text:p>
              </table:table-cell>
              <table:table-cell office:value-type="float" office:value="153.355">
                <text:p>153.355</text:p>
              </table:table-cell>
              <table:table-cell office:value-type="float" office:value="825.721">
                <text:p>825.72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1.1631">
                <text:p>21.1631</text:p>
              </table:table-cell>
              <table:table-cell office:value-type="float" office:value="153.901">
                <text:p>153.901</text:p>
              </table:table-cell>
              <table:table-cell office:value-type="float" office:value="824.936">
                <text:p>824.93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1.4096">
                <text:p>21.4096</text:p>
              </table:table-cell>
              <table:table-cell office:value-type="float" office:value="154.425">
                <text:p>154.425</text:p>
              </table:table-cell>
              <table:table-cell office:value-type="float" office:value="824.165">
                <text:p>824.16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1.6635">
                <text:p>21.6635</text:p>
              </table:table-cell>
              <table:table-cell office:value-type="float" office:value="154.929">
                <text:p>154.929</text:p>
              </table:table-cell>
              <table:table-cell office:value-type="float" office:value="823.408">
                <text:p>823.408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1.9247">
                <text:p>21.9247</text:p>
              </table:table-cell>
              <table:table-cell office:value-type="float" office:value="155.41">
                <text:p>155.41</text:p>
              </table:table-cell>
              <table:table-cell office:value-type="float" office:value="822.665">
                <text:p>822.66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2.1933">
                <text:p>22.1933</text:p>
              </table:table-cell>
              <table:table-cell office:value-type="float" office:value="155.87">
                <text:p>155.87</text:p>
              </table:table-cell>
              <table:table-cell office:value-type="float" office:value="821.937">
                <text:p>821.93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2.4692">
                <text:p>22.4692</text:p>
              </table:table-cell>
              <table:table-cell office:value-type="float" office:value="156.306">
                <text:p>156.306</text:p>
              </table:table-cell>
              <table:table-cell office:value-type="float" office:value="821.224">
                <text:p>821.22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2.7524">
                <text:p>22.7524</text:p>
              </table:table-cell>
              <table:table-cell office:value-type="float" office:value="156.72">
                <text:p>156.72</text:p>
              </table:table-cell>
              <table:table-cell office:value-type="float" office:value="820.527">
                <text:p>820.5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.043">
                <text:p>23.043</text:p>
              </table:table-cell>
              <table:table-cell office:value-type="float" office:value="157.111">
                <text:p>157.111</text:p>
              </table:table-cell>
              <table:table-cell office:value-type="float" office:value="819.846">
                <text:p>819.84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3.3408">
                <text:p>23.3408</text:p>
              </table:table-cell>
              <table:table-cell office:value-type="float" office:value="157.479">
                <text:p>157.479</text:p>
              </table:table-cell>
              <table:table-cell office:value-type="float" office:value="819.18">
                <text:p>819.1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3.6459">
                <text:p>23.6459</text:p>
              </table:table-cell>
              <table:table-cell office:value-type="float" office:value="157.823">
                <text:p>157.823</text:p>
              </table:table-cell>
              <table:table-cell office:value-type="float" office:value="818.531">
                <text:p>818.531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3.9582">
                <text:p>23.9582</text:p>
              </table:table-cell>
              <table:table-cell office:value-type="float" office:value="158.143">
                <text:p>158.143</text:p>
              </table:table-cell>
              <table:table-cell office:value-type="float" office:value="817.899">
                <text:p>817.899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4.2776">
                <text:p>24.2776</text:p>
              </table:table-cell>
              <table:table-cell office:value-type="float" office:value="158.438">
                <text:p>158.438</text:p>
              </table:table-cell>
              <table:table-cell office:value-type="float" office:value="817.284">
                <text:p>817.28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6041">
                <text:p>24.6041</text:p>
              </table:table-cell>
              <table:table-cell office:value-type="float" office:value="158.709">
                <text:p>158.709</text:p>
              </table:table-cell>
              <table:table-cell office:value-type="float" office:value="816.686">
                <text:p>816.686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4.9376">
                <text:p>24.9376</text:p>
              </table:table-cell>
              <table:table-cell office:value-type="float" office:value="158.956">
                <text:p>158.956</text:p>
              </table:table-cell>
              <table:table-cell office:value-type="float" office:value="816.107">
                <text:p>816.107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5.2781">
                <text:p>25.2781</text:p>
              </table:table-cell>
              <table:table-cell office:value-type="float" office:value="159.177">
                <text:p>159.177</text:p>
              </table:table-cell>
              <table:table-cell office:value-type="float" office:value="815.545">
                <text:p>815.545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5.6254">
                <text:p>25.6254</text:p>
              </table:table-cell>
              <table:table-cell office:value-type="float" office:value="159.373">
                <text:p>159.373</text:p>
              </table:table-cell>
              <table:table-cell office:value-type="float" office:value="815.001">
                <text:p>815.001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5.9794">
                <text:p>25.9794</text:p>
              </table:table-cell>
              <table:table-cell office:value-type="float" office:value="159.544">
                <text:p>159.544</text:p>
              </table:table-cell>
              <table:table-cell office:value-type="float" office:value="814.476">
                <text:p>814.4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.3401">
                <text:p>26.3401</text:p>
              </table:table-cell>
              <table:table-cell office:value-type="float" office:value="159.69">
                <text:p>159.69</text:p>
              </table:table-cell>
              <table:table-cell office:value-type="float" office:value="813.97">
                <text:p>813.97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6.7072">
                <text:p>26.7072</text:p>
              </table:table-cell>
              <table:table-cell office:value-type="float" office:value="159.809">
                <text:p>159.809</text:p>
              </table:table-cell>
              <table:table-cell office:value-type="float" office:value="813.484">
                <text:p>813.48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7.0806">
                <text:p>27.0806</text:p>
              </table:table-cell>
              <table:table-cell office:value-type="float" office:value="159.903">
                <text:p>159.903</text:p>
              </table:table-cell>
              <table:table-cell office:value-type="float" office:value="813.017">
                <text:p>813.017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7.4603">
                <text:p>27.4603</text:p>
              </table:table-cell>
              <table:table-cell office:value-type="float" office:value="159.971">
                <text:p>159.971</text:p>
              </table:table-cell>
              <table:table-cell office:value-type="float" office:value="812.569">
                <text:p>812.56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7.8459">
                <text:p>27.8459</text:p>
              </table:table-cell>
              <table:table-cell office:value-type="float" office:value="160.012">
                <text:p>160.012</text:p>
              </table:table-cell>
              <table:table-cell office:value-type="float" office:value="812.142">
                <text:p>812.14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8.2373">
                <text:p>28.2373</text:p>
              </table:table-cell>
              <table:table-cell office:value-type="float" office:value="160.028">
                <text:p>160.028</text:p>
              </table:table-cell>
              <table:table-cell office:value-type="float" office:value="811.735">
                <text:p>811.73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28.6344">
                <text:p>28.6344</text:p>
              </table:table-cell>
              <table:table-cell office:value-type="float" office:value="160.017">
                <text:p>160.017</text:p>
              </table:table-cell>
              <table:table-cell office:value-type="float" office:value="811.348">
                <text:p>811.34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29.0368">
                <text:p>29.0368</text:p>
              </table:table-cell>
              <table:table-cell office:value-type="float" office:value="159.981">
                <text:p>159.981</text:p>
              </table:table-cell>
              <table:table-cell office:value-type="float" office:value="810.982">
                <text:p>810.982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29.4443">
                <text:p>29.4443</text:p>
              </table:table-cell>
              <table:table-cell office:value-type="float" office:value="159.918">
                <text:p>159.918</text:p>
              </table:table-cell>
              <table:table-cell office:value-type="float" office:value="810.638">
                <text:p>810.638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29.8568">
                <text:p>29.8568</text:p>
              </table:table-cell>
              <table:table-cell office:value-type="float" office:value="159.829">
                <text:p>159.829</text:p>
              </table:table-cell>
              <table:table-cell office:value-type="float" office:value="810.314">
                <text:p>810.3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.2739">
                <text:p>30.2739</text:p>
              </table:table-cell>
              <table:table-cell office:value-type="float" office:value="159.714">
                <text:p>159.714</text:p>
              </table:table-cell>
              <table:table-cell office:value-type="float" office:value="810.012">
                <text:p>810.012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30.6953">
                <text:p>30.6953</text:p>
              </table:table-cell>
              <table:table-cell office:value-type="float" office:value="159.573">
                <text:p>159.573</text:p>
              </table:table-cell>
              <table:table-cell office:value-type="float" office:value="809.731">
                <text:p>809.731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31.1208">
                <text:p>31.1208</text:p>
              </table:table-cell>
              <table:table-cell office:value-type="float" office:value="159.407">
                <text:p>159.407</text:p>
              </table:table-cell>
              <table:table-cell office:value-type="float" office:value="809.472">
                <text:p>809.472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31.55">
                <text:p>31.55</text:p>
              </table:table-cell>
              <table:table-cell office:value-type="float" office:value="159.215">
                <text:p>159.215</text:p>
              </table:table-cell>
              <table:table-cell office:value-type="float" office:value="809.235">
                <text:p>809.235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31.9826">
                <text:p>31.9826</text:p>
              </table:table-cell>
              <table:table-cell office:value-type="float" office:value="158.997">
                <text:p>158.997</text:p>
              </table:table-cell>
              <table:table-cell office:value-type="float" office:value="809.02">
                <text:p>809.0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2.4183">
                <text:p>32.4183</text:p>
              </table:table-cell>
              <table:table-cell office:value-type="float" office:value="158.754">
                <text:p>158.754</text:p>
              </table:table-cell>
              <table:table-cell office:value-type="float" office:value="808.828">
                <text:p>808.828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32.8566">
                <text:p>32.8566</text:p>
              </table:table-cell>
              <table:table-cell office:value-type="float" office:value="158.486">
                <text:p>158.486</text:p>
              </table:table-cell>
              <table:table-cell office:value-type="float" office:value="808.657">
                <text:p>808.65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33.2973">
                <text:p>33.2973</text:p>
              </table:table-cell>
              <table:table-cell office:value-type="float" office:value="158.194">
                <text:p>158.194</text:p>
              </table:table-cell>
              <table:table-cell office:value-type="float" office:value="808.509">
                <text:p>808.50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33.7398">
                <text:p>33.7398</text:p>
              </table:table-cell>
              <table:table-cell office:value-type="float" office:value="157.878">
                <text:p>157.878</text:p>
              </table:table-cell>
              <table:table-cell office:value-type="float" office:value="808.383">
                <text:p>808.383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34.1838">
                <text:p>34.1838</text:p>
              </table:table-cell>
              <table:table-cell office:value-type="float" office:value="157.537">
                <text:p>157.537</text:p>
              </table:table-cell>
              <table:table-cell office:value-type="float" office:value="808.279">
                <text:p>808.2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.6289">
                <text:p>34.6289</text:p>
              </table:table-cell>
              <table:table-cell office:value-type="float" office:value="157.173">
                <text:p>157.173</text:p>
              </table:table-cell>
              <table:table-cell office:value-type="float" office:value="808.198">
                <text:p>808.198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35.0747">
                <text:p>35.0747</text:p>
              </table:table-cell>
              <table:table-cell office:value-type="float" office:value="156.786">
                <text:p>156.786</text:p>
              </table:table-cell>
              <table:table-cell office:value-type="float" office:value="808.139">
                <text:p>808.139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35.5206">
                <text:p>35.5206</text:p>
              </table:table-cell>
              <table:table-cell office:value-type="float" office:value="156.376">
                <text:p>156.376</text:p>
              </table:table-cell>
              <table:table-cell office:value-type="float" office:value="808.103">
                <text:p>808.10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35.9663">
                <text:p>35.9663</text:p>
              </table:table-cell>
              <table:table-cell office:value-type="float" office:value="155.944">
                <text:p>155.944</text:p>
              </table:table-cell>
              <table:table-cell office:value-type="float" office:value="808.089">
                <text:p>808.089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36.4112">
                <text:p>36.4112</text:p>
              </table:table-cell>
              <table:table-cell office:value-type="float" office:value="155.491">
                <text:p>155.491</text:p>
              </table:table-cell>
              <table:table-cell office:value-type="float" office:value="808.098">
                <text:p>808.09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36.8549">
                <text:p>36.8549</text:p>
              </table:table-cell>
              <table:table-cell office:value-type="float" office:value="155.017">
                <text:p>155.017</text:p>
              </table:table-cell>
              <table:table-cell office:value-type="float" office:value="808.128">
                <text:p>808.128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37.2969">
                <text:p>37.2969</text:p>
              </table:table-cell>
              <table:table-cell office:value-type="float" office:value="154.522">
                <text:p>154.522</text:p>
              </table:table-cell>
              <table:table-cell office:value-type="float" office:value="808.181">
                <text:p>808.181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37.7367">
                <text:p>37.7367</text:p>
              </table:table-cell>
              <table:table-cell office:value-type="float" office:value="154.008">
                <text:p>154.008</text:p>
              </table:table-cell>
              <table:table-cell office:value-type="float" office:value="808.256">
                <text:p>808.25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38.1738">
                <text:p>38.1738</text:p>
              </table:table-cell>
              <table:table-cell office:value-type="float" office:value="153.474">
                <text:p>153.474</text:p>
              </table:table-cell>
              <table:table-cell office:value-type="float" office:value="808.352">
                <text:p>808.35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38.6077">
                <text:p>38.6077</text:p>
              </table:table-cell>
              <table:table-cell office:value-type="float" office:value="152.922">
                <text:p>152.922</text:p>
              </table:table-cell>
              <table:table-cell office:value-type="float" office:value="808.47">
                <text:p>808.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.0379">
                <text:p>39.0379</text:p>
              </table:table-cell>
              <table:table-cell office:value-type="float" office:value="152.353">
                <text:p>152.353</text:p>
              </table:table-cell>
              <table:table-cell office:value-type="float" office:value="808.61">
                <text:p>808.6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39.4639">
                <text:p>39.4639</text:p>
              </table:table-cell>
              <table:table-cell office:value-type="float" office:value="151.766">
                <text:p>151.766</text:p>
              </table:table-cell>
              <table:table-cell office:value-type="float" office:value="808.77">
                <text:p>808.77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39.8851">
                <text:p>39.8851</text:p>
              </table:table-cell>
              <table:table-cell office:value-type="float" office:value="151.163">
                <text:p>151.163</text:p>
              </table:table-cell>
              <table:table-cell office:value-type="float" office:value="808.951">
                <text:p>808.951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0.3011">
                <text:p>40.3011</text:p>
              </table:table-cell>
              <table:table-cell office:value-type="float" office:value="150.545">
                <text:p>150.545</text:p>
              </table:table-cell>
              <table:table-cell office:value-type="float" office:value="809.153">
                <text:p>809.15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0.7114">
                <text:p>40.7114</text:p>
              </table:table-cell>
              <table:table-cell office:value-type="float" office:value="149.913">
                <text:p>149.913</text:p>
              </table:table-cell>
              <table:table-cell office:value-type="float" office:value="809.376">
                <text:p>809.37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.1154">
                <text:p>41.1154</text:p>
              </table:table-cell>
              <table:table-cell office:value-type="float" office:value="149.267">
                <text:p>149.267</text:p>
              </table:table-cell>
              <table:table-cell office:value-type="float" office:value="809.618">
                <text:p>809.618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1.5128">
                <text:p>41.5128</text:p>
              </table:table-cell>
              <table:table-cell office:value-type="float" office:value="148.608">
                <text:p>148.608</text:p>
              </table:table-cell>
              <table:table-cell office:value-type="float" office:value="809.88">
                <text:p>809.88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1.9029">
                <text:p>41.9029</text:p>
              </table:table-cell>
              <table:table-cell office:value-type="float" office:value="147.937">
                <text:p>147.937</text:p>
              </table:table-cell>
              <table:table-cell office:value-type="float" office:value="810.16">
                <text:p>810.1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2.2853">
                <text:p>42.2853</text:p>
              </table:table-cell>
              <table:table-cell office:value-type="float" office:value="147.255">
                <text:p>147.255</text:p>
              </table:table-cell>
              <table:table-cell office:value-type="float" office:value="810.46">
                <text:p>810.4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2.6596">
                <text:p>42.6596</text:p>
              </table:table-cell>
              <table:table-cell office:value-type="float" office:value="146.562">
                <text:p>146.562</text:p>
              </table:table-cell>
              <table:table-cell office:value-type="float" office:value="810.778">
                <text:p>810.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.0252">
                <text:p>43.0252</text:p>
              </table:table-cell>
              <table:table-cell office:value-type="float" office:value="145.861">
                <text:p>145.861</text:p>
              </table:table-cell>
              <table:table-cell office:value-type="float" office:value="811.114">
                <text:p>811.114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3.3819">
                <text:p>43.3819</text:p>
              </table:table-cell>
              <table:table-cell office:value-type="float" office:value="145.151">
                <text:p>145.151</text:p>
              </table:table-cell>
              <table:table-cell office:value-type="float" office:value="811.467">
                <text:p>811.46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3.7291">
                <text:p>43.7291</text:p>
              </table:table-cell>
              <table:table-cell office:value-type="float" office:value="144.433">
                <text:p>144.433</text:p>
              </table:table-cell>
              <table:table-cell office:value-type="float" office:value="811.838">
                <text:p>811.838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4.0664">
                <text:p>44.0664</text:p>
              </table:table-cell>
              <table:table-cell office:value-type="float" office:value="143.709">
                <text:p>143.709</text:p>
              </table:table-cell>
              <table:table-cell office:value-type="float" office:value="812.224">
                <text:p>812.224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4.3936">
                <text:p>44.3936</text:p>
              </table:table-cell>
              <table:table-cell office:value-type="float" office:value="142.98">
                <text:p>142.98</text:p>
              </table:table-cell>
              <table:table-cell office:value-type="float" office:value="812.627">
                <text:p>812.62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4.7101">
                <text:p>44.7101</text:p>
              </table:table-cell>
              <table:table-cell office:value-type="float" office:value="142.245">
                <text:p>142.245</text:p>
              </table:table-cell>
              <table:table-cell office:value-type="float" office:value="813.045">
                <text:p>813.04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5.0157">
                <text:p>45.0157</text:p>
              </table:table-cell>
              <table:table-cell office:value-type="float" office:value="141.507">
                <text:p>141.507</text:p>
              </table:table-cell>
              <table:table-cell office:value-type="float" office:value="813.477">
                <text:p>813.477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5.31">
                <text:p>45.31</text:p>
              </table:table-cell>
              <table:table-cell office:value-type="float" office:value="140.766">
                <text:p>140.766</text:p>
              </table:table-cell>
              <table:table-cell office:value-type="float" office:value="813.924">
                <text:p>813.924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5.5927">
                <text:p>45.5927</text:p>
              </table:table-cell>
              <table:table-cell office:value-type="float" office:value="140.023">
                <text:p>140.023</text:p>
              </table:table-cell>
              <table:table-cell office:value-type="float" office:value="814.384">
                <text:p>814.384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5.8636">
                <text:p>45.8636</text:p>
              </table:table-cell>
              <table:table-cell office:value-type="float" office:value="139.279">
                <text:p>139.279</text:p>
              </table:table-cell>
              <table:table-cell office:value-type="float" office:value="814.858">
                <text:p>814.8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.1225">
                <text:p>46.1225</text:p>
              </table:table-cell>
              <table:table-cell office:value-type="float" office:value="138.534">
                <text:p>138.534</text:p>
              </table:table-cell>
              <table:table-cell office:value-type="float" office:value="815.343">
                <text:p>815.343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6.369">
                <text:p>46.369</text:p>
              </table:table-cell>
              <table:table-cell office:value-type="float" office:value="137.79">
                <text:p>137.79</text:p>
              </table:table-cell>
              <table:table-cell office:value-type="float" office:value="815.841">
                <text:p>815.841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6.603">
                <text:p>46.603</text:p>
              </table:table-cell>
              <table:table-cell office:value-type="float" office:value="137.048">
                <text:p>137.048</text:p>
              </table:table-cell>
              <table:table-cell office:value-type="float" office:value="816.349">
                <text:p>816.349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6.8244">
                <text:p>46.8244</text:p>
              </table:table-cell>
              <table:table-cell office:value-type="float" office:value="136.308">
                <text:p>136.308</text:p>
              </table:table-cell>
              <table:table-cell office:value-type="float" office:value="816.868">
                <text:p>816.868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7.0329">
                <text:p>47.0329</text:p>
              </table:table-cell>
              <table:table-cell office:value-type="float" office:value="135.571">
                <text:p>135.571</text:p>
              </table:table-cell>
              <table:table-cell office:value-type="float" office:value="817.396">
                <text:p>817.396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7.2284">
                <text:p>47.2284</text:p>
              </table:table-cell>
              <table:table-cell office:value-type="float" office:value="134.838">
                <text:p>134.838</text:p>
              </table:table-cell>
              <table:table-cell office:value-type="float" office:value="817.934">
                <text:p>817.934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7.4109">
                <text:p>47.4109</text:p>
              </table:table-cell>
              <table:table-cell office:value-type="float" office:value="134.109">
                <text:p>134.109</text:p>
              </table:table-cell>
              <table:table-cell office:value-type="float" office:value="818.48">
                <text:p>818.4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7.5803">
                <text:p>47.5803</text:p>
              </table:table-cell>
              <table:table-cell office:value-type="float" office:value="133.386">
                <text:p>133.386</text:p>
              </table:table-cell>
              <table:table-cell office:value-type="float" office:value="819.034">
                <text:p>819.03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7.7366">
                <text:p>47.7366</text:p>
              </table:table-cell>
              <table:table-cell office:value-type="float" office:value="132.669">
                <text:p>132.669</text:p>
              </table:table-cell>
              <table:table-cell office:value-type="float" office:value="819.595">
                <text:p>819.595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7.8796">
                <text:p>47.8796</text:p>
              </table:table-cell>
              <table:table-cell office:value-type="float" office:value="131.959">
                <text:p>131.959</text:p>
              </table:table-cell>
              <table:table-cell office:value-type="float" office:value="820.162">
                <text:p>820.1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8.0096">
                <text:p>48.0096</text:p>
              </table:table-cell>
              <table:table-cell office:value-type="float" office:value="131.256">
                <text:p>131.256</text:p>
              </table:table-cell>
              <table:table-cell office:value-type="float" office:value="820.735">
                <text:p>820.73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8.1264">
                <text:p>48.1264</text:p>
              </table:table-cell>
              <table:table-cell office:value-type="float" office:value="130.561">
                <text:p>130.561</text:p>
              </table:table-cell>
              <table:table-cell office:value-type="float" office:value="821.313">
                <text:p>821.31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8.2301">
                <text:p>48.2301</text:p>
              </table:table-cell>
              <table:table-cell office:value-type="float" office:value="129.875">
                <text:p>129.875</text:p>
              </table:table-cell>
              <table:table-cell office:value-type="float" office:value="821.895">
                <text:p>821.895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8.3208">
                <text:p>48.3208</text:p>
              </table:table-cell>
              <table:table-cell office:value-type="float" office:value="129.198">
                <text:p>129.198</text:p>
              </table:table-cell>
              <table:table-cell office:value-type="float" office:value="822.481">
                <text:p>822.481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8.3987">
                <text:p>48.3987</text:p>
              </table:table-cell>
              <table:table-cell office:value-type="float" office:value="128.531">
                <text:p>128.531</text:p>
              </table:table-cell>
              <table:table-cell office:value-type="float" office:value="823.07">
                <text:p>823.0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8.4638">
                <text:p>48.4638</text:p>
              </table:table-cell>
              <table:table-cell office:value-type="float" office:value="127.874">
                <text:p>127.874</text:p>
              </table:table-cell>
              <table:table-cell office:value-type="float" office:value="823.662">
                <text:p>823.66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8.5164">
                <text:p>48.5164</text:p>
              </table:table-cell>
              <table:table-cell office:value-type="float" office:value="127.228">
                <text:p>127.228</text:p>
              </table:table-cell>
              <table:table-cell office:value-type="float" office:value="824.255">
                <text:p>824.255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8.5565">
                <text:p>48.5565</text:p>
              </table:table-cell>
              <table:table-cell office:value-type="float" office:value="126.594">
                <text:p>126.594</text:p>
              </table:table-cell>
              <table:table-cell office:value-type="float" office:value="824.85">
                <text:p>824.8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8.5843">
                <text:p>48.5843</text:p>
              </table:table-cell>
              <table:table-cell office:value-type="float" office:value="125.971">
                <text:p>125.971</text:p>
              </table:table-cell>
              <table:table-cell office:value-type="float" office:value="825.445">
                <text:p>825.445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8.6002">
                <text:p>48.6002</text:p>
              </table:table-cell>
              <table:table-cell office:value-type="float" office:value="125.36">
                <text:p>125.36</text:p>
              </table:table-cell>
              <table:table-cell office:value-type="float" office:value="826.04">
                <text:p>82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.6042">
                <text:p>48.6042</text:p>
              </table:table-cell>
              <table:table-cell office:value-type="float" office:value="124.762">
                <text:p>124.762</text:p>
              </table:table-cell>
              <table:table-cell office:value-type="float" office:value="826.634">
                <text:p>826.634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8.5966">
                <text:p>48.5966</text:p>
              </table:table-cell>
              <table:table-cell office:value-type="float" office:value="124.176">
                <text:p>124.176</text:p>
              </table:table-cell>
              <table:table-cell office:value-type="float" office:value="827.227">
                <text:p>827.227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8.5778">
                <text:p>48.5778</text:p>
              </table:table-cell>
              <table:table-cell office:value-type="float" office:value="123.604">
                <text:p>123.604</text:p>
              </table:table-cell>
              <table:table-cell office:value-type="float" office:value="827.818">
                <text:p>827.818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8.5479">
                <text:p>48.5479</text:p>
              </table:table-cell>
              <table:table-cell office:value-type="float" office:value="123.045">
                <text:p>123.045</text:p>
              </table:table-cell>
              <table:table-cell office:value-type="float" office:value="828.407">
                <text:p>828.407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8.5072">
                <text:p>48.5072</text:p>
              </table:table-cell>
              <table:table-cell office:value-type="float" office:value="122.5">
                <text:p>122.5</text:p>
              </table:table-cell>
              <table:table-cell office:value-type="float" office:value="828.993">
                <text:p>828.993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.4561">
                <text:p>48.4561</text:p>
              </table:table-cell>
              <table:table-cell office:value-type="float" office:value="121.969">
                <text:p>121.969</text:p>
              </table:table-cell>
              <table:table-cell office:value-type="float" office:value="829.575">
                <text:p>829.575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8.3948">
                <text:p>48.3948</text:p>
              </table:table-cell>
              <table:table-cell office:value-type="float" office:value="121.452">
                <text:p>121.452</text:p>
              </table:table-cell>
              <table:table-cell office:value-type="float" office:value="830.154">
                <text:p>830.154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8.3236">
                <text:p>48.3236</text:p>
              </table:table-cell>
              <table:table-cell office:value-type="float" office:value="120.949">
                <text:p>120.949</text:p>
              </table:table-cell>
              <table:table-cell office:value-type="float" office:value="830.728">
                <text:p>830.728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8.2429">
                <text:p>48.2429</text:p>
              </table:table-cell>
              <table:table-cell office:value-type="float" office:value="120.46">
                <text:p>120.46</text:p>
              </table:table-cell>
              <table:table-cell office:value-type="float" office:value="831.297">
                <text:p>831.297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8.153">
                <text:p>48.153</text:p>
              </table:table-cell>
              <table:table-cell office:value-type="float" office:value="119.987">
                <text:p>119.987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8.0542">
                <text:p>48.0542</text:p>
              </table:table-cell>
              <table:table-cell office:value-type="float" office:value="119.528">
                <text:p>119.528</text:p>
              </table:table-cell>
              <table:table-cell office:value-type="float" office:value="832.418">
                <text:p>832.418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7.9469">
                <text:p>47.9469</text:p>
              </table:table-cell>
              <table:table-cell office:value-type="float" office:value="119.084">
                <text:p>119.084</text:p>
              </table:table-cell>
              <table:table-cell office:value-type="float" office:value="832.969">
                <text:p>832.969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7.8314">
                <text:p>47.8314</text:p>
              </table:table-cell>
              <table:table-cell office:value-type="float" office:value="118.655">
                <text:p>118.655</text:p>
              </table:table-cell>
              <table:table-cell office:value-type="float" office:value="833.514">
                <text:p>833.514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7.7081">
                <text:p>47.7081</text:p>
              </table:table-cell>
              <table:table-cell office:value-type="float" office:value="118.24">
                <text:p>118.24</text:p>
              </table:table-cell>
              <table:table-cell office:value-type="float" office:value="834.052">
                <text:p>834.052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7.5772">
                <text:p>47.5772</text:p>
              </table:table-cell>
              <table:table-cell office:value-type="float" office:value="117.841">
                <text:p>117.841</text:p>
              </table:table-cell>
              <table:table-cell office:value-type="float" office:value="834.582">
                <text:p>834.58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7.4392">
                <text:p>47.4392</text:p>
              </table:table-cell>
              <table:table-cell office:value-type="float" office:value="117.457">
                <text:p>117.457</text:p>
              </table:table-cell>
              <table:table-cell office:value-type="float" office:value="835.104">
                <text:p>835.104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7.2944">
                <text:p>47.2944</text:p>
              </table:table-cell>
              <table:table-cell office:value-type="float" office:value="117.087">
                <text:p>117.087</text:p>
              </table:table-cell>
              <table:table-cell office:value-type="float" office:value="835.618">
                <text:p>835.618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7.1431">
                <text:p>47.1431</text:p>
              </table:table-cell>
              <table:table-cell office:value-type="float" office:value="116.733">
                <text:p>116.733</text:p>
              </table:table-cell>
              <table:table-cell office:value-type="float" office:value="836.124">
                <text:p>836.124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6.9857">
                <text:p>46.9857</text:p>
              </table:table-cell>
              <table:table-cell office:value-type="float" office:value="116.393">
                <text:p>116.393</text:p>
              </table:table-cell>
              <table:table-cell office:value-type="float" office:value="836.621">
                <text:p>836.62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6.8225">
                <text:p>46.8225</text:p>
              </table:table-cell>
              <table:table-cell office:value-type="float" office:value="116.068">
                <text:p>116.068</text:p>
              </table:table-cell>
              <table:table-cell office:value-type="float" office:value="837.109">
                <text:p>837.1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6539">
                <text:p>46.6539</text:p>
              </table:table-cell>
              <table:table-cell office:value-type="float" office:value="115.758">
                <text:p>115.758</text:p>
              </table:table-cell>
              <table:table-cell office:value-type="float" office:value="837.588">
                <text:p>837.588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6.4801">
                <text:p>46.4801</text:p>
              </table:table-cell>
              <table:table-cell office:value-type="float" office:value="115.463">
                <text:p>115.463</text:p>
              </table:table-cell>
              <table:table-cell office:value-type="float" office:value="838.057">
                <text:p>838.05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6.3017">
                <text:p>46.3017</text:p>
              </table:table-cell>
              <table:table-cell office:value-type="float" office:value="115.182">
                <text:p>115.182</text:p>
              </table:table-cell>
              <table:table-cell office:value-type="float" office:value="838.516">
                <text:p>838.516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6.1187">
                <text:p>46.1187</text:p>
              </table:table-cell>
              <table:table-cell office:value-type="float" office:value="114.916">
                <text:p>114.916</text:p>
              </table:table-cell>
              <table:table-cell office:value-type="float" office:value="838.966">
                <text:p>838.96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5.9317">
                <text:p>45.9317</text:p>
              </table:table-cell>
              <table:table-cell office:value-type="float" office:value="114.664">
                <text:p>114.664</text:p>
              </table:table-cell>
              <table:table-cell office:value-type="float" office:value="839.405">
                <text:p>839.405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5.7409">
                <text:p>45.7409</text:p>
              </table:table-cell>
              <table:table-cell office:value-type="float" office:value="114.426">
                <text:p>114.426</text:p>
              </table:table-cell>
              <table:table-cell office:value-type="float" office:value="839.833">
                <text:p>839.833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5.5466">
                <text:p>45.5466</text:p>
              </table:table-cell>
              <table:table-cell office:value-type="float" office:value="114.202">
                <text:p>114.202</text:p>
              </table:table-cell>
              <table:table-cell office:value-type="float" office:value="840.252">
                <text:p>840.252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5.3491">
                <text:p>45.3491</text:p>
              </table:table-cell>
              <table:table-cell office:value-type="float" office:value="113.992">
                <text:p>113.992</text:p>
              </table:table-cell>
              <table:table-cell office:value-type="float" office:value="840.659">
                <text:p>840.659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5.1487">
                <text:p>45.1487</text:p>
              </table:table-cell>
              <table:table-cell office:value-type="float" office:value="113.795">
                <text:p>113.795</text:p>
              </table:table-cell>
              <table:table-cell office:value-type="float" office:value="841.056">
                <text:p>841.056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4.9457">
                <text:p>44.9457</text:p>
              </table:table-cell>
              <table:table-cell office:value-type="float" office:value="113.613">
                <text:p>113.613</text:p>
              </table:table-cell>
              <table:table-cell office:value-type="float" office:value="841.442">
                <text:p>841.4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.7405">
                <text:p>44.7405</text:p>
              </table:table-cell>
              <table:table-cell office:value-type="float" office:value="113.443">
                <text:p>113.443</text:p>
              </table:table-cell>
              <table:table-cell office:value-type="float" office:value="841.816">
                <text:p>841.816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4.5332">
                <text:p>44.5332</text:p>
              </table:table-cell>
              <table:table-cell office:value-type="float" office:value="113.287">
                <text:p>113.287</text:p>
              </table:table-cell>
              <table:table-cell office:value-type="float" office:value="842.18">
                <text:p>842.18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4.3241">
                <text:p>44.3241</text:p>
              </table:table-cell>
              <table:table-cell office:value-type="float" office:value="113.143">
                <text:p>113.143</text:p>
              </table:table-cell>
              <table:table-cell office:value-type="float" office:value="842.533">
                <text:p>842.533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44.1135">
                <text:p>44.1135</text:p>
              </table:table-cell>
              <table:table-cell office:value-type="float" office:value="113.013">
                <text:p>113.013</text:p>
              </table:table-cell>
              <table:table-cell office:value-type="float" office:value="842.874">
                <text:p>842.874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43.9017">
                <text:p>43.9017</text:p>
              </table:table-cell>
              <table:table-cell office:value-type="float" office:value="112.895">
                <text:p>112.895</text:p>
              </table:table-cell>
              <table:table-cell office:value-type="float" office:value="843.204">
                <text:p>843.204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3.6889">
                <text:p>43.6889</text:p>
              </table:table-cell>
              <table:table-cell office:value-type="float" office:value="112.789">
                <text:p>112.789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43.4754">
                <text:p>43.4754</text:p>
              </table:table-cell>
              <table:table-cell office:value-type="float" office:value="112.695">
                <text:p>112.695</text:p>
              </table:table-cell>
              <table:table-cell office:value-type="float" office:value="843.83">
                <text:p>843.8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43.2613">
                <text:p>43.2613</text:p>
              </table:table-cell>
              <table:table-cell office:value-type="float" office:value="112.613">
                <text:p>112.613</text:p>
              </table:table-cell>
              <table:table-cell office:value-type="float" office:value="844.125">
                <text:p>844.125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43.0469">
                <text:p>43.0469</text:p>
              </table:table-cell>
              <table:table-cell office:value-type="float" office:value="112.543">
                <text:p>112.543</text:p>
              </table:table-cell>
              <table:table-cell office:value-type="float" office:value="844.41">
                <text:p>844.41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42.8324">
                <text:p>42.8324</text:p>
              </table:table-cell>
              <table:table-cell office:value-type="float" office:value="112.484">
                <text:p>112.484</text:p>
              </table:table-cell>
              <table:table-cell office:value-type="float" office:value="844.683">
                <text:p>844.6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2.618">
                <text:p>42.618</text:p>
              </table:table-cell>
              <table:table-cell office:value-type="float" office:value="112.437">
                <text:p>112.437</text:p>
              </table:table-cell>
              <table:table-cell office:value-type="float" office:value="844.945">
                <text:p>844.945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42.404">
                <text:p>42.404</text:p>
              </table:table-cell>
              <table:table-cell office:value-type="float" office:value="112.4">
                <text:p>112.4</text:p>
              </table:table-cell>
              <table:table-cell office:value-type="float" office:value="845.196">
                <text:p>845.19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42.1904">
                <text:p>42.1904</text:p>
              </table:table-cell>
              <table:table-cell office:value-type="float" office:value="112.375">
                <text:p>112.375</text:p>
              </table:table-cell>
              <table:table-cell office:value-type="float" office:value="845.435">
                <text:p>845.435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41.9776">
                <text:p>41.9776</text:p>
              </table:table-cell>
              <table:table-cell office:value-type="float" office:value="112.359">
                <text:p>112.359</text:p>
              </table:table-cell>
              <table:table-cell office:value-type="float" office:value="845.663">
                <text:p>845.663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41.7656">
                <text:p>41.7656</text:p>
              </table:table-cell>
              <table:table-cell office:value-type="float" office:value="112.354">
                <text:p>112.354</text:p>
              </table:table-cell>
              <table:table-cell office:value-type="float" office:value="845.88">
                <text:p>845.8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1.5546">
                <text:p>41.5546</text:p>
              </table:table-cell>
              <table:table-cell office:value-type="float" office:value="112.359">
                <text:p>112.359</text:p>
              </table:table-cell>
              <table:table-cell office:value-type="float" office:value="846.086">
                <text:p>846.086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41.3448">
                <text:p>41.3448</text:p>
              </table:table-cell>
              <table:table-cell office:value-type="float" office:value="112.374">
                <text:p>112.374</text:p>
              </table:table-cell>
              <table:table-cell office:value-type="float" office:value="846.281">
                <text:p>846.281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1.1364">
                <text:p>41.1364</text:p>
              </table:table-cell>
              <table:table-cell office:value-type="float" office:value="112.399">
                <text:p>112.399</text:p>
              </table:table-cell>
              <table:table-cell office:value-type="float" office:value="846.465">
                <text:p>846.465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40.9294">
                <text:p>40.9294</text:p>
              </table:table-cell>
              <table:table-cell office:value-type="float" office:value="112.432">
                <text:p>112.432</text:p>
              </table:table-cell>
              <table:table-cell office:value-type="float" office:value="846.638">
                <text:p>846.638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40.7241">
                <text:p>40.7241</text:p>
              </table:table-cell>
              <table:table-cell office:value-type="float" office:value="112.475">
                <text:p>112.475</text:p>
              </table:table-cell>
              <table:table-cell office:value-type="float" office:value="846.801">
                <text:p>846.8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.5206">
                <text:p>40.5206</text:p>
              </table:table-cell>
              <table:table-cell office:value-type="float" office:value="112.527">
                <text:p>112.527</text:p>
              </table:table-cell>
              <table:table-cell office:value-type="float" office:value="846.953">
                <text:p>846.953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40.3189">
                <text:p>40.3189</text:p>
              </table:table-cell>
              <table:table-cell office:value-type="float" office:value="112.587">
                <text:p>112.587</text:p>
              </table:table-cell>
              <table:table-cell office:value-type="float" office:value="847.094">
                <text:p>847.094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40.1192">
                <text:p>40.1192</text:p>
              </table:table-cell>
              <table:table-cell office:value-type="float" office:value="112.656">
                <text:p>112.656</text:p>
              </table:table-cell>
              <table:table-cell office:value-type="float" office:value="847.225">
                <text:p>847.225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9.9217">
                <text:p>39.9217</text:p>
              </table:table-cell>
              <table:table-cell office:value-type="float" office:value="112.732">
                <text:p>112.732</text:p>
              </table:table-cell>
              <table:table-cell office:value-type="float" office:value="847.346">
                <text:p>847.346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9.7264">
                <text:p>39.7264</text:p>
              </table:table-cell>
              <table:table-cell office:value-type="float" office:value="112.817">
                <text:p>112.817</text:p>
              </table:table-cell>
              <table:table-cell office:value-type="float" office:value="847.457">
                <text:p>847.45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9.5334">
                <text:p>39.5334</text:p>
              </table:table-cell>
              <table:table-cell office:value-type="float" office:value="112.909">
                <text:p>112.909</text:p>
              </table:table-cell>
              <table:table-cell office:value-type="float" office:value="847.557">
                <text:p>847.55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9.3428">
                <text:p>39.3428</text:p>
              </table:table-cell>
              <table:table-cell office:value-type="float" office:value="113.009">
                <text:p>113.009</text:p>
              </table:table-cell>
              <table:table-cell office:value-type="float" office:value="847.648">
                <text:p>847.648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9.1548">
                <text:p>39.1548</text:p>
              </table:table-cell>
              <table:table-cell office:value-type="float" office:value="113.116">
                <text:p>113.116</text:p>
              </table:table-cell>
              <table:table-cell office:value-type="float" office:value="847.73">
                <text:p>847.73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8.9693">
                <text:p>38.9693</text:p>
              </table:table-cell>
              <table:table-cell office:value-type="float" office:value="113.229">
                <text:p>113.229</text:p>
              </table:table-cell>
              <table:table-cell office:value-type="float" office:value="847.801">
                <text:p>847.801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8.7865">
                <text:p>38.7865</text:p>
              </table:table-cell>
              <table:table-cell office:value-type="float" office:value="113.35">
                <text:p>113.35</text:p>
              </table:table-cell>
              <table:table-cell office:value-type="float" office:value="847.863">
                <text:p>847.8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8.6065">
                <text:p>38.6065</text:p>
              </table:table-cell>
              <table:table-cell office:value-type="float" office:value="113.477">
                <text:p>113.477</text:p>
              </table:table-cell>
              <table:table-cell office:value-type="float" office:value="847.916">
                <text:p>847.916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38.4293">
                <text:p>38.4293</text:p>
              </table:table-cell>
              <table:table-cell office:value-type="float" office:value="113.61">
                <text:p>113.61</text:p>
              </table:table-cell>
              <table:table-cell office:value-type="float" office:value="847.96">
                <text:p>847.9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8.255">
                <text:p>38.255</text:p>
              </table:table-cell>
              <table:table-cell office:value-type="float" office:value="113.75">
                <text:p>113.75</text:p>
              </table:table-cell>
              <table:table-cell office:value-type="float" office:value="847.996">
                <text:p>847.996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8.0836">
                <text:p>38.0836</text:p>
              </table:table-cell>
              <table:table-cell office:value-type="float" office:value="113.895">
                <text:p>113.895</text:p>
              </table:table-cell>
              <table:table-cell office:value-type="float" office:value="848.022">
                <text:p>848.022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7.9152">
                <text:p>37.9152</text:p>
              </table:table-cell>
              <table:table-cell office:value-type="float" office:value="114.045">
                <text:p>114.045</text:p>
              </table:table-cell>
              <table:table-cell office:value-type="float" office:value="848.04">
                <text:p>848.0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7498">
                <text:p>37.7498</text:p>
              </table:table-cell>
              <table:table-cell office:value-type="float" office:value="114.201">
                <text:p>114.201</text:p>
              </table:table-cell>
              <table:table-cell office:value-type="float" office:value="848.049">
                <text:p>848.049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7.5876">
                <text:p>37.5876</text:p>
              </table:table-cell>
              <table:table-cell office:value-type="float" office:value="114.363">
                <text:p>114.363</text:p>
              </table:table-cell>
              <table:table-cell office:value-type="float" office:value="848.05">
                <text:p>848.05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7.4284">
                <text:p>37.4284</text:p>
              </table:table-cell>
              <table:table-cell office:value-type="float" office:value="114.529">
                <text:p>114.529</text:p>
              </table:table-cell>
              <table:table-cell office:value-type="float" office:value="848.043">
                <text:p>848.043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7.2725">
                <text:p>37.2725</text:p>
              </table:table-cell>
              <table:table-cell office:value-type="float" office:value="114.7">
                <text:p>114.7</text:p>
              </table:table-cell>
              <table:table-cell office:value-type="float" office:value="848.028">
                <text:p>848.028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7.1197">
                <text:p>37.1197</text:p>
              </table:table-cell>
              <table:table-cell office:value-type="float" office:value="114.875">
                <text:p>114.875</text:p>
              </table:table-cell>
              <table:table-cell office:value-type="float" office:value="848.005">
                <text:p>848.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9702">
                <text:p>36.9702</text:p>
              </table:table-cell>
              <table:table-cell office:value-type="float" office:value="115.055">
                <text:p>115.055</text:p>
              </table:table-cell>
              <table:table-cell office:value-type="float" office:value="847.975">
                <text:p>847.975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6.824">
                <text:p>36.824</text:p>
              </table:table-cell>
              <table:table-cell office:value-type="float" office:value="115.238">
                <text:p>115.238</text:p>
              </table:table-cell>
              <table:table-cell office:value-type="float" office:value="847.938">
                <text:p>847.93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6.6811">
                <text:p>36.6811</text:p>
              </table:table-cell>
              <table:table-cell office:value-type="float" office:value="115.426">
                <text:p>115.426</text:p>
              </table:table-cell>
              <table:table-cell office:value-type="float" office:value="847.893">
                <text:p>847.89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6.5414">
                <text:p>36.5414</text:p>
              </table:table-cell>
              <table:table-cell office:value-type="float" office:value="115.617">
                <text:p>115.617</text:p>
              </table:table-cell>
              <table:table-cell office:value-type="float" office:value="847.841">
                <text:p>847.841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6.4052">
                <text:p>36.4052</text:p>
              </table:table-cell>
              <table:table-cell office:value-type="float" office:value="115.812">
                <text:p>115.812</text:p>
              </table:table-cell>
              <table:table-cell office:value-type="float" office:value="847.783">
                <text:p>847.78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6.2722">
                <text:p>36.2722</text:p>
              </table:table-cell>
              <table:table-cell office:value-type="float" office:value="116.01">
                <text:p>116.01</text:p>
              </table:table-cell>
              <table:table-cell office:value-type="float" office:value="847.717">
                <text:p>847.717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6.1427">
                <text:p>36.1427</text:p>
              </table:table-cell>
              <table:table-cell office:value-type="float" office:value="116.212">
                <text:p>116.212</text:p>
              </table:table-cell>
              <table:table-cell office:value-type="float" office:value="847.646">
                <text:p>847.646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6.0165">
                <text:p>36.0165</text:p>
              </table:table-cell>
              <table:table-cell office:value-type="float" office:value="116.416">
                <text:p>116.416</text:p>
              </table:table-cell>
              <table:table-cell office:value-type="float" office:value="847.568">
                <text:p>847.56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5.8937">
                <text:p>35.8937</text:p>
              </table:table-cell>
              <table:table-cell office:value-type="float" office:value="116.623">
                <text:p>116.623</text:p>
              </table:table-cell>
              <table:table-cell office:value-type="float" office:value="847.484">
                <text:p>847.484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5.7742">
                <text:p>35.7742</text:p>
              </table:table-cell>
              <table:table-cell office:value-type="float" office:value="116.832">
                <text:p>116.832</text:p>
              </table:table-cell>
              <table:table-cell office:value-type="float" office:value="847.394">
                <text:p>847.3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5.6582">
                <text:p>35.6582</text:p>
              </table:table-cell>
              <table:table-cell office:value-type="float" office:value="117.043">
                <text:p>117.043</text:p>
              </table:table-cell>
              <table:table-cell office:value-type="float" office:value="847.298">
                <text:p>847.298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5.5456">
                <text:p>35.5456</text:p>
              </table:table-cell>
              <table:table-cell office:value-type="float" office:value="117.257">
                <text:p>117.257</text:p>
              </table:table-cell>
              <table:table-cell office:value-type="float" office:value="847.197">
                <text:p>847.197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5.4364">
                <text:p>35.4364</text:p>
              </table:table-cell>
              <table:table-cell office:value-type="float" office:value="117.473">
                <text:p>117.473</text:p>
              </table:table-cell>
              <table:table-cell office:value-type="float" office:value="847.091">
                <text:p>847.091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5.3306">
                <text:p>35.3306</text:p>
              </table:table-cell>
              <table:table-cell office:value-type="float" office:value="117.691">
                <text:p>117.691</text:p>
              </table:table-cell>
              <table:table-cell office:value-type="float" office:value="846.979">
                <text:p>846.979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5.2281">
                <text:p>35.2281</text:p>
              </table:table-cell>
              <table:table-cell office:value-type="float" office:value="117.91">
                <text:p>117.91</text:p>
              </table:table-cell>
              <table:table-cell office:value-type="float" office:value="846.862">
                <text:p>846.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